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600000115AD4C296C.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text-properties fo:language="en" fo:country="US" officeooo:rsid="05630c00" officeooo:paragraph-rsid="05630c00"/>
    </style:style>
    <style:style style:name="P3" style:family="paragraph" style:parent-style-name="Standard">
      <style:text-properties fo:language="en" fo:country="US" officeooo:rsid="039ae4e1" officeooo:paragraph-rsid="039ae4e1"/>
    </style:style>
    <style:style style:name="P4" style:family="paragraph" style:parent-style-name="Standard">
      <style:text-properties fo:language="en" fo:country="US" officeooo:rsid="001ea2f5"/>
    </style:style>
    <style:style style:name="P5" style:family="paragraph" style:parent-style-name="Standard">
      <style:text-properties fo:language="en" fo:country="US" officeooo:rsid="048a1a31" officeooo:paragraph-rsid="048a1a31"/>
    </style:style>
    <style:style style:name="P6" style:family="paragraph" style:parent-style-name="Standard">
      <style:text-properties fo:language="en" fo:country="US" officeooo:rsid="048ab66b" officeooo:paragraph-rsid="048ab66b"/>
    </style:style>
    <style:style style:name="P7" style:family="paragraph" style:parent-style-name="Standard">
      <style:text-properties fo:language="en" fo:country="US" officeooo:rsid="04936750" officeooo:paragraph-rsid="0493c344"/>
    </style:style>
    <style:style style:name="P8" style:family="paragraph" style:parent-style-name="Standard">
      <style:text-properties fo:language="en" fo:country="US" officeooo:rsid="048e6bb8" officeooo:paragraph-rsid="0495b9a7"/>
    </style:style>
    <style:style style:name="P9" style:family="paragraph" style:parent-style-name="Standard">
      <style:text-properties fo:language="en" fo:country="US" officeooo:rsid="048e6bb8" officeooo:paragraph-rsid="0496e12b"/>
    </style:style>
    <style:style style:name="P10" style:family="paragraph" style:parent-style-name="Standard">
      <style:text-properties fo:language="en" fo:country="US" officeooo:rsid="048e6bb8" officeooo:paragraph-rsid="049cf47f"/>
    </style:style>
    <style:style style:name="P11" style:family="paragraph" style:parent-style-name="Standard">
      <style:text-properties fo:language="en" fo:country="US" officeooo:rsid="048e6bb8" officeooo:paragraph-rsid="04a01365"/>
    </style:style>
    <style:style style:name="P12" style:family="paragraph" style:parent-style-name="Standard">
      <style:text-properties fo:language="en" fo:country="US" officeooo:rsid="048e6bb8" officeooo:paragraph-rsid="04a043be"/>
    </style:style>
    <style:style style:name="P13" style:family="paragraph" style:parent-style-name="Standard">
      <style:text-properties fo:language="en" fo:country="US" officeooo:rsid="04907605" officeooo:paragraph-rsid="04907605"/>
    </style:style>
    <style:style style:name="P14" style:family="paragraph" style:parent-style-name="Standard">
      <style:text-properties fo:language="en" fo:country="US" officeooo:rsid="048f16ba" officeooo:paragraph-rsid="048e6bb8"/>
    </style:style>
    <style:style style:name="P15" style:family="paragraph" style:parent-style-name="Standard">
      <style:text-properties fo:language="en" fo:country="US" officeooo:rsid="048f16ba" officeooo:paragraph-rsid="048f16ba"/>
    </style:style>
    <style:style style:name="P16" style:family="paragraph" style:parent-style-name="Standard">
      <style:text-properties fo:language="en" fo:country="US" officeooo:rsid="048f39fd" officeooo:paragraph-rsid="048f39fd"/>
    </style:style>
    <style:style style:name="P17" style:family="paragraph" style:parent-style-name="Standard">
      <style:text-properties fo:language="en" fo:country="US" officeooo:rsid="048b2d9f" officeooo:paragraph-rsid="048b2d9f"/>
    </style:style>
    <style:style style:name="P18" style:family="paragraph" style:parent-style-name="Standard">
      <style:text-properties fo:language="en" fo:country="US" officeooo:rsid="0487c3fb" officeooo:paragraph-rsid="0487c3fb"/>
    </style:style>
    <style:style style:name="P19" style:family="paragraph" style:parent-style-name="Standard">
      <style:text-properties fo:language="en" fo:country="US" officeooo:rsid="0487c3fb" officeooo:paragraph-rsid="04ace780"/>
    </style:style>
    <style:style style:name="P20" style:family="paragraph" style:parent-style-name="Standard">
      <style:text-properties fo:language="en" fo:country="US" officeooo:rsid="04844df4" officeooo:paragraph-rsid="04844df4"/>
    </style:style>
    <style:style style:name="P21" style:family="paragraph" style:parent-style-name="Standard">
      <style:text-properties fo:language="en" fo:country="US" officeooo:rsid="04844df4" officeooo:paragraph-rsid="057b138a"/>
    </style:style>
    <style:style style:name="P22" style:family="paragraph" style:parent-style-name="Standard">
      <style:text-properties fo:language="en" fo:country="US" officeooo:rsid="04857386" officeooo:paragraph-rsid="04857386"/>
    </style:style>
    <style:style style:name="P23" style:family="paragraph" style:parent-style-name="Standard">
      <style:text-properties fo:language="en" fo:country="US" officeooo:rsid="046f1fc4" officeooo:paragraph-rsid="046f1fc4"/>
    </style:style>
    <style:style style:name="P24" style:family="paragraph" style:parent-style-name="Standard">
      <style:text-properties fo:language="en" fo:country="US" officeooo:rsid="046f1fc4" officeooo:paragraph-rsid="049ae4e7"/>
    </style:style>
    <style:style style:name="P25" style:family="paragraph" style:parent-style-name="Standard">
      <style:text-properties fo:language="en" fo:country="US" officeooo:rsid="04710a03" officeooo:paragraph-rsid="0491ccee"/>
    </style:style>
    <style:style style:name="P26" style:family="paragraph" style:parent-style-name="Standard">
      <style:text-properties fo:language="en" fo:country="US" officeooo:rsid="0479b08c" officeooo:paragraph-rsid="0491ccee"/>
    </style:style>
    <style:style style:name="P27" style:family="paragraph" style:parent-style-name="Standard">
      <style:text-properties fo:language="en" fo:country="US" officeooo:rsid="046f7f17" officeooo:paragraph-rsid="046f7f17"/>
    </style:style>
    <style:style style:name="P28" style:family="paragraph" style:parent-style-name="Standard">
      <style:text-properties fo:language="en" fo:country="US" officeooo:rsid="046f7f17" officeooo:paragraph-rsid="0525e61b"/>
    </style:style>
    <style:style style:name="P29" style:family="paragraph" style:parent-style-name="Standard">
      <style:text-properties fo:language="en" fo:country="US" officeooo:rsid="046f7f17" officeooo:paragraph-rsid="0526108b"/>
    </style:style>
    <style:style style:name="P30" style:family="paragraph" style:parent-style-name="Standard">
      <style:text-properties fo:language="en" fo:country="US" officeooo:rsid="046f7f17" officeooo:paragraph-rsid="05262c91"/>
    </style:style>
    <style:style style:name="P31" style:family="paragraph" style:parent-style-name="Standard">
      <style:text-properties fo:language="en" fo:country="US" officeooo:rsid="046f7f17" officeooo:paragraph-rsid="05277fd9"/>
    </style:style>
    <style:style style:name="P32" style:family="paragraph" style:parent-style-name="Standard">
      <style:text-properties fo:language="en" fo:country="US" officeooo:rsid="046f7f17" officeooo:paragraph-rsid="0527ab97"/>
    </style:style>
    <style:style style:name="P33" style:family="paragraph" style:parent-style-name="Standard">
      <style:text-properties fo:language="en" fo:country="US" officeooo:rsid="046f7f17" officeooo:paragraph-rsid="0529d63d"/>
    </style:style>
    <style:style style:name="P34" style:family="paragraph" style:parent-style-name="Standard">
      <style:text-properties fo:language="en" fo:country="US" officeooo:rsid="046f7f17" officeooo:paragraph-rsid="052d1931"/>
    </style:style>
    <style:style style:name="P35" style:family="paragraph" style:parent-style-name="Standard">
      <style:text-properties fo:language="en" fo:country="US" officeooo:rsid="046f7f17" officeooo:paragraph-rsid="05300e11"/>
    </style:style>
    <style:style style:name="P36" style:family="paragraph" style:parent-style-name="Standard">
      <style:text-properties fo:language="en" fo:country="US" officeooo:rsid="046f7f17" officeooo:paragraph-rsid="05321aca"/>
    </style:style>
    <style:style style:name="P37" style:family="paragraph" style:parent-style-name="Standard">
      <style:text-properties fo:language="en" fo:country="US" officeooo:rsid="046f7f17" officeooo:paragraph-rsid="0535303c"/>
    </style:style>
    <style:style style:name="P38" style:family="paragraph" style:parent-style-name="Standard">
      <style:text-properties fo:language="en" fo:country="US" officeooo:rsid="046f7f17" officeooo:paragraph-rsid="052f8837"/>
    </style:style>
    <style:style style:name="P39" style:family="paragraph" style:parent-style-name="Standard">
      <style:text-properties fo:language="en" fo:country="US" officeooo:rsid="046f7f17" officeooo:paragraph-rsid="05d6302a"/>
    </style:style>
    <style:style style:name="P40" style:family="paragraph" style:parent-style-name="Standard">
      <style:text-properties fo:language="en" fo:country="US" officeooo:rsid="046f7f17" officeooo:paragraph-rsid="05d7ad95"/>
    </style:style>
    <style:style style:name="P41" style:family="paragraph" style:parent-style-name="Standard">
      <style:text-properties fo:language="en" fo:country="US" officeooo:rsid="046f7f17" officeooo:paragraph-rsid="05deb338"/>
    </style:style>
    <style:style style:name="P42" style:family="paragraph" style:parent-style-name="Standard">
      <style:text-properties fo:language="en" fo:country="US" officeooo:rsid="046f7f17" officeooo:paragraph-rsid="05e2d42f"/>
    </style:style>
    <style:style style:name="P43" style:family="paragraph" style:parent-style-name="Standard">
      <style:text-properties fo:language="en" fo:country="US" officeooo:rsid="046f7f17" officeooo:paragraph-rsid="05e4e16c"/>
    </style:style>
    <style:style style:name="P44" style:family="paragraph" style:parent-style-name="Standard">
      <style:text-properties fo:language="en" fo:country="US" officeooo:rsid="046f7f17" officeooo:paragraph-rsid="05ebe867"/>
    </style:style>
    <style:style style:name="P45" style:family="paragraph" style:parent-style-name="Standard">
      <style:text-properties fo:language="en" fo:country="US" officeooo:rsid="046f7f17" officeooo:paragraph-rsid="05f12416"/>
    </style:style>
    <style:style style:name="P46" style:family="paragraph" style:parent-style-name="Standard">
      <style:text-properties fo:language="en" fo:country="US" officeooo:rsid="046f7f17" officeooo:paragraph-rsid="05f2371b"/>
    </style:style>
    <style:style style:name="P47" style:family="paragraph" style:parent-style-name="Standard">
      <style:text-properties fo:language="en" fo:country="US" officeooo:rsid="046f7f17" officeooo:paragraph-rsid="05f6e9aa"/>
    </style:style>
    <style:style style:name="P48" style:family="paragraph" style:parent-style-name="Standard">
      <style:text-properties fo:language="en" fo:country="US" officeooo:rsid="046f7f17" officeooo:paragraph-rsid="05f9d7de"/>
    </style:style>
    <style:style style:name="P49" style:family="paragraph" style:parent-style-name="Standard">
      <style:text-properties fo:language="en" fo:country="US" officeooo:rsid="046f7f17" officeooo:paragraph-rsid="05fafffe"/>
    </style:style>
    <style:style style:name="P50" style:family="paragraph" style:parent-style-name="Standard">
      <style:text-properties fo:language="en" fo:country="US" officeooo:rsid="046f7f17" officeooo:paragraph-rsid="05fe17cd"/>
    </style:style>
    <style:style style:name="P51" style:family="paragraph" style:parent-style-name="Standard">
      <style:text-properties fo:language="en" fo:country="US" officeooo:rsid="046f7f17" officeooo:paragraph-rsid="05fec7cb"/>
    </style:style>
    <style:style style:name="P52" style:family="paragraph" style:parent-style-name="Standard">
      <style:text-properties fo:language="en" fo:country="US" officeooo:rsid="046f7f17" officeooo:paragraph-rsid="06000209"/>
    </style:style>
    <style:style style:name="P53" style:family="paragraph" style:parent-style-name="Standard">
      <style:text-properties fo:language="en" fo:country="US" officeooo:rsid="046f7f17" officeooo:paragraph-rsid="0601935d"/>
    </style:style>
    <style:style style:name="P54" style:family="paragraph" style:parent-style-name="Standard">
      <style:text-properties fo:language="en" fo:country="US" officeooo:rsid="049c7bab" officeooo:paragraph-rsid="049c7bab"/>
    </style:style>
    <style:style style:name="P55" style:family="paragraph" style:parent-style-name="Standard">
      <style:text-properties fo:language="en" fo:country="US" officeooo:rsid="049cf47f" officeooo:paragraph-rsid="049cf47f"/>
    </style:style>
    <style:style style:name="P56" style:family="paragraph" style:parent-style-name="Standard">
      <style:text-properties fo:language="en" fo:country="US" officeooo:rsid="04db6b71" officeooo:paragraph-rsid="04db6b71"/>
    </style:style>
    <style:style style:name="P57" style:family="paragraph" style:parent-style-name="Standard">
      <style:text-properties fo:language="en" fo:country="US" officeooo:rsid="04af0328" officeooo:paragraph-rsid="04af0328"/>
    </style:style>
    <style:style style:name="P58" style:family="paragraph" style:parent-style-name="Standard">
      <style:text-properties fo:language="en" fo:country="US" officeooo:rsid="04b0cb9d" officeooo:paragraph-rsid="04b0cb9d"/>
    </style:style>
    <style:style style:name="P59" style:family="paragraph" style:parent-style-name="Standard">
      <style:text-properties fo:language="en" fo:country="US" officeooo:rsid="04b48add" officeooo:paragraph-rsid="04b2a19b"/>
    </style:style>
    <style:style style:name="P60" style:family="paragraph" style:parent-style-name="Standard">
      <style:text-properties fo:language="en" fo:country="US" officeooo:rsid="04b48add" officeooo:paragraph-rsid="04b48add"/>
    </style:style>
    <style:style style:name="P61" style:family="paragraph" style:parent-style-name="Standard">
      <style:text-properties fo:language="en" fo:country="US" officeooo:rsid="04b562ae" officeooo:paragraph-rsid="04b562ae"/>
    </style:style>
    <style:style style:name="P62" style:family="paragraph" style:parent-style-name="Standard">
      <style:text-properties fo:language="en" fo:country="US" officeooo:rsid="04b60f51" officeooo:paragraph-rsid="04b5b449"/>
    </style:style>
    <style:style style:name="P63" style:family="paragraph" style:parent-style-name="Standard">
      <style:text-properties fo:language="en" fo:country="US" officeooo:rsid="04c237d2"/>
    </style:style>
    <style:style style:name="P64" style:family="paragraph" style:parent-style-name="Standard">
      <style:text-properties fo:language="en" fo:country="US" officeooo:rsid="04ca82bc"/>
    </style:style>
    <style:style style:name="P65" style:family="paragraph" style:parent-style-name="Standard">
      <style:text-properties fo:language="en" fo:country="US" officeooo:rsid="04cbfcd8" officeooo:paragraph-rsid="04cbfcd8"/>
    </style:style>
    <style:style style:name="P66" style:family="paragraph" style:parent-style-name="Standard">
      <style:text-properties fo:language="en" fo:country="US" officeooo:rsid="04cd53c2" officeooo:paragraph-rsid="04cd53c2"/>
    </style:style>
    <style:style style:name="P67" style:family="paragraph" style:parent-style-name="Standard">
      <style:text-properties fo:language="en" fo:country="US" officeooo:rsid="04ccf92b" officeooo:paragraph-rsid="04ccf92b"/>
    </style:style>
    <style:style style:name="P68" style:family="paragraph" style:parent-style-name="Standard">
      <style:text-properties fo:language="en" fo:country="US" officeooo:rsid="04d35f37" officeooo:paragraph-rsid="04d35f37"/>
    </style:style>
    <style:style style:name="P69" style:family="paragraph" style:parent-style-name="Standard">
      <style:text-properties fo:language="en" fo:country="US" officeooo:rsid="04b196a5" officeooo:paragraph-rsid="04b196a5"/>
    </style:style>
    <style:style style:name="P70" style:family="paragraph" style:parent-style-name="Standard">
      <style:text-properties fo:language="en" fo:country="US" officeooo:rsid="04d91f7d" officeooo:paragraph-rsid="04d91f7d"/>
    </style:style>
    <style:style style:name="P71" style:family="paragraph" style:parent-style-name="Standard">
      <style:text-properties fo:language="en" fo:country="US" officeooo:rsid="04dfd1ac" officeooo:paragraph-rsid="04dfd1ac"/>
    </style:style>
    <style:style style:name="P72" style:family="paragraph" style:parent-style-name="Standard">
      <style:text-properties fo:language="en" fo:country="US" officeooo:rsid="04e1fc15" officeooo:paragraph-rsid="04e1fc15"/>
    </style:style>
    <style:style style:name="P73" style:family="paragraph" style:parent-style-name="Standard">
      <style:text-properties fo:language="en" fo:country="US" officeooo:rsid="04e2a82e" officeooo:paragraph-rsid="04e2a82e"/>
    </style:style>
    <style:style style:name="P74" style:family="paragraph" style:parent-style-name="Standard">
      <style:text-properties fo:language="en" fo:country="US" officeooo:rsid="04e5c5b5" officeooo:paragraph-rsid="04e5c5b5"/>
    </style:style>
    <style:style style:name="P75" style:family="paragraph" style:parent-style-name="Standard">
      <style:text-properties fo:language="en" fo:country="US" officeooo:rsid="04ea1c2c" officeooo:paragraph-rsid="04ea1c2c"/>
    </style:style>
    <style:style style:name="P76" style:family="paragraph" style:parent-style-name="Standard">
      <style:text-properties fo:language="en" fo:country="US" officeooo:rsid="04ed94b5" officeooo:paragraph-rsid="04ed94b5"/>
    </style:style>
    <style:style style:name="P77" style:family="paragraph" style:parent-style-name="Standard">
      <style:text-properties fo:language="en" fo:country="US" officeooo:rsid="04ac340c" officeooo:paragraph-rsid="04ac340c"/>
    </style:style>
    <style:style style:name="P78" style:family="paragraph" style:parent-style-name="Standard">
      <style:text-properties fo:language="en" fo:country="US" officeooo:rsid="04b2a19b" officeooo:paragraph-rsid="04b2a19b"/>
    </style:style>
    <style:style style:name="P79" style:family="paragraph" style:parent-style-name="Standard">
      <style:text-properties fo:language="en" fo:country="US" officeooo:rsid="04ace780" officeooo:paragraph-rsid="04ace780"/>
    </style:style>
    <style:style style:name="P80" style:family="paragraph" style:parent-style-name="Standard">
      <style:text-properties fo:language="en" fo:country="US" officeooo:rsid="04a27e27" officeooo:paragraph-rsid="04a27e27"/>
    </style:style>
    <style:style style:name="P81" style:family="paragraph" style:parent-style-name="Standard">
      <style:text-properties fo:language="en" fo:country="US" officeooo:rsid="047fcc1f" officeooo:paragraph-rsid="050c309a"/>
    </style:style>
    <style:style style:name="P82" style:family="paragraph" style:parent-style-name="Standard">
      <style:paragraph-properties fo:text-align="end" style:justify-single-word="false"/>
      <style:text-properties fo:language="en" fo:country="US" officeooo:rsid="05196a60" officeooo:paragraph-rsid="05196a60"/>
    </style:style>
    <style:style style:name="P83" style:family="paragraph" style:parent-style-name="Standard">
      <style:text-properties fo:language="en" fo:country="US" officeooo:rsid="0515f969" officeooo:paragraph-rsid="053cad16"/>
    </style:style>
    <style:style style:name="P84" style:family="paragraph" style:parent-style-name="Standard">
      <style:text-properties fo:language="en" fo:country="US" officeooo:rsid="0515f969" officeooo:paragraph-rsid="053e276b"/>
    </style:style>
    <style:style style:name="P85" style:family="paragraph" style:parent-style-name="Standard">
      <style:text-properties fo:language="en" fo:country="US" officeooo:rsid="0515f969" officeooo:paragraph-rsid="05459538"/>
    </style:style>
    <style:style style:name="P86" style:family="paragraph" style:parent-style-name="Standard">
      <style:text-properties fo:language="en" fo:country="US" officeooo:rsid="0515f969" officeooo:paragraph-rsid="0545994a"/>
    </style:style>
    <style:style style:name="P87" style:family="paragraph" style:parent-style-name="Standard">
      <style:text-properties fo:language="en" fo:country="US" officeooo:rsid="0515f969" officeooo:paragraph-rsid="0547b056"/>
    </style:style>
    <style:style style:name="P88" style:family="paragraph" style:parent-style-name="Standard">
      <style:text-properties fo:language="en" fo:country="US" officeooo:rsid="0515f969" officeooo:paragraph-rsid="05484256"/>
    </style:style>
    <style:style style:name="P89" style:family="paragraph" style:parent-style-name="Standard">
      <style:text-properties fo:language="en" fo:country="US" officeooo:rsid="0515f969" officeooo:paragraph-rsid="055ebbf3"/>
    </style:style>
    <style:style style:name="P90" style:family="paragraph" style:parent-style-name="Standard">
      <style:text-properties fo:language="en" fo:country="US" officeooo:rsid="0515f969" officeooo:paragraph-rsid="0564a64d"/>
    </style:style>
    <style:style style:name="P91" style:family="paragraph" style:parent-style-name="Standard">
      <style:text-properties fo:language="en" fo:country="US" officeooo:rsid="051ba0ba" officeooo:paragraph-rsid="0550104f"/>
    </style:style>
    <style:style style:name="P92" style:family="paragraph" style:parent-style-name="Standard">
      <style:text-properties fo:language="en" fo:country="US" officeooo:rsid="052141d2" officeooo:paragraph-rsid="052141d2"/>
    </style:style>
    <style:style style:name="P93" style:family="paragraph" style:parent-style-name="Standard">
      <style:text-properties fo:language="en" fo:country="US" officeooo:rsid="052141d2" officeooo:paragraph-rsid="052f8837"/>
    </style:style>
    <style:style style:name="P94" style:family="paragraph" style:parent-style-name="Standard">
      <style:text-properties fo:language="en" fo:country="US" officeooo:rsid="05563664" officeooo:paragraph-rsid="05563664"/>
    </style:style>
    <style:style style:name="P95" style:family="paragraph" style:parent-style-name="Standard">
      <style:text-properties fo:language="en" fo:country="US" officeooo:rsid="04f3aeb9" officeooo:paragraph-rsid="056849a0"/>
    </style:style>
    <style:style style:name="P96" style:family="paragraph" style:parent-style-name="Standard">
      <style:text-properties fo:language="en" fo:country="US" officeooo:rsid="04f68997" officeooo:paragraph-rsid="056849a0"/>
    </style:style>
    <style:style style:name="P97" style:family="paragraph" style:parent-style-name="Standard">
      <style:text-properties fo:language="en" fo:country="US" officeooo:rsid="04f8156d" officeooo:paragraph-rsid="056849a0"/>
    </style:style>
    <style:style style:name="P98" style:family="paragraph" style:parent-style-name="Standard">
      <style:text-properties fo:language="en" fo:country="US" officeooo:rsid="04f6f897" officeooo:paragraph-rsid="056849a0"/>
    </style:style>
    <style:style style:name="P99" style:family="paragraph" style:parent-style-name="Standard">
      <style:text-properties fo:language="en" fo:country="US" officeooo:rsid="04f8140e" officeooo:paragraph-rsid="056849a0"/>
    </style:style>
    <style:style style:name="P100" style:family="paragraph" style:parent-style-name="Standard">
      <style:text-properties fo:language="en" fo:country="US" officeooo:rsid="057cb07e" officeooo:paragraph-rsid="057cb07e"/>
    </style:style>
    <style:style style:name="P101" style:family="paragraph" style:parent-style-name="Standard">
      <style:text-properties fo:language="en" fo:country="US" officeooo:rsid="056ee4cb" officeooo:paragraph-rsid="056ee4cb"/>
    </style:style>
    <style:style style:name="P102" style:family="paragraph" style:parent-style-name="Standard">
      <style:text-properties fo:language="en" fo:country="US" officeooo:rsid="0571a460" officeooo:paragraph-rsid="0571a460"/>
    </style:style>
    <style:style style:name="P103" style:family="paragraph" style:parent-style-name="Standard">
      <style:text-properties fo:language="en" fo:country="US" officeooo:rsid="05063bc8" officeooo:paragraph-rsid="04ea1c2c"/>
    </style:style>
    <style:style style:name="P104" style:family="paragraph" style:parent-style-name="Standard">
      <style:text-properties fo:language="en" fo:country="US" officeooo:rsid="05063bc8" officeooo:paragraph-rsid="05691e57"/>
    </style:style>
    <style:style style:name="P105" style:family="paragraph" style:parent-style-name="Standard">
      <style:text-properties fo:language="en" fo:country="US" officeooo:rsid="05063bc8" officeooo:paragraph-rsid="05c13f27"/>
    </style:style>
    <style:style style:name="P106" style:family="paragraph" style:parent-style-name="Standard">
      <style:text-properties fo:language="en" fo:country="US" officeooo:rsid="05063bc8" officeooo:paragraph-rsid="05c1aa78"/>
    </style:style>
    <style:style style:name="P107" style:family="paragraph" style:parent-style-name="Standard">
      <style:text-properties fo:language="en" fo:country="US" officeooo:rsid="05063bc8" officeooo:paragraph-rsid="05c6cef9"/>
    </style:style>
    <style:style style:name="P108" style:family="paragraph" style:parent-style-name="Standard">
      <style:text-properties fo:language="en" fo:country="US" officeooo:rsid="05063bc8" officeooo:paragraph-rsid="05c8fe4f"/>
    </style:style>
    <style:style style:name="P109" style:family="paragraph" style:parent-style-name="Standard">
      <style:text-properties fo:language="en" fo:country="US" officeooo:rsid="05063bc8" officeooo:paragraph-rsid="05cb592f"/>
    </style:style>
    <style:style style:name="P110" style:family="paragraph" style:parent-style-name="Standard">
      <style:text-properties fo:language="en" fo:country="US" officeooo:rsid="05063bc8" officeooo:paragraph-rsid="05ce6040"/>
    </style:style>
    <style:style style:name="P111" style:family="paragraph" style:parent-style-name="Standard">
      <style:text-properties fo:language="en" fo:country="US" officeooo:rsid="057ebde4" officeooo:paragraph-rsid="057f637d"/>
    </style:style>
    <style:style style:name="P112" style:family="paragraph" style:parent-style-name="Standard">
      <style:text-properties fo:language="en" fo:country="US" officeooo:rsid="0580dc2f" officeooo:paragraph-rsid="0580dc2f"/>
    </style:style>
    <style:style style:name="P113" style:family="paragraph" style:parent-style-name="Standard">
      <style:text-properties fo:language="en" fo:country="US" officeooo:rsid="0582afe8" officeooo:paragraph-rsid="0582afe8"/>
    </style:style>
    <style:style style:name="P114" style:family="paragraph" style:parent-style-name="Standard">
      <style:text-properties fo:language="en" fo:country="US" officeooo:rsid="05839253" officeooo:paragraph-rsid="05839253"/>
    </style:style>
    <style:style style:name="P115" style:family="paragraph" style:parent-style-name="Standard">
      <style:text-properties fo:language="en" fo:country="US" officeooo:rsid="05a33672" officeooo:paragraph-rsid="05a33672"/>
    </style:style>
    <style:style style:name="P116" style:family="paragraph" style:parent-style-name="Standard">
      <style:text-properties fo:language="en" fo:country="US" officeooo:rsid="05a25430" officeooo:paragraph-rsid="05a25430"/>
    </style:style>
    <style:style style:name="P117" style:family="paragraph" style:parent-style-name="Standard">
      <style:text-properties fo:language="en" fo:country="US" officeooo:rsid="0524071e" officeooo:paragraph-rsid="05691e57"/>
    </style:style>
    <style:style style:name="P118" style:family="paragraph" style:parent-style-name="Standard">
      <style:text-properties fo:language="en" fo:country="US" officeooo:rsid="05aea6be" officeooo:paragraph-rsid="05b0e56e"/>
    </style:style>
    <style:style style:name="P119" style:family="paragraph" style:parent-style-name="Standard">
      <style:text-properties fo:language="en" fo:country="US" officeooo:rsid="05b7cc48" officeooo:paragraph-rsid="05b7cc48"/>
    </style:style>
    <style:style style:name="P120" style:family="paragraph" style:parent-style-name="Standard">
      <style:text-properties fo:language="en" fo:country="US" officeooo:rsid="05bb6138" officeooo:paragraph-rsid="05bb6138"/>
    </style:style>
    <style:style style:name="P121" style:family="paragraph" style:parent-style-name="Standard">
      <style:text-properties fo:language="en" fo:country="US" officeooo:rsid="0572682a" officeooo:paragraph-rsid="0572682a"/>
    </style:style>
    <style:style style:name="P122" style:family="paragraph" style:parent-style-name="Standard">
      <style:text-properties officeooo:paragraph-rsid="048b2d9f"/>
    </style:style>
    <style:style style:name="P123" style:family="paragraph" style:parent-style-name="Standard">
      <style:text-properties officeooo:paragraph-rsid="048e6bb8"/>
    </style:style>
    <style:style style:name="P124" style:family="paragraph" style:parent-style-name="Standard">
      <style:text-properties officeooo:paragraph-rsid="04907605"/>
    </style:style>
    <style:style style:name="P125" style:family="paragraph" style:parent-style-name="Standard">
      <style:text-properties officeooo:paragraph-rsid="04b2a19b"/>
    </style:style>
    <style:style style:name="P126" style:family="paragraph" style:parent-style-name="Standard">
      <style:text-properties officeooo:paragraph-rsid="04b48add"/>
    </style:style>
    <style:style style:name="P127" style:family="paragraph" style:parent-style-name="Standard">
      <style:text-properties officeooo:paragraph-rsid="04b72d7a"/>
    </style:style>
    <style:style style:name="P128" style:family="paragraph" style:parent-style-name="Standard">
      <style:text-properties officeooo:paragraph-rsid="04bcdcdc"/>
    </style:style>
    <style:style style:name="P129" style:family="paragraph" style:parent-style-name="Standard">
      <style:text-properties officeooo:paragraph-rsid="04bf6044"/>
    </style:style>
    <style:style style:name="P130" style:family="paragraph" style:parent-style-name="Standard">
      <style:text-properties officeooo:paragraph-rsid="04bfc02b"/>
    </style:style>
    <style:style style:name="P131" style:family="paragraph" style:parent-style-name="Standard">
      <style:text-properties officeooo:paragraph-rsid="04c0e9c3"/>
    </style:style>
    <style:style style:name="P132" style:family="paragraph" style:parent-style-name="Standard">
      <style:text-properties officeooo:paragraph-rsid="04c16aba"/>
    </style:style>
    <style:style style:name="P133" style:family="paragraph" style:parent-style-name="Standard">
      <style:text-properties officeooo:paragraph-rsid="04c237d2"/>
    </style:style>
    <style:style style:name="P134" style:family="paragraph" style:parent-style-name="Standard">
      <style:text-properties officeooo:paragraph-rsid="04c275c8"/>
    </style:style>
    <style:style style:name="P135" style:family="paragraph" style:parent-style-name="Standard">
      <style:text-properties officeooo:paragraph-rsid="04c76caa"/>
    </style:style>
    <style:style style:name="P136" style:family="paragraph" style:parent-style-name="Standard">
      <style:text-properties officeooo:paragraph-rsid="04ca82bc"/>
    </style:style>
    <style:style style:name="P137" style:family="paragraph" style:parent-style-name="Standard">
      <style:text-properties officeooo:paragraph-rsid="04cc5f44"/>
    </style:style>
    <style:style style:name="P138" style:family="paragraph" style:parent-style-name="Standard">
      <style:text-properties officeooo:paragraph-rsid="04cdacb7"/>
    </style:style>
    <style:style style:name="P139" style:family="paragraph" style:parent-style-name="Standard">
      <style:text-properties officeooo:paragraph-rsid="04d0a22c"/>
    </style:style>
    <style:style style:name="P140" style:family="paragraph" style:parent-style-name="Standard">
      <style:text-properties officeooo:paragraph-rsid="04d298e6"/>
    </style:style>
    <style:style style:name="P141" style:family="paragraph" style:parent-style-name="Standard">
      <style:text-properties officeooo:paragraph-rsid="04d35f37"/>
    </style:style>
    <style:style style:name="P142" style:family="paragraph" style:parent-style-name="Standard">
      <style:text-properties officeooo:paragraph-rsid="04d56f93"/>
    </style:style>
    <style:style style:name="P143" style:family="paragraph" style:parent-style-name="Standard">
      <style:text-properties officeooo:paragraph-rsid="04e1fc15"/>
    </style:style>
    <style:style style:name="P144" style:family="paragraph" style:parent-style-name="Standard">
      <style:text-properties officeooo:rsid="04d9206c" officeooo:paragraph-rsid="04d9206c"/>
    </style:style>
    <style:style style:name="P145" style:family="paragraph" style:parent-style-name="Standard">
      <style:text-properties officeooo:rsid="050c04fb" officeooo:paragraph-rsid="051e05b8"/>
    </style:style>
    <style:style style:name="P146" style:family="paragraph" style:parent-style-name="Standard">
      <style:text-properties officeooo:rsid="050c04fb" officeooo:paragraph-rsid="050baf46"/>
    </style:style>
    <style:style style:name="P147" style:family="paragraph" style:parent-style-name="Standard">
      <style:text-properties officeooo:rsid="05209046" officeooo:paragraph-rsid="05209046"/>
    </style:style>
    <style:style style:name="P148" style:family="paragraph" style:parent-style-name="Standard">
      <style:text-properties officeooo:paragraph-rsid="055336a1"/>
    </style:style>
    <style:style style:name="P149" style:family="paragraph" style:parent-style-name="Standard">
      <style:text-properties officeooo:paragraph-rsid="0557c1c8"/>
    </style:style>
    <style:style style:name="P150" style:family="paragraph" style:parent-style-name="Standard">
      <style:text-properties officeooo:paragraph-rsid="0558632b"/>
    </style:style>
    <style:style style:name="P151" style:family="paragraph" style:parent-style-name="Standard">
      <style:text-properties officeooo:paragraph-rsid="056849a0"/>
    </style:style>
    <style:style style:name="P152" style:family="paragraph" style:parent-style-name="Standard">
      <style:text-properties officeooo:paragraph-rsid="0584c597"/>
    </style:style>
    <style:style style:name="P153" style:family="paragraph" style:parent-style-name="Standard">
      <style:text-properties officeooo:paragraph-rsid="0586a6b2"/>
    </style:style>
    <style:style style:name="P154" style:family="paragraph" style:parent-style-name="Standard">
      <style:text-properties officeooo:paragraph-rsid="058885c0"/>
    </style:style>
    <style:style style:name="P155" style:family="paragraph" style:parent-style-name="Standard">
      <style:text-properties officeooo:paragraph-rsid="058d499a"/>
    </style:style>
    <style:style style:name="P156" style:family="paragraph" style:parent-style-name="Standard">
      <style:text-properties officeooo:paragraph-rsid="059c5372"/>
    </style:style>
    <style:style style:name="P157" style:family="paragraph" style:parent-style-name="Standard">
      <style:text-properties officeooo:paragraph-rsid="05a32685"/>
    </style:style>
    <style:style style:name="P158" style:family="paragraph" style:parent-style-name="Standard">
      <style:text-properties officeooo:paragraph-rsid="05a5889e"/>
    </style:style>
    <style:style style:name="P159" style:family="paragraph" style:parent-style-name="Standard">
      <style:text-properties officeooo:paragraph-rsid="05b0e56e"/>
    </style:style>
    <style:style style:name="P160" style:family="paragraph" style:parent-style-name="Standard">
      <style:text-properties officeooo:paragraph-rsid="05b2d846"/>
    </style:style>
    <style:style style:name="P161" style:family="paragraph" style:parent-style-name="Standard">
      <style:text-properties officeooo:paragraph-rsid="05b7cc48"/>
    </style:style>
    <style:style style:name="P162" style:family="paragraph" style:parent-style-name="Standard">
      <style:text-properties officeooo:paragraph-rsid="05b9851e"/>
    </style:style>
    <style:style style:name="P163" style:family="paragraph" style:parent-style-name="Standard">
      <style:text-properties officeooo:paragraph-rsid="05ba9502"/>
    </style:style>
    <style:style style:name="P164" style:family="paragraph" style:parent-style-name="Standard">
      <style:text-properties officeooo:rsid="057270ae" officeooo:paragraph-rsid="057270ae"/>
    </style:style>
    <style:style style:name="P165" style:family="paragraph" style:parent-style-name="Standard">
      <style:text-properties officeooo:paragraph-rsid="05c0ab9d"/>
    </style:style>
    <style:style style:name="P166" style:family="paragraph" style:parent-style-name="Standard">
      <style:text-properties officeooo:paragraph-rsid="0605d6eb"/>
    </style:style>
    <style:style style:name="P167" style:family="paragraph" style:parent-style-name="Standard">
      <style:text-properties officeooo:paragraph-rsid="06092ea9"/>
    </style:style>
    <style:style style:name="P168" style:family="paragraph" style:parent-style-name="Standard">
      <style:text-properties officeooo:paragraph-rsid="060b94c8"/>
    </style:style>
    <style:style style:name="P169" style:family="paragraph" style:parent-style-name="Footer">
      <style:paragraph-properties fo:text-align="center" style:justify-single-word="false"/>
      <style:text-properties fo:language="en" fo:country="US"/>
    </style:style>
    <style:style style:name="P170" style:family="paragraph" style:parent-style-name="Text_20_body">
      <style:text-properties fo:language="en" fo:country="US" officeooo:rsid="00ba38af" officeooo:paragraph-rsid="00ba38af"/>
    </style:style>
    <style:style style:name="P171" style:family="paragraph" style:parent-style-name="Text_20_body">
      <style:text-properties fo:language="en" fo:country="US" officeooo:rsid="046e11d2" officeooo:paragraph-rsid="046e11d2"/>
    </style:style>
    <style:style style:name="P172" style:family="paragraph" style:parent-style-name="Heading">
      <style:text-properties fo:language="en" fo:country="US" officeooo:rsid="00ba38af" officeooo:paragraph-rsid="0195a902"/>
    </style:style>
    <style:style style:name="P173" style:family="paragraph" style:parent-style-name="Heading">
      <style:text-properties fo:language="en" fo:country="US" officeooo:rsid="046e11d2" officeooo:paragraph-rsid="046e11d2"/>
    </style:style>
    <style:style style:name="P174" style:family="paragraph" style:parent-style-name="Code">
      <style:text-properties officeooo:rsid="048f16ba" officeooo:paragraph-rsid="048f16ba"/>
    </style:style>
    <style:style style:name="P175" style:family="paragraph" style:parent-style-name="Code">
      <style:text-properties officeooo:paragraph-rsid="04b48add"/>
    </style:style>
    <style:style style:name="P176" style:family="paragraph" style:parent-style-name="Code">
      <style:text-properties fo:font-size="10pt" officeooo:paragraph-rsid="04b60f51" style:font-size-asian="10pt" style:font-size-complex="10pt"/>
    </style:style>
    <style:style style:name="P177" style:family="paragraph" style:parent-style-name="Code">
      <style:text-properties fo:font-size="10pt" fo:language="en" fo:country="US" officeooo:rsid="04b60f51" officeooo:paragraph-rsid="04b60f51" style:font-size-asian="10pt" style:font-size-complex="10pt"/>
    </style:style>
    <style:style style:name="P178" style:family="paragraph" style:parent-style-name="Code">
      <style:text-properties officeooo:paragraph-rsid="04c6e43e"/>
    </style:style>
    <style:style style:name="P179" style:family="paragraph" style:parent-style-name="Code">
      <style:text-properties officeooo:paragraph-rsid="04ca82bc"/>
    </style:style>
    <style:style style:name="P180" style:family="paragraph" style:parent-style-name="Code">
      <style:text-properties fo:language="en" fo:country="US" officeooo:rsid="04b48add" officeooo:paragraph-rsid="04b48add"/>
    </style:style>
    <style:style style:name="P181" style:family="paragraph" style:parent-style-name="Code">
      <style:text-properties fo:language="en" fo:country="US" officeooo:rsid="04c6e43e" officeooo:paragraph-rsid="04c6e43e"/>
    </style:style>
    <style:style style:name="P182" style:family="paragraph" style:parent-style-name="Code">
      <style:text-properties fo:language="en" fo:country="US" officeooo:rsid="04cbfcd8" officeooo:paragraph-rsid="04cbfcd8"/>
    </style:style>
    <style:style style:name="P183" style:family="paragraph" style:parent-style-name="Code">
      <style:text-properties fo:language="en" fo:country="US" officeooo:rsid="05a33672" officeooo:paragraph-rsid="05a33672"/>
    </style:style>
    <style:style style:name="P184" style:family="paragraph" style:parent-style-name="Code">
      <style:text-properties fo:language="en" fo:country="US" officeooo:rsid="05927414" officeooo:paragraph-rsid="05927414"/>
    </style:style>
    <style:style style:name="P185" style:family="paragraph" style:parent-style-name="Code">
      <style:text-properties fo:language="en" fo:country="US" officeooo:rsid="05927414" officeooo:paragraph-rsid="0595d617"/>
    </style:style>
    <style:style style:name="P186" style:family="paragraph" style:parent-style-name="Code">
      <style:text-properties fo:language="en" fo:country="US" officeooo:rsid="05927414" officeooo:paragraph-rsid="0596f89e"/>
    </style:style>
    <style:style style:name="P187" style:family="paragraph" style:parent-style-name="Code">
      <style:text-properties fo:language="en" fo:country="US" officeooo:rsid="058f66f3" officeooo:paragraph-rsid="058f66f3"/>
    </style:style>
    <style:style style:name="P188" style:family="paragraph" style:parent-style-name="Code">
      <style:text-properties fo:language="en" fo:country="US" officeooo:rsid="046f7f17" officeooo:paragraph-rsid="05e31174"/>
    </style:style>
    <style:style style:name="P189" style:family="paragraph" style:parent-style-name="Code">
      <style:text-properties officeooo:paragraph-rsid="05927414"/>
    </style:style>
    <style:style style:name="P190" style:family="paragraph" style:parent-style-name="Code">
      <style:text-properties officeooo:paragraph-rsid="0595d617"/>
    </style:style>
    <style:style style:name="P191" style:family="paragraph" style:parent-style-name="Code">
      <style:text-properties officeooo:paragraph-rsid="0596f89e"/>
    </style:style>
    <style:style style:name="P192" style:family="paragraph" style:parent-style-name="Code">
      <style:text-properties officeooo:paragraph-rsid="05994d44"/>
    </style:style>
    <style:style style:name="P193" style:family="paragraph" style:parent-style-name="Code">
      <style:text-properties officeooo:paragraph-rsid="05a32685"/>
    </style:style>
    <style:style style:name="P194" style:family="paragraph" style:parent-style-name="Code">
      <style:text-properties officeooo:paragraph-rsid="05ab6f3c"/>
    </style:style>
    <style:style style:name="P195" style:family="paragraph" style:parent-style-name="Code">
      <style:text-properties officeooo:paragraph-rsid="05c0ab9d"/>
    </style:style>
    <style:style style:name="P196" style:family="paragraph" style:parent-style-name="Code">
      <style:text-properties officeooo:paragraph-rsid="05c6cef9"/>
    </style:style>
    <style:style style:name="P197" style:family="paragraph" style:parent-style-name="Code">
      <style:text-properties officeooo:paragraph-rsid="05cb592f"/>
    </style:style>
    <style:style style:name="P198" style:family="paragraph" style:parent-style-name="Code">
      <style:text-properties officeooo:paragraph-rsid="05cf3fa6"/>
    </style:style>
    <style:style style:name="P199" style:family="paragraph" style:parent-style-name="Code">
      <style:text-properties officeooo:paragraph-rsid="05e2d42f"/>
    </style:style>
    <style:style style:name="P200" style:family="paragraph" style:parent-style-name="Code">
      <style:text-properties officeooo:paragraph-rsid="05ead254"/>
    </style:style>
    <style:style style:name="P201" style:family="paragraph" style:parent-style-name="Code">
      <style:text-properties officeooo:paragraph-rsid="05ebe867"/>
    </style:style>
    <style:style style:name="P202" style:family="paragraph" style:parent-style-name="Code">
      <style:text-properties officeooo:paragraph-rsid="05f40d3d"/>
    </style:style>
    <style:style style:name="P203" style:family="paragraph" style:parent-style-name="Code">
      <style:text-properties officeooo:paragraph-rsid="05fc423f"/>
    </style:style>
    <style:style style:name="P204" style:family="paragraph" style:parent-style-name="Code">
      <style:text-properties officeooo:paragraph-rsid="05fec7cb"/>
    </style:style>
    <style:style style:name="P205" style:family="paragraph" style:parent-style-name="Contents_20_Heading">
      <style:paragraph-properties fo:break-before="page"/>
    </style:style>
    <style:style style:name="P206" style:family="paragraph" style:parent-style-name="Contents_20_3">
      <style:paragraph-properties>
        <style:tab-stops>
          <style:tab-stop style:position="13.543cm" style:type="right" style:leader-style="dotted" style:leader-text="."/>
        </style:tab-stops>
      </style:paragraph-properties>
    </style:style>
    <style:style style:name="P207" style:family="paragraph" style:parent-style-name="Contents_20_1">
      <style:paragraph-properties>
        <style:tab-stops>
          <style:tab-stop style:position="14.249cm" style:type="right" style:leader-style="dotted" style:leader-text="."/>
        </style:tab-stops>
      </style:paragraph-properties>
    </style:style>
    <style:style style:name="P208" style:family="paragraph" style:parent-style-name="Contents_20_2">
      <style:paragraph-properties>
        <style:tab-stops>
          <style:tab-stop style:position="13.896cm" style:type="right" style:leader-style="dotted" style:leader-text="."/>
        </style:tab-stops>
      </style:paragraph-properties>
    </style:style>
    <style:style style:name="P209" style:family="paragraph" style:parent-style-name="Standard" style:list-style-name="L1">
      <style:text-properties fo:language="en" fo:country="US" officeooo:rsid="048cfb68" officeooo:paragraph-rsid="048b2d9f"/>
    </style:style>
    <style:style style:name="P210" style:family="paragraph" style:parent-style-name="Standard" style:list-style-name="L1">
      <style:text-properties fo:language="en" fo:country="US" officeooo:rsid="048cfb68" officeooo:paragraph-rsid="048cfb68"/>
    </style:style>
    <style:style style:name="P211" style:family="paragraph" style:parent-style-name="Standard" style:list-style-name="L3">
      <style:text-properties fo:language="en" fo:country="US" officeooo:rsid="04f3aeb9" officeooo:paragraph-rsid="056849a0"/>
    </style:style>
    <style:style style:name="P212" style:family="paragraph" style:parent-style-name="Standard" style:list-style-name="L3">
      <style:text-properties fo:language="en" fo:country="US" officeooo:rsid="04f59e60" officeooo:paragraph-rsid="056849a0"/>
    </style:style>
    <style:style style:name="P213" style:family="paragraph" style:parent-style-name="Standard" style:list-style-name="L3">
      <style:text-properties fo:language="en" fo:country="US" officeooo:rsid="04f6350b" officeooo:paragraph-rsid="056849a0"/>
    </style:style>
    <style:style style:name="P214" style:family="paragraph" style:parent-style-name="Standard" style:list-style-name="L3">
      <style:text-properties fo:language="en" fo:country="US" officeooo:rsid="04f68997" officeooo:paragraph-rsid="056849a0"/>
    </style:style>
    <style:style style:name="P215" style:family="paragraph" style:parent-style-name="Standard">
      <style:text-properties fo:language="en" fo:country="US" officeooo:rsid="05bd5ee7" officeooo:paragraph-rsid="05ba9502"/>
    </style:style>
    <style:style style:name="P216" style:family="paragraph" style:parent-style-name="Standard">
      <style:text-properties fo:language="en" fo:country="US" officeooo:rsid="05c0ab9d" officeooo:paragraph-rsid="05c0ab9d"/>
    </style:style>
    <style:style style:name="P217" style:family="paragraph" style:parent-style-name="Standard">
      <style:text-properties fo:language="en" fo:country="US" officeooo:rsid="05ce7997" officeooo:paragraph-rsid="05ce7997"/>
    </style:style>
    <style:style style:name="P218" style:family="paragraph" style:parent-style-name="Standard">
      <style:text-properties fo:language="en" fo:country="US" officeooo:rsid="05cf3fa6" officeooo:paragraph-rsid="05cf3fa6"/>
    </style:style>
    <style:style style:name="P219" style:family="paragraph" style:parent-style-name="Standard">
      <style:text-properties fo:language="en" fo:country="US" officeooo:rsid="05d0d998" officeooo:paragraph-rsid="05d0d998"/>
    </style:style>
    <style:style style:name="P220" style:family="paragraph" style:parent-style-name="Standard">
      <style:text-properties fo:language="en" fo:country="US" officeooo:rsid="05dcf219" officeooo:paragraph-rsid="05dcf219"/>
    </style:style>
    <style:style style:name="P221" style:family="paragraph" style:parent-style-name="Standard">
      <style:text-properties fo:language="en" fo:country="US" officeooo:rsid="05e2d42f" officeooo:paragraph-rsid="05e2d42f"/>
    </style:style>
    <style:style style:name="P222" style:family="paragraph" style:parent-style-name="Standard">
      <style:text-properties fo:language="en" fo:country="US" officeooo:rsid="05d6e26d" officeooo:paragraph-rsid="05d7ad95"/>
    </style:style>
    <style:style style:name="P223" style:family="paragraph" style:parent-style-name="Standard">
      <style:text-properties fo:language="en" fo:country="US" officeooo:rsid="05e31174" officeooo:paragraph-rsid="05e31174"/>
    </style:style>
    <style:style style:name="P224" style:family="paragraph" style:parent-style-name="Standard">
      <style:text-properties fo:language="en" fo:country="US" officeooo:rsid="05d565c3" officeooo:paragraph-rsid="05d6e26d"/>
    </style:style>
    <style:style style:name="P225" style:family="paragraph" style:parent-style-name="Standard">
      <style:text-properties fo:language="en" fo:country="US" officeooo:rsid="05d565c3" officeooo:paragraph-rsid="05d6302a"/>
    </style:style>
    <style:style style:name="P226" style:family="paragraph" style:parent-style-name="Standard">
      <style:text-properties fo:language="en" fo:country="US" officeooo:rsid="05e3aa27" officeooo:paragraph-rsid="05e3aa27"/>
    </style:style>
    <style:style style:name="P227" style:family="paragraph" style:parent-style-name="Standard">
      <style:text-properties fo:language="en" fo:country="US" officeooo:rsid="05ead254" officeooo:paragraph-rsid="05ead254"/>
    </style:style>
    <style:style style:name="P228" style:family="paragraph" style:parent-style-name="Standard">
      <style:text-properties fo:language="en" fo:country="US" officeooo:rsid="05ebe867" officeooo:paragraph-rsid="05ebe867"/>
    </style:style>
    <style:style style:name="P229" style:family="paragraph" style:parent-style-name="Standard">
      <style:text-properties fo:language="en" fo:country="US" officeooo:rsid="05f078ef" officeooo:paragraph-rsid="05f078ef"/>
    </style:style>
    <style:style style:name="P230" style:family="paragraph" style:parent-style-name="Standard">
      <style:text-properties fo:language="en" fo:country="US" officeooo:rsid="05f2371b" officeooo:paragraph-rsid="05f2371b"/>
    </style:style>
    <style:style style:name="P231" style:family="paragraph" style:parent-style-name="Standard">
      <style:text-properties fo:language="en" fo:country="US" officeooo:rsid="05fec7cb" officeooo:paragraph-rsid="05fec7cb"/>
    </style:style>
    <style:style style:name="P232" style:family="paragraph" style:parent-style-name="Standard">
      <style:text-properties fo:language="en" fo:country="US" officeooo:rsid="05fec7cb" officeooo:paragraph-rsid="061abc7c"/>
    </style:style>
    <style:style style:name="P233" style:family="paragraph" style:parent-style-name="Standard">
      <style:text-properties fo:language="en" fo:country="US" officeooo:rsid="05fec7cb" officeooo:paragraph-rsid="061ac63a"/>
    </style:style>
    <style:style style:name="P234" style:family="paragraph" style:parent-style-name="Standard">
      <style:text-properties fo:language="en" fo:country="US" officeooo:rsid="05fec7cb" officeooo:paragraph-rsid="061ad0d0"/>
    </style:style>
    <style:style style:name="P235" style:family="paragraph" style:parent-style-name="Standard">
      <style:text-properties fo:language="en" fo:country="US" officeooo:rsid="05fec7cb" officeooo:paragraph-rsid="061efdc3"/>
    </style:style>
    <style:style style:name="P236" style:family="paragraph" style:parent-style-name="Standard" style:list-style-name="L5">
      <style:text-properties fo:language="en" fo:country="US" officeooo:rsid="046f7f17" officeooo:paragraph-rsid="05262c91"/>
    </style:style>
    <style:style style:name="P237" style:family="paragraph" style:parent-style-name="Standard" style:list-style-name="L6">
      <style:text-properties fo:language="en" fo:country="US" officeooo:rsid="046f7f17" officeooo:paragraph-rsid="0527ab97"/>
    </style:style>
    <style:style style:name="P238" style:family="paragraph" style:parent-style-name="Standard" style:list-style-name="L7">
      <style:text-properties fo:language="en" fo:country="US" officeooo:rsid="046f7f17" officeooo:paragraph-rsid="0527ab97"/>
    </style:style>
    <style:style style:name="P239" style:family="paragraph" style:parent-style-name="Standard">
      <style:text-properties fo:language="en" fo:country="US" officeooo:rsid="046f7f17" officeooo:paragraph-rsid="0620805b"/>
    </style:style>
    <style:style style:name="P240" style:family="paragraph" style:parent-style-name="Standard">
      <style:text-properties fo:language="en" fo:country="US" officeooo:rsid="046f7f17" officeooo:paragraph-rsid="06219b05"/>
    </style:style>
    <style:style style:name="P241" style:family="paragraph" style:parent-style-name="Standard">
      <style:text-properties fo:language="en" fo:country="US" officeooo:rsid="046f7f17" officeooo:paragraph-rsid="0529d63d"/>
    </style:style>
    <style:style style:name="P242" style:family="paragraph" style:parent-style-name="Standard">
      <style:text-properties fo:language="en" fo:country="US" officeooo:rsid="046f7f17" officeooo:paragraph-rsid="06247aad"/>
    </style:style>
    <style:style style:name="P243" style:family="paragraph" style:parent-style-name="Standard">
      <style:text-properties fo:language="en" fo:country="US" officeooo:rsid="046f7f17" officeooo:paragraph-rsid="062483da"/>
    </style:style>
    <style:style style:name="P244" style:family="paragraph" style:parent-style-name="Standard">
      <style:text-properties fo:language="en" fo:country="US" officeooo:rsid="046f7f17" officeooo:paragraph-rsid="0527ab97"/>
    </style:style>
    <style:style style:name="P245" style:family="paragraph" style:parent-style-name="Standard">
      <style:text-properties fo:language="en" fo:country="US" officeooo:rsid="046f7f17" officeooo:paragraph-rsid="0642378a"/>
    </style:style>
    <style:style style:name="P246" style:family="paragraph" style:parent-style-name="Standard" style:list-style-name="L2">
      <style:text-properties officeooo:paragraph-rsid="04b48add"/>
    </style:style>
    <style:style style:name="P247" style:family="paragraph" style:parent-style-name="Standard" style:list-style-name="L2">
      <style:text-properties officeooo:paragraph-rsid="04b562ae"/>
    </style:style>
    <style:style style:name="P248" style:family="paragraph" style:parent-style-name="Standard">
      <style:text-properties officeooo:rsid="060b0b3f" officeooo:paragraph-rsid="060b0b3f"/>
    </style:style>
    <style:style style:name="P249" style:family="paragraph" style:parent-style-name="Standard">
      <style:text-properties officeooo:rsid="060fa91e" officeooo:paragraph-rsid="060fa91e"/>
    </style:style>
    <style:style style:name="P250" style:family="paragraph" style:parent-style-name="Standard">
      <style:text-properties officeooo:rsid="060e67b3" officeooo:paragraph-rsid="060e67b3"/>
    </style:style>
    <style:style style:name="P251" style:family="paragraph" style:parent-style-name="Standard">
      <style:text-properties officeooo:paragraph-rsid="06247aad"/>
    </style:style>
    <style:style style:name="P252" style:family="paragraph" style:parent-style-name="Standard">
      <style:text-properties officeooo:paragraph-rsid="0626a985"/>
    </style:style>
    <style:style style:name="P253" style:family="paragraph" style:parent-style-name="Standard">
      <style:text-properties officeooo:paragraph-rsid="062722dd"/>
    </style:style>
    <style:style style:name="P254" style:family="paragraph" style:parent-style-name="Standard">
      <style:text-properties officeooo:paragraph-rsid="06278284"/>
    </style:style>
    <style:style style:name="P255" style:family="paragraph" style:parent-style-name="Standard">
      <style:text-properties officeooo:paragraph-rsid="062b98c7"/>
    </style:style>
    <style:style style:name="P256" style:family="paragraph" style:parent-style-name="Standard">
      <style:text-properties officeooo:paragraph-rsid="062d02d2"/>
    </style:style>
    <style:style style:name="P257" style:family="paragraph" style:parent-style-name="Standard">
      <style:text-properties officeooo:paragraph-rsid="062d553b"/>
    </style:style>
    <style:style style:name="P258" style:family="paragraph" style:parent-style-name="Standard">
      <style:text-properties officeooo:paragraph-rsid="062eca58"/>
    </style:style>
    <style:style style:name="P259" style:family="paragraph" style:parent-style-name="Standard">
      <style:text-properties officeooo:paragraph-rsid="0630af27"/>
    </style:style>
    <style:style style:name="P260" style:family="paragraph" style:parent-style-name="Standard">
      <style:text-properties officeooo:paragraph-rsid="06317893"/>
    </style:style>
    <style:style style:name="P261" style:family="paragraph" style:parent-style-name="Standard">
      <style:text-properties officeooo:paragraph-rsid="0633649c"/>
    </style:style>
    <style:style style:name="P262" style:family="paragraph" style:parent-style-name="Standard">
      <style:text-properties officeooo:paragraph-rsid="0633b439"/>
    </style:style>
    <style:style style:name="P263" style:family="paragraph" style:parent-style-name="Standard">
      <style:text-properties officeooo:paragraph-rsid="063655ad"/>
    </style:style>
    <style:style style:name="P264" style:family="paragraph" style:parent-style-name="Standard">
      <style:text-properties officeooo:paragraph-rsid="0638525b"/>
    </style:style>
    <style:style style:name="P265" style:family="paragraph" style:parent-style-name="Standard">
      <style:text-properties officeooo:paragraph-rsid="0638dffc"/>
    </style:style>
    <style:style style:name="P266" style:family="paragraph" style:parent-style-name="Standard">
      <style:text-properties officeooo:paragraph-rsid="063a433b"/>
    </style:style>
    <style:style style:name="P267" style:family="paragraph" style:parent-style-name="Heading_20_2">
      <style:text-properties fo:language="en" fo:country="US" officeooo:rsid="048e6bb8" officeooo:paragraph-rsid="048e6bb8"/>
    </style:style>
    <style:style style:name="P268" style:family="paragraph" style:parent-style-name="Heading_20_2">
      <style:text-properties fo:language="en" fo:country="US" officeooo:rsid="04da6de1" officeooo:paragraph-rsid="04da6de1"/>
    </style:style>
    <style:style style:name="P269" style:family="paragraph" style:parent-style-name="Heading_20_2">
      <style:text-properties fo:language="en" fo:country="US" officeooo:rsid="04936750" officeooo:paragraph-rsid="0493c344"/>
    </style:style>
    <style:style style:name="P270" style:family="paragraph" style:parent-style-name="Heading_20_2">
      <style:text-properties fo:language="en" fo:country="US" officeooo:rsid="048f39fd" officeooo:paragraph-rsid="048f39fd"/>
    </style:style>
    <style:style style:name="P271" style:family="paragraph" style:parent-style-name="Heading_20_2">
      <style:text-properties fo:language="en" fo:country="US" officeooo:rsid="048ab66b" officeooo:paragraph-rsid="048ab66b"/>
    </style:style>
    <style:style style:name="P272" style:family="paragraph" style:parent-style-name="Heading_20_2">
      <style:text-properties fo:language="en" fo:country="US" officeooo:rsid="04af0328" officeooo:paragraph-rsid="04af0328"/>
    </style:style>
    <style:style style:name="P273" style:family="paragraph" style:parent-style-name="Heading_20_2">
      <style:text-properties fo:language="en" fo:country="US" officeooo:rsid="054b709a" officeooo:paragraph-rsid="054b709a"/>
    </style:style>
    <style:style style:name="P274" style:family="paragraph" style:parent-style-name="Heading_20_2">
      <style:text-properties fo:language="en" fo:country="US" officeooo:rsid="04ef927d" officeooo:paragraph-rsid="056849a0"/>
    </style:style>
    <style:style style:name="P275" style:family="paragraph" style:parent-style-name="Heading_20_2">
      <style:text-properties fo:language="en" fo:country="US" officeooo:rsid="04ef927d" officeooo:paragraph-rsid="05691e57"/>
    </style:style>
    <style:style style:name="P276" style:family="paragraph" style:parent-style-name="Heading_20_2">
      <style:text-properties fo:language="en" fo:country="US" officeooo:rsid="051aeb50" officeooo:paragraph-rsid="053cad16"/>
    </style:style>
    <style:style style:name="P277" style:family="paragraph" style:parent-style-name="Heading_20_2">
      <style:text-properties fo:language="en" fo:country="US" officeooo:rsid="04e10297" officeooo:paragraph-rsid="04e10297"/>
    </style:style>
    <style:style style:name="P278" style:family="paragraph" style:parent-style-name="Heading_20_2">
      <style:text-properties officeooo:rsid="04b0cb9d"/>
    </style:style>
    <style:style style:name="P279" style:family="paragraph" style:parent-style-name="Heading_20_2">
      <style:text-properties officeooo:paragraph-rsid="051e05b8"/>
    </style:style>
    <style:style style:name="P280" style:family="paragraph" style:parent-style-name="Heading_20_2">
      <style:text-properties officeooo:rsid="0512ac7c" officeooo:paragraph-rsid="0512ac7c"/>
    </style:style>
    <style:style style:name="P281" style:family="paragraph" style:parent-style-name="Heading_20_2">
      <style:text-properties officeooo:paragraph-rsid="050baf46"/>
    </style:style>
    <style:style style:name="P282" style:family="paragraph" style:parent-style-name="Heading_20_2">
      <style:text-properties officeooo:rsid="050e206e" officeooo:paragraph-rsid="050e206e"/>
    </style:style>
    <style:style style:name="P283" style:family="paragraph" style:parent-style-name="Heading_20_2">
      <style:text-properties officeooo:rsid="050f982d" officeooo:paragraph-rsid="050f982d"/>
    </style:style>
    <style:style style:name="P284" style:family="paragraph" style:parent-style-name="Heading_20_2">
      <style:text-properties officeooo:rsid="0510c069" officeooo:paragraph-rsid="0510c069"/>
    </style:style>
    <style:style style:name="P285" style:family="paragraph" style:parent-style-name="Heading_20_2">
      <style:text-properties officeooo:rsid="05b3590e" officeooo:paragraph-rsid="05b3590e"/>
    </style:style>
    <style:style style:name="P286" style:family="paragraph" style:parent-style-name="Heading_20_1">
      <style:text-properties officeooo:paragraph-rsid="04773404"/>
    </style:style>
    <style:style style:name="P287" style:family="paragraph" style:parent-style-name="Heading_20_1">
      <style:text-properties officeooo:paragraph-rsid="0473e022"/>
    </style:style>
    <style:style style:name="P288" style:family="paragraph" style:parent-style-name="Heading_20_1">
      <style:text-properties officeooo:rsid="056af072" officeooo:paragraph-rsid="056af072"/>
    </style:style>
    <style:style style:name="P289" style:family="paragraph" style:parent-style-name="Heading_20_1">
      <style:text-properties officeooo:paragraph-rsid="048326a4"/>
    </style:style>
    <style:style style:name="P290" style:family="paragraph" style:parent-style-name="Heading_20_1">
      <style:text-properties officeooo:paragraph-rsid="04d9206c"/>
    </style:style>
    <style:style style:name="P291" style:family="paragraph" style:parent-style-name="Heading_20_1">
      <style:text-properties officeooo:paragraph-rsid="04d85be2"/>
    </style:style>
    <style:style style:name="P292" style:family="paragraph" style:parent-style-name="Heading_20_1">
      <style:text-properties fo:language="en" fo:country="US" officeooo:rsid="046f1fc4" officeooo:paragraph-rsid="046f1fc4"/>
    </style:style>
    <style:style style:name="P293" style:family="paragraph" style:parent-style-name="Heading_20_1">
      <style:paragraph-properties fo:break-before="page"/>
      <style:text-properties fo:language="en" fo:country="US" officeooo:rsid="046f7f17" officeooo:paragraph-rsid="046f7f17"/>
    </style:style>
    <style:style style:name="P294" style:family="paragraph" style:parent-style-name="Heading_20_3">
      <style:text-properties fo:language="en" fo:country="US" officeooo:rsid="04c27f2b" officeooo:paragraph-rsid="04c27f2b"/>
    </style:style>
    <style:style style:name="P295" style:family="paragraph" style:parent-style-name="Heading_20_3">
      <style:text-properties fo:language="en" fo:country="US" officeooo:rsid="05a25430" officeooo:paragraph-rsid="05a25430"/>
    </style:style>
    <style:style style:name="P296" style:family="paragraph" style:parent-style-name="Heading_20_3">
      <style:text-properties fo:language="en" fo:country="US" officeooo:rsid="058d499a" officeooo:paragraph-rsid="058d499a"/>
    </style:style>
    <style:style style:name="P297" style:family="paragraph" style:parent-style-name="Heading_20_3">
      <style:text-properties officeooo:rsid="054f1c0a" officeooo:paragraph-rsid="054f1c0a"/>
    </style:style>
    <style:style style:name="P298" style:family="paragraph" style:parent-style-name="Heading_20_3">
      <style:text-properties officeooo:rsid="058dcffc" officeooo:paragraph-rsid="058dcffc"/>
    </style:style>
    <style:style style:name="P299" style:family="paragraph" style:parent-style-name="Heading_20_3">
      <style:text-properties officeooo:rsid="05dcf219" officeooo:paragraph-rsid="05dcf219"/>
    </style:style>
    <style:style style:name="P300" style:family="paragraph" style:parent-style-name="Heading_20_3">
      <style:text-properties officeooo:rsid="06044389" officeooo:paragraph-rsid="06044389"/>
    </style:style>
    <style:style style:name="P301" style:family="paragraph" style:parent-style-name="Heading_20_3">
      <style:text-properties officeooo:paragraph-rsid="061b44ea"/>
    </style:style>
    <style:style style:name="P302" style:family="paragraph" style:parent-style-name="Code">
      <style:text-properties officeooo:rsid="05c0ab9d" officeooo:paragraph-rsid="05c0ab9d"/>
    </style:style>
    <style:style style:name="P303" style:family="paragraph" style:parent-style-name="Code">
      <style:text-properties officeooo:rsid="05c0ab9d" officeooo:paragraph-rsid="05c6cef9"/>
    </style:style>
    <style:style style:name="P304" style:family="paragraph" style:parent-style-name="Code">
      <style:text-properties officeooo:rsid="05c0ab9d" officeooo:paragraph-rsid="05cb592f"/>
    </style:style>
    <style:style style:name="P305" style:family="paragraph" style:parent-style-name="Code">
      <style:text-properties officeooo:rsid="05cf3fa6" officeooo:paragraph-rsid="05cf3fa6"/>
    </style:style>
    <style:style style:name="P306" style:family="paragraph" style:parent-style-name="Code">
      <style:text-properties officeooo:rsid="05e2d42f" officeooo:paragraph-rsid="05e2d42f"/>
    </style:style>
    <style:style style:name="P307" style:family="paragraph" style:parent-style-name="Code">
      <style:text-properties officeooo:rsid="05e2d42f" officeooo:paragraph-rsid="05e31174"/>
    </style:style>
    <style:style style:name="P308" style:family="paragraph" style:parent-style-name="Code">
      <style:text-properties fo:language="en" fo:country="US" officeooo:rsid="05e31174" officeooo:paragraph-rsid="05e31174"/>
    </style:style>
    <style:style style:name="P309" style:family="paragraph" style:parent-style-name="Code">
      <style:text-properties officeooo:rsid="05ead254" officeooo:paragraph-rsid="05ead254"/>
    </style:style>
    <style:style style:name="P310" style:family="paragraph" style:parent-style-name="Code">
      <style:text-properties officeooo:rsid="05ebe867" officeooo:paragraph-rsid="05ebe867"/>
    </style:style>
    <style:style style:name="P311" style:family="paragraph" style:parent-style-name="Code">
      <style:text-properties officeooo:rsid="05f40d3d" officeooo:paragraph-rsid="05f40d3d"/>
    </style:style>
    <style:style style:name="P312" style:family="paragraph" style:parent-style-name="Code">
      <style:text-properties officeooo:rsid="05fc423f" officeooo:paragraph-rsid="05fc423f"/>
    </style:style>
    <style:style style:name="P313" style:family="paragraph" style:parent-style-name="Code">
      <style:text-properties fo:font-weight="bold" officeooo:rsid="05fc423f" officeooo:paragraph-rsid="05fc423f" style:font-weight-asian="bold" style:font-weight-complex="bold"/>
    </style:style>
    <style:style style:name="P314" style:family="paragraph" style:parent-style-name="Code">
      <style:text-properties officeooo:rsid="05fec7cb" officeooo:paragraph-rsid="05fec7cb"/>
    </style:style>
    <style:style style:name="P315" style:family="paragraph" style:parent-style-name="Code">
      <style:text-properties officeooo:paragraph-rsid="0629f526"/>
    </style:style>
    <style:style style:name="P316" style:family="paragraph" style:parent-style-name="Code">
      <style:text-properties officeooo:paragraph-rsid="062b98c7"/>
    </style:style>
    <style:style style:name="P317" style:family="paragraph" style:parent-style-name="Code">
      <style:text-properties officeooo:paragraph-rsid="062d553b"/>
    </style:style>
    <style:style style:name="P318" style:family="paragraph" style:parent-style-name="Code">
      <style:text-properties officeooo:paragraph-rsid="062eca58"/>
    </style:style>
    <style:style style:name="P319" style:family="paragraph" style:parent-style-name="Code">
      <style:text-properties officeooo:paragraph-rsid="0633b439"/>
    </style:style>
    <style:style style:name="P320" style:family="paragraph" style:parent-style-name="Code">
      <style:text-properties officeooo:paragraph-rsid="0638525b"/>
    </style:style>
    <style:style style:name="P321" style:family="paragraph" style:parent-style-name="Code">
      <style:text-properties officeooo:paragraph-rsid="063df482"/>
    </style:style>
    <style:style style:name="P322" style:family="paragraph">
      <style:paragraph-properties fo:text-align="center"/>
    </style:style>
    <style:style style:name="T1" style:family="text">
      <style:text-properties officeooo:rsid="05630c00"/>
    </style:style>
    <style:style style:name="T2" style:family="text">
      <style:text-properties fo:language="en" fo:country="US" officeooo:rsid="0473e022"/>
    </style:style>
    <style:style style:name="T3" style:family="text">
      <style:text-properties fo:language="en" fo:country="US" officeooo:rsid="04773404"/>
    </style:style>
    <style:style style:name="T4" style:family="text">
      <style:text-properties fo:language="en" fo:country="US" officeooo:rsid="04784b35"/>
    </style:style>
    <style:style style:name="T5" style:family="text">
      <style:text-properties fo:language="en" fo:country="US" officeooo:rsid="048326a4"/>
    </style:style>
    <style:style style:name="T6" style:family="text">
      <style:text-properties fo:language="en" fo:country="US" officeooo:rsid="0483db30"/>
    </style:style>
    <style:style style:name="T7" style:family="text">
      <style:text-properties fo:language="en" fo:country="US" officeooo:rsid="048b2d9f"/>
    </style:style>
    <style:style style:name="T8" style:family="text">
      <style:text-properties fo:language="en" fo:country="US" officeooo:rsid="048cfb68"/>
    </style:style>
    <style:style style:name="T9" style:family="text">
      <style:text-properties fo:language="en" fo:country="US" officeooo:rsid="048e6bb8"/>
    </style:style>
    <style:style style:name="T10" style:family="text">
      <style:text-properties fo:language="en" fo:country="US" officeooo:rsid="048f16ba"/>
    </style:style>
    <style:style style:name="T11" style:family="text">
      <style:text-properties fo:language="en" fo:country="US" officeooo:rsid="04907605"/>
    </style:style>
    <style:style style:name="T12" style:family="text">
      <style:text-properties fo:language="en" fo:country="US" officeooo:rsid="04b2a19b"/>
    </style:style>
    <style:style style:name="T13" style:family="text">
      <style:text-properties fo:language="en" fo:country="US" fo:font-style="italic" officeooo:rsid="04b2a19b" style:font-style-asian="italic" style:font-style-complex="italic"/>
    </style:style>
    <style:style style:name="T14" style:family="text">
      <style:text-properties fo:language="en" fo:country="US" fo:font-style="italic" officeooo:rsid="04b48add" style:font-style-asian="italic" style:font-style-complex="italic"/>
    </style:style>
    <style:style style:name="T15" style:family="text">
      <style:text-properties fo:language="en" fo:country="US" fo:font-style="italic" officeooo:rsid="04b562ae" style:font-style-asian="italic" style:font-style-complex="italic"/>
    </style:style>
    <style:style style:name="T16" style:family="text">
      <style:text-properties fo:language="en" fo:country="US" fo:font-style="italic" officeooo:rsid="04b9f480" style:font-style-asian="italic" style:font-style-complex="italic"/>
    </style:style>
    <style:style style:name="T17" style:family="text">
      <style:text-properties fo:language="en" fo:country="US" fo:font-style="italic" officeooo:rsid="04bcdcdc" style:font-style-asian="italic" style:font-style-complex="italic"/>
    </style:style>
    <style:style style:name="T18" style:family="text">
      <style:text-properties fo:language="en" fo:country="US" fo:font-style="italic" officeooo:rsid="04bf6044" style:font-style-asian="italic" style:font-style-complex="italic"/>
    </style:style>
    <style:style style:name="T19" style:family="text">
      <style:text-properties fo:language="en" fo:country="US" fo:font-style="italic" officeooo:rsid="04bfc02b" style:font-style-asian="italic" style:font-style-complex="italic"/>
    </style:style>
    <style:style style:name="T20" style:family="text">
      <style:text-properties fo:language="en" fo:country="US" fo:font-style="italic" officeooo:rsid="04c0e9c3" style:font-style-asian="italic" style:font-style-complex="italic"/>
    </style:style>
    <style:style style:name="T21" style:family="text">
      <style:text-properties fo:language="en" fo:country="US" fo:font-style="italic" officeooo:rsid="04c16aba" style:font-style-asian="italic" style:font-style-complex="italic"/>
    </style:style>
    <style:style style:name="T22" style:family="text">
      <style:text-properties fo:language="en" fo:country="US" fo:font-style="italic" officeooo:rsid="04c237d2" style:font-style-asian="italic" style:font-style-complex="italic"/>
    </style:style>
    <style:style style:name="T23" style:family="text">
      <style:text-properties fo:language="en" fo:country="US" fo:font-style="italic" officeooo:rsid="04c8eabd" style:font-style-asian="italic" style:font-style-complex="italic"/>
    </style:style>
    <style:style style:name="T24" style:family="text">
      <style:text-properties fo:language="en" fo:country="US" fo:font-style="italic" officeooo:rsid="04ca82bc" style:font-style-asian="italic" style:font-style-complex="italic"/>
    </style:style>
    <style:style style:name="T25" style:family="text">
      <style:text-properties fo:language="en" fo:country="US" fo:font-style="italic" officeooo:rsid="04cc5f44" style:font-style-asian="italic" style:font-style-complex="italic"/>
    </style:style>
    <style:style style:name="T26" style:family="text">
      <style:text-properties fo:language="en" fo:country="US" fo:font-style="italic" officeooo:rsid="04cdacb7" style:font-style-asian="italic" style:font-style-complex="italic"/>
    </style:style>
    <style:style style:name="T27" style:family="text">
      <style:text-properties fo:language="en" fo:country="US" fo:font-style="italic" officeooo:rsid="04d0a22c" style:font-style-asian="italic" style:font-style-complex="italic"/>
    </style:style>
    <style:style style:name="T28" style:family="text">
      <style:text-properties fo:language="en" fo:country="US" fo:font-style="italic" officeooo:rsid="04d35f37" style:font-style-asian="italic" style:font-style-complex="italic"/>
    </style:style>
    <style:style style:name="T29" style:family="text">
      <style:text-properties fo:language="en" fo:country="US" fo:font-style="italic" officeooo:rsid="0558632b" style:font-style-asian="italic" style:font-style-complex="italic"/>
    </style:style>
    <style:style style:name="T30" style:family="text">
      <style:text-properties fo:language="en" fo:country="US" fo:font-style="italic" officeooo:rsid="05850d5a" style:font-style-asian="italic" style:font-style-complex="italic"/>
    </style:style>
    <style:style style:name="T31" style:family="text">
      <style:text-properties fo:language="en" fo:country="US" fo:font-style="italic" officeooo:rsid="058885c0" style:font-style-asian="italic" style:font-style-complex="italic"/>
    </style:style>
    <style:style style:name="T32" style:family="text">
      <style:text-properties fo:language="en" fo:country="US" fo:font-style="italic" officeooo:rsid="05a062e8" style:font-style-asian="italic" style:font-style-complex="italic"/>
    </style:style>
    <style:style style:name="T33" style:family="text">
      <style:text-properties fo:language="en" fo:country="US" fo:font-style="italic" officeooo:rsid="05a06693" style:font-style-asian="italic" style:font-style-complex="italic"/>
    </style:style>
    <style:style style:name="T34" style:family="text">
      <style:text-properties fo:language="en" fo:country="US" fo:font-style="italic" officeooo:rsid="05a32685" style:font-style-asian="italic" style:font-style-complex="italic"/>
    </style:style>
    <style:style style:name="T35" style:family="text">
      <style:text-properties fo:language="en" fo:country="US" fo:font-style="italic" officeooo:rsid="059c5372" style:font-style-asian="italic" style:font-style-complex="italic"/>
    </style:style>
    <style:style style:name="T36" style:family="text">
      <style:text-properties fo:language="en" fo:country="US" fo:font-style="italic" officeooo:rsid="05ae9598" style:font-style-asian="italic" style:font-style-complex="italic"/>
    </style:style>
    <style:style style:name="T37" style:family="text">
      <style:text-properties fo:language="en" fo:country="US" fo:font-style="italic" officeooo:rsid="05b9851e" style:font-style-asian="italic" style:font-style-complex="italic"/>
    </style:style>
    <style:style style:name="T38" style:family="text">
      <style:text-properties fo:language="en" fo:country="US" fo:font-style="italic" officeooo:rsid="05ba9502" style:font-style-asian="italic" style:font-style-complex="italic"/>
    </style:style>
    <style:style style:name="T39" style:family="text">
      <style:text-properties fo:language="en" fo:country="US" fo:font-style="italic" officeooo:rsid="05bd5ee7" style:font-style-asian="italic" style:font-style-complex="italic"/>
    </style:style>
    <style:style style:name="T40" style:family="text">
      <style:text-properties fo:language="en" fo:country="US" fo:font-style="italic" officeooo:rsid="05c0ab9d" style:font-style-asian="italic" style:font-style-complex="italic"/>
    </style:style>
    <style:style style:name="T41" style:family="text">
      <style:text-properties fo:language="en" fo:country="US" officeooo:rsid="04b48add"/>
    </style:style>
    <style:style style:name="T42" style:family="text">
      <style:text-properties fo:language="en" fo:country="US" fo:font-weight="bold" officeooo:rsid="04b48add" style:font-weight-asian="bold" style:font-weight-complex="bold"/>
    </style:style>
    <style:style style:name="T43" style:family="text">
      <style:text-properties fo:language="en" fo:country="US" fo:font-weight="bold" officeooo:rsid="04b60f51" style:font-weight-asian="bold" style:font-weight-complex="bold"/>
    </style:style>
    <style:style style:name="T44" style:family="text">
      <style:text-properties fo:language="en" fo:country="US" fo:font-weight="bold" officeooo:rsid="04c6e43e" style:font-weight-asian="bold" style:font-weight-complex="bold"/>
    </style:style>
    <style:style style:name="T45" style:family="text">
      <style:text-properties fo:language="en" fo:country="US" fo:font-weight="bold" officeooo:rsid="04ca82bc" style:font-weight-asian="bold" style:font-weight-complex="bold"/>
    </style:style>
    <style:style style:name="T46" style:family="text">
      <style:text-properties fo:language="en" fo:country="US" fo:font-weight="bold" officeooo:rsid="058f66f3" style:font-weight-asian="bold" style:font-weight-complex="bold"/>
    </style:style>
    <style:style style:name="T47" style:family="text">
      <style:text-properties fo:language="en" fo:country="US" fo:font-weight="bold" officeooo:rsid="05927414" style:font-weight-asian="bold" style:font-weight-complex="bold"/>
    </style:style>
    <style:style style:name="T48" style:family="text">
      <style:text-properties fo:language="en" fo:country="US" fo:font-weight="bold" officeooo:rsid="0594f7b5" style:font-weight-asian="bold" style:font-weight-complex="bold"/>
    </style:style>
    <style:style style:name="T49" style:family="text">
      <style:text-properties fo:language="en" fo:country="US" fo:font-weight="bold" officeooo:rsid="0595d617" style:font-weight-asian="bold" style:font-weight-complex="bold"/>
    </style:style>
    <style:style style:name="T50" style:family="text">
      <style:text-properties fo:language="en" fo:country="US" fo:font-weight="bold" officeooo:rsid="0596f89e" style:font-weight-asian="bold" style:font-weight-complex="bold"/>
    </style:style>
    <style:style style:name="T51" style:family="text">
      <style:text-properties fo:language="en" fo:country="US" fo:font-weight="bold" officeooo:rsid="05a33672" style:font-weight-asian="bold" style:font-weight-complex="bold"/>
    </style:style>
    <style:style style:name="T52" style:family="text">
      <style:text-properties fo:language="en" fo:country="US" fo:font-weight="bold" officeooo:rsid="05ab6f3c" style:font-weight-asian="bold" style:font-weight-complex="bold"/>
    </style:style>
    <style:style style:name="T53" style:family="text">
      <style:text-properties fo:language="en" fo:country="US" officeooo:rsid="04b562ae"/>
    </style:style>
    <style:style style:name="T54" style:family="text">
      <style:text-properties fo:language="en" fo:country="US" officeooo:rsid="04b5b449"/>
    </style:style>
    <style:style style:name="T55" style:family="text">
      <style:text-properties fo:language="en" fo:country="US" officeooo:rsid="04b60f51"/>
    </style:style>
    <style:style style:name="T56" style:family="text">
      <style:text-properties fo:language="en" fo:country="US" officeooo:rsid="04b72d7a"/>
    </style:style>
    <style:style style:name="T57" style:family="text">
      <style:text-properties fo:language="en" fo:country="US" officeooo:rsid="04b9f480"/>
    </style:style>
    <style:style style:name="T58" style:family="text">
      <style:text-properties fo:language="en" fo:country="US" officeooo:rsid="04bcdcdc"/>
    </style:style>
    <style:style style:name="T59" style:family="text">
      <style:text-properties fo:language="en" fo:country="US" officeooo:rsid="04bf6044"/>
    </style:style>
    <style:style style:name="T60" style:family="text">
      <style:text-properties fo:language="en" fo:country="US" officeooo:rsid="04bfb2bd"/>
    </style:style>
    <style:style style:name="T61" style:family="text">
      <style:text-properties fo:language="en" fo:country="US" officeooo:rsid="04bfc02b"/>
    </style:style>
    <style:style style:name="T62" style:family="text">
      <style:text-properties fo:language="en" fo:country="US" officeooo:rsid="04c0e9c3"/>
    </style:style>
    <style:style style:name="T63" style:family="text">
      <style:text-properties fo:language="en" fo:country="US" officeooo:rsid="04c134cf"/>
    </style:style>
    <style:style style:name="T64" style:family="text">
      <style:text-properties fo:language="en" fo:country="US" officeooo:rsid="04c16aba"/>
    </style:style>
    <style:style style:name="T65" style:family="text">
      <style:text-properties fo:language="en" fo:country="US" officeooo:rsid="04c17fe7"/>
    </style:style>
    <style:style style:name="T66" style:family="text">
      <style:text-properties fo:language="en" fo:country="US" officeooo:rsid="04c237d2"/>
    </style:style>
    <style:style style:name="T67" style:family="text">
      <style:text-properties fo:language="en" fo:country="US" officeooo:rsid="04c275c8"/>
    </style:style>
    <style:style style:name="T68" style:family="text">
      <style:text-properties fo:language="en" fo:country="US" officeooo:rsid="04c44ee2"/>
    </style:style>
    <style:style style:name="T69" style:family="text">
      <style:text-properties fo:language="en" fo:country="US" officeooo:rsid="04c55af1"/>
    </style:style>
    <style:style style:name="T70" style:family="text">
      <style:text-properties fo:language="en" fo:country="US" officeooo:rsid="04c6e43e"/>
    </style:style>
    <style:style style:name="T71" style:family="text">
      <style:text-properties fo:language="en" fo:country="US" officeooo:rsid="04c76caa"/>
    </style:style>
    <style:style style:name="T72" style:family="text">
      <style:text-properties fo:language="en" fo:country="US" officeooo:rsid="04c8eabd"/>
    </style:style>
    <style:style style:name="T73" style:family="text">
      <style:text-properties fo:language="en" fo:country="US" officeooo:rsid="04ca82bc"/>
    </style:style>
    <style:style style:name="T74" style:family="text">
      <style:text-properties fo:language="en" fo:country="US" officeooo:rsid="04cc5f44"/>
    </style:style>
    <style:style style:name="T75" style:family="text">
      <style:text-properties fo:language="en" fo:country="US" officeooo:rsid="04cdacb7"/>
    </style:style>
    <style:style style:name="T76" style:family="text">
      <style:text-properties fo:language="en" fo:country="US" officeooo:rsid="04d0a22c"/>
    </style:style>
    <style:style style:name="T77" style:family="text">
      <style:text-properties fo:language="en" fo:country="US" officeooo:rsid="04d298e6"/>
    </style:style>
    <style:style style:name="T78" style:family="text">
      <style:text-properties fo:language="en" fo:country="US" officeooo:rsid="04d35f37"/>
    </style:style>
    <style:style style:name="T79" style:family="text">
      <style:text-properties fo:language="en" fo:country="US" officeooo:rsid="04d56f93"/>
    </style:style>
    <style:style style:name="T80" style:family="text">
      <style:text-properties fo:language="en" fo:country="US" officeooo:rsid="04ddd1cd"/>
    </style:style>
    <style:style style:name="T81" style:family="text">
      <style:text-properties fo:language="en" fo:country="US" officeooo:rsid="04e1fc15"/>
    </style:style>
    <style:style style:name="T82" style:family="text">
      <style:text-properties fo:language="en" fo:country="US" officeooo:rsid="04e421c7"/>
    </style:style>
    <style:style style:name="T83" style:family="text">
      <style:text-properties fo:language="en" fo:country="US" officeooo:rsid="04e8b85a"/>
    </style:style>
    <style:style style:name="T84" style:family="text">
      <style:text-properties fo:language="en" fo:country="US" officeooo:rsid="04f12403"/>
    </style:style>
    <style:style style:name="T85" style:family="text">
      <style:text-properties fo:language="en" fo:country="US" officeooo:rsid="04f1dd5f"/>
    </style:style>
    <style:style style:name="T86" style:family="text">
      <style:text-properties fo:language="en" fo:country="US" officeooo:rsid="055336a1"/>
    </style:style>
    <style:style style:name="T87" style:family="text">
      <style:text-properties fo:language="en" fo:country="US" officeooo:rsid="055465b8"/>
    </style:style>
    <style:style style:name="T88" style:family="text">
      <style:text-properties fo:language="en" fo:country="US" officeooo:rsid="0557c1c8"/>
    </style:style>
    <style:style style:name="T89" style:family="text">
      <style:text-properties fo:language="en" fo:country="US" officeooo:rsid="0557eb2c"/>
    </style:style>
    <style:style style:name="T90" style:family="text">
      <style:text-properties fo:language="en" fo:country="US" officeooo:rsid="0558632b"/>
    </style:style>
    <style:style style:name="T91" style:family="text">
      <style:text-properties fo:language="en" fo:country="US" officeooo:rsid="0584c597"/>
    </style:style>
    <style:style style:name="T92" style:family="text">
      <style:text-properties fo:language="en" fo:country="US" officeooo:rsid="05850d5a"/>
    </style:style>
    <style:style style:name="T93" style:family="text">
      <style:text-properties fo:language="en" fo:country="US" officeooo:rsid="0586a6b2"/>
    </style:style>
    <style:style style:name="T94" style:family="text">
      <style:text-properties fo:language="en" fo:country="US" officeooo:rsid="058885c0"/>
    </style:style>
    <style:style style:name="T95" style:family="text">
      <style:text-properties fo:language="en" fo:country="US" officeooo:rsid="058a4912"/>
    </style:style>
    <style:style style:name="T96" style:family="text">
      <style:text-properties fo:language="en" fo:country="US" officeooo:rsid="058cb654"/>
    </style:style>
    <style:style style:name="T97" style:family="text">
      <style:text-properties fo:language="en" fo:country="US" officeooo:rsid="058d499a"/>
    </style:style>
    <style:style style:name="T98" style:family="text">
      <style:text-properties fo:language="en" fo:country="US" officeooo:rsid="058f66f3"/>
    </style:style>
    <style:style style:name="T99" style:family="text">
      <style:text-properties fo:language="en" fo:country="US" officeooo:rsid="05927414"/>
    </style:style>
    <style:style style:name="T100" style:family="text">
      <style:text-properties fo:language="en" fo:country="US" officeooo:rsid="059399c8"/>
    </style:style>
    <style:style style:name="T101" style:family="text">
      <style:text-properties fo:language="en" fo:country="US" officeooo:rsid="0594f7b5"/>
    </style:style>
    <style:style style:name="T102" style:family="text">
      <style:text-properties fo:language="en" fo:country="US" officeooo:rsid="0595ccfe"/>
    </style:style>
    <style:style style:name="T103" style:family="text">
      <style:text-properties fo:language="en" fo:country="US" officeooo:rsid="0595d617"/>
    </style:style>
    <style:style style:name="T104" style:family="text">
      <style:text-properties fo:language="en" fo:country="US" officeooo:rsid="0598ae38"/>
    </style:style>
    <style:style style:name="T105" style:family="text">
      <style:text-properties fo:language="en" fo:country="US" officeooo:rsid="059c5372"/>
    </style:style>
    <style:style style:name="T106" style:family="text">
      <style:text-properties fo:language="en" fo:country="US" officeooo:rsid="059f86c3"/>
    </style:style>
    <style:style style:name="T107" style:family="text">
      <style:text-properties fo:language="en" fo:country="US" officeooo:rsid="05a062e8"/>
    </style:style>
    <style:style style:name="T108" style:family="text">
      <style:text-properties fo:language="en" fo:country="US" officeooo:rsid="05a06693"/>
    </style:style>
    <style:style style:name="T109" style:family="text">
      <style:text-properties fo:language="en" fo:country="US" officeooo:rsid="05a1e894"/>
    </style:style>
    <style:style style:name="T110" style:family="text">
      <style:text-properties fo:language="en" fo:country="US" officeooo:rsid="05a32685"/>
    </style:style>
    <style:style style:name="T111" style:family="text">
      <style:text-properties fo:language="en" fo:country="US" officeooo:rsid="05a33672"/>
    </style:style>
    <style:style style:name="T112" style:family="text">
      <style:text-properties fo:language="en" fo:country="US" officeooo:rsid="05a3f258"/>
    </style:style>
    <style:style style:name="T113" style:family="text">
      <style:text-properties fo:language="en" fo:country="US" officeooo:rsid="05a5889e"/>
    </style:style>
    <style:style style:name="T114" style:family="text">
      <style:text-properties fo:language="en" fo:country="US" officeooo:rsid="05a695f5"/>
    </style:style>
    <style:style style:name="T115" style:family="text">
      <style:text-properties fo:language="en" fo:country="US" officeooo:rsid="05a850a0"/>
    </style:style>
    <style:style style:name="T116" style:family="text">
      <style:text-properties fo:language="en" fo:country="US" officeooo:rsid="05ab6f3c"/>
    </style:style>
    <style:style style:name="T117" style:family="text">
      <style:text-properties fo:language="en" fo:country="US" officeooo:rsid="05ad3661"/>
    </style:style>
    <style:style style:name="T118" style:family="text">
      <style:text-properties fo:language="en" fo:country="US" officeooo:rsid="05ae9598"/>
    </style:style>
    <style:style style:name="T119" style:family="text">
      <style:text-properties fo:language="en" fo:country="US" officeooo:rsid="05b09911"/>
    </style:style>
    <style:style style:name="T120" style:family="text">
      <style:text-properties fo:language="en" fo:country="US" officeooo:rsid="05b0e56e"/>
    </style:style>
    <style:style style:name="T121" style:family="text">
      <style:text-properties fo:language="en" fo:country="US" officeooo:rsid="05b2d846"/>
    </style:style>
    <style:style style:name="T122" style:family="text">
      <style:text-properties fo:language="en" fo:country="US" officeooo:rsid="05b49493"/>
    </style:style>
    <style:style style:name="T123" style:family="text">
      <style:text-properties fo:language="en" fo:country="US" officeooo:rsid="05b6932e"/>
    </style:style>
    <style:style style:name="T124" style:family="text">
      <style:text-properties fo:language="en" fo:country="US" officeooo:rsid="05b6d63b"/>
    </style:style>
    <style:style style:name="T125" style:family="text">
      <style:text-properties fo:language="en" fo:country="US" officeooo:rsid="05b7cc48"/>
    </style:style>
    <style:style style:name="T126" style:family="text">
      <style:text-properties fo:language="en" fo:country="US" officeooo:rsid="05b9851e"/>
    </style:style>
    <style:style style:name="T127" style:family="text">
      <style:text-properties fo:language="en" fo:country="US" officeooo:rsid="05ba9502"/>
    </style:style>
    <style:style style:name="T128" style:family="text">
      <style:text-properties fo:language="en" fo:country="US" officeooo:rsid="05bd5ee7"/>
    </style:style>
    <style:style style:name="T129" style:family="text">
      <style:text-properties fo:language="en" fo:country="US" officeooo:rsid="05c0ab9d"/>
    </style:style>
    <style:style style:name="T130" style:family="text">
      <style:text-properties officeooo:rsid="0495b9a7"/>
    </style:style>
    <style:style style:name="T131" style:family="text">
      <style:text-properties officeooo:rsid="049688a9"/>
    </style:style>
    <style:style style:name="T132" style:family="text">
      <style:text-properties officeooo:rsid="0496e12b"/>
    </style:style>
    <style:style style:name="T133" style:family="text">
      <style:text-properties fo:font-style="italic" officeooo:rsid="0496e12b" style:font-style-asian="italic" style:font-style-complex="italic"/>
    </style:style>
    <style:style style:name="T134" style:family="text">
      <style:text-properties fo:font-style="italic" officeooo:rsid="04979da7" style:font-style-asian="italic" style:font-style-complex="italic"/>
    </style:style>
    <style:style style:name="T135" style:family="text">
      <style:text-properties fo:font-style="italic" officeooo:rsid="04fce2e7" style:font-style-asian="italic" style:font-style-complex="italic"/>
    </style:style>
    <style:style style:name="T136" style:family="text">
      <style:text-properties fo:font-style="italic" officeooo:rsid="05063bc8" style:font-style-asian="italic" style:font-style-complex="italic"/>
    </style:style>
    <style:style style:name="T137" style:family="text">
      <style:text-properties fo:font-style="italic" officeooo:rsid="05399f0c" style:font-style-asian="italic" style:font-style-complex="italic"/>
    </style:style>
    <style:style style:name="T138" style:family="text">
      <style:text-properties fo:font-style="italic" officeooo:rsid="05446562" style:font-style-asian="italic" style:font-style-complex="italic"/>
    </style:style>
    <style:style style:name="T139" style:family="text">
      <style:text-properties fo:font-style="italic" officeooo:rsid="054699b2" style:font-style-asian="italic" style:font-style-complex="italic"/>
    </style:style>
    <style:style style:name="T140" style:family="text">
      <style:text-properties fo:font-style="italic" officeooo:rsid="0550104f" style:font-style-asian="italic" style:font-style-complex="italic"/>
    </style:style>
    <style:style style:name="T141" style:family="text">
      <style:text-properties fo:font-style="italic" officeooo:rsid="05c13f27" style:font-style-asian="italic" style:font-style-complex="italic"/>
    </style:style>
    <style:style style:name="T142" style:family="text">
      <style:text-properties fo:font-style="italic" officeooo:rsid="05c1aa78" style:font-style-asian="italic" style:font-style-complex="italic"/>
    </style:style>
    <style:style style:name="T143" style:family="text">
      <style:text-properties fo:font-style="italic" officeooo:rsid="05c6cef9" style:font-style-asian="italic" style:font-style-complex="italic"/>
    </style:style>
    <style:style style:name="T144" style:family="text">
      <style:text-properties fo:font-style="italic" officeooo:rsid="05c8fe4f" style:font-style-asian="italic" style:font-style-complex="italic"/>
    </style:style>
    <style:style style:name="T145" style:family="text">
      <style:text-properties fo:font-style="italic" officeooo:rsid="05c9c1c3" style:font-style-asian="italic" style:font-style-complex="italic"/>
    </style:style>
    <style:style style:name="T146" style:family="text">
      <style:text-properties fo:font-style="italic" officeooo:rsid="05cb592f" style:font-style-asian="italic" style:font-style-complex="italic"/>
    </style:style>
    <style:style style:name="T147" style:family="text">
      <style:text-properties fo:font-style="italic" officeooo:rsid="05ce6040" style:font-style-asian="italic" style:font-style-complex="italic"/>
    </style:style>
    <style:style style:name="T148" style:family="text">
      <style:text-properties fo:font-style="italic" officeooo:rsid="05dac8aa" style:font-style-asian="italic" style:font-style-complex="italic"/>
    </style:style>
    <style:style style:name="T149" style:family="text">
      <style:text-properties fo:font-style="italic" officeooo:rsid="05deb338" style:font-style-asian="italic" style:font-style-complex="italic"/>
    </style:style>
    <style:style style:name="T150" style:family="text">
      <style:text-properties fo:font-style="italic" officeooo:rsid="05e2d42f" style:font-style-asian="italic" style:font-style-complex="italic"/>
    </style:style>
    <style:style style:name="T151" style:family="text">
      <style:text-properties fo:font-style="italic" officeooo:rsid="05e4e16c" style:font-style-asian="italic" style:font-style-complex="italic"/>
    </style:style>
    <style:style style:name="T152" style:family="text">
      <style:text-properties fo:font-style="italic" officeooo:rsid="05ebe867" style:font-style-asian="italic" style:font-style-complex="italic"/>
    </style:style>
    <style:style style:name="T153" style:family="text">
      <style:text-properties fo:font-style="italic" officeooo:rsid="05f078ef" style:font-style-asian="italic" style:font-style-complex="italic"/>
    </style:style>
    <style:style style:name="T154" style:family="text">
      <style:text-properties fo:font-style="italic" officeooo:rsid="05f40d3d" style:font-style-asian="italic" style:font-style-complex="italic"/>
    </style:style>
    <style:style style:name="T155" style:family="text">
      <style:text-properties fo:font-style="italic" officeooo:rsid="05f6e9aa" style:font-style-asian="italic" style:font-style-complex="italic"/>
    </style:style>
    <style:style style:name="T156" style:family="text">
      <style:text-properties fo:font-style="italic" officeooo:rsid="05f9d7de" style:font-style-asian="italic" style:font-style-complex="italic"/>
    </style:style>
    <style:style style:name="T157" style:family="text">
      <style:text-properties fo:font-style="italic" officeooo:rsid="05fe17cd" style:font-style-asian="italic" style:font-style-complex="italic"/>
    </style:style>
    <style:style style:name="T158" style:family="text">
      <style:text-properties fo:font-style="italic" officeooo:rsid="05fec7cb" style:font-style-asian="italic" style:font-style-complex="italic"/>
    </style:style>
    <style:style style:name="T159" style:family="text">
      <style:text-properties fo:font-style="italic" officeooo:rsid="06000209" style:font-style-asian="italic" style:font-style-complex="italic"/>
    </style:style>
    <style:style style:name="T160" style:family="text">
      <style:text-properties fo:font-style="italic" officeooo:rsid="0601935d" style:font-style-asian="italic" style:font-style-complex="italic"/>
    </style:style>
    <style:style style:name="T161" style:family="text">
      <style:text-properties fo:font-style="italic" officeooo:rsid="0601ffa0" style:font-style-asian="italic" style:font-style-complex="italic"/>
    </style:style>
    <style:style style:name="T162" style:family="text">
      <style:text-properties fo:font-style="italic" officeooo:rsid="06092ea9" style:font-style-asian="italic" style:font-style-complex="italic"/>
    </style:style>
    <style:style style:name="T163" style:family="text">
      <style:text-properties fo:font-style="italic" officeooo:rsid="061ac63a" style:font-style-asian="italic" style:font-style-complex="italic"/>
    </style:style>
    <style:style style:name="T164" style:family="text">
      <style:text-properties fo:font-style="italic" officeooo:rsid="061efdc3" style:font-style-asian="italic" style:font-style-complex="italic"/>
    </style:style>
    <style:style style:name="T165" style:family="text">
      <style:text-properties fo:font-style="italic" officeooo:rsid="0620805b" style:font-style-asian="italic" style:font-style-complex="italic"/>
    </style:style>
    <style:style style:name="T166" style:family="text">
      <style:text-properties fo:font-style="italic" officeooo:rsid="06278284" style:font-style-asian="italic" style:font-style-complex="italic"/>
    </style:style>
    <style:style style:name="T167" style:family="text">
      <style:text-properties fo:font-style="italic" officeooo:rsid="062d02d2" style:font-style-asian="italic" style:font-style-complex="italic"/>
    </style:style>
    <style:style style:name="T168" style:family="text">
      <style:text-properties fo:font-style="italic" officeooo:rsid="062d553b" style:font-style-asian="italic" style:font-style-complex="italic"/>
    </style:style>
    <style:style style:name="T169" style:family="text">
      <style:text-properties fo:font-style="italic" officeooo:rsid="062eca58" style:font-style-asian="italic" style:font-style-complex="italic"/>
    </style:style>
    <style:style style:name="T170" style:family="text">
      <style:text-properties fo:font-style="italic" officeooo:rsid="0630af27" style:font-style-asian="italic" style:font-style-complex="italic"/>
    </style:style>
    <style:style style:name="T171" style:family="text">
      <style:text-properties fo:font-style="italic" officeooo:rsid="06336b16" style:font-style-asian="italic" style:font-style-complex="italic"/>
    </style:style>
    <style:style style:name="T172" style:family="text">
      <style:text-properties fo:font-style="italic" officeooo:rsid="063655ad" style:font-style-asian="italic" style:font-style-complex="italic"/>
    </style:style>
    <style:style style:name="T173" style:family="text">
      <style:text-properties fo:font-style="italic" officeooo:rsid="0638dffc" style:font-style-asian="italic" style:font-style-complex="italic"/>
    </style:style>
    <style:style style:name="T174" style:family="text">
      <style:text-properties fo:font-style="italic" officeooo:rsid="0639c6d1" style:font-style-asian="italic" style:font-style-complex="italic"/>
    </style:style>
    <style:style style:name="T175" style:family="text">
      <style:text-properties officeooo:rsid="04979da7"/>
    </style:style>
    <style:style style:name="T176" style:family="text">
      <style:text-properties officeooo:rsid="049ae4e7"/>
    </style:style>
    <style:style style:name="T177" style:family="text">
      <style:text-properties officeooo:rsid="049cf47f"/>
    </style:style>
    <style:style style:name="T178" style:family="text">
      <style:text-properties officeooo:rsid="049e100d"/>
    </style:style>
    <style:style style:name="T179" style:family="text">
      <style:text-properties officeooo:rsid="04a01365"/>
    </style:style>
    <style:style style:name="T180" style:family="text">
      <style:text-properties officeooo:rsid="04a043be"/>
    </style:style>
    <style:style style:name="T181" style:family="text">
      <style:text-properties officeooo:rsid="04a0ce87"/>
    </style:style>
    <style:style style:name="T182" style:family="text">
      <style:text-properties officeooo:rsid="04a354af"/>
    </style:style>
    <style:style style:name="T183" style:family="text">
      <style:text-properties officeooo:rsid="04a4b3a6"/>
    </style:style>
    <style:style style:name="T184" style:family="text">
      <style:text-properties officeooo:rsid="04a5dbf0"/>
    </style:style>
    <style:style style:name="T185" style:family="text">
      <style:text-properties officeooo:rsid="04a795bf"/>
    </style:style>
    <style:style style:name="T186" style:family="text">
      <style:text-properties officeooo:rsid="04a9328c"/>
    </style:style>
    <style:style style:name="T187" style:family="text">
      <style:text-properties officeooo:rsid="04ace780"/>
    </style:style>
    <style:style style:name="T188" style:family="text">
      <style:text-properties officeooo:rsid="04bcdcdc"/>
    </style:style>
    <style:style style:name="T189" style:family="text">
      <style:text-properties officeooo:rsid="04d6b274"/>
    </style:style>
    <style:style style:name="T190" style:family="text">
      <style:text-properties officeooo:rsid="04d85be2"/>
    </style:style>
    <style:style style:name="T191" style:family="text">
      <style:text-properties officeooo:rsid="04d9206c"/>
    </style:style>
    <style:style style:name="T192" style:family="text">
      <style:text-properties officeooo:rsid="04da1fe4"/>
    </style:style>
    <style:style style:name="T193" style:family="text">
      <style:text-properties officeooo:rsid="04f72419"/>
    </style:style>
    <style:style style:name="T194" style:family="text">
      <style:text-properties officeooo:rsid="04f8140e"/>
    </style:style>
    <style:style style:name="T195" style:family="text">
      <style:text-properties officeooo:rsid="04f8156d"/>
    </style:style>
    <style:style style:name="T196" style:family="text">
      <style:text-properties officeooo:rsid="04f8b667"/>
    </style:style>
    <style:style style:name="T197" style:family="text">
      <style:text-properties officeooo:rsid="04fb1cbe"/>
    </style:style>
    <style:style style:name="T198" style:family="text">
      <style:text-properties officeooo:rsid="04fb88c0"/>
    </style:style>
    <style:style style:name="T199" style:family="text">
      <style:text-properties officeooo:rsid="04fcca29"/>
    </style:style>
    <style:style style:name="T200" style:family="text">
      <style:text-properties officeooo:rsid="04fce2e7"/>
    </style:style>
    <style:style style:name="T201" style:family="text">
      <style:text-properties officeooo:rsid="04fe6abb"/>
    </style:style>
    <style:style style:name="T202" style:family="text">
      <style:text-properties officeooo:rsid="04ff6329"/>
    </style:style>
    <style:style style:name="T203" style:family="text">
      <style:text-properties officeooo:rsid="0500ee6d"/>
    </style:style>
    <style:style style:name="T204" style:family="text">
      <style:text-properties officeooo:rsid="05043188"/>
    </style:style>
    <style:style style:name="T205" style:family="text">
      <style:text-properties officeooo:rsid="05061b51"/>
    </style:style>
    <style:style style:name="T206" style:family="text">
      <style:text-properties officeooo:rsid="05063bc8"/>
    </style:style>
    <style:style style:name="T207" style:family="text">
      <style:text-properties officeooo:rsid="0509194a"/>
    </style:style>
    <style:style style:name="T208" style:family="text">
      <style:text-properties officeooo:rsid="050baf46"/>
    </style:style>
    <style:style style:name="T209" style:family="text">
      <style:text-properties officeooo:rsid="050c04fb"/>
    </style:style>
    <style:style style:name="T210" style:family="text">
      <style:text-properties officeooo:rsid="0513b881"/>
    </style:style>
    <style:style style:name="T211" style:family="text">
      <style:text-properties officeooo:rsid="0515f969"/>
    </style:style>
    <style:style style:name="T212" style:family="text">
      <style:text-properties officeooo:rsid="051e05b8"/>
    </style:style>
    <style:style style:name="T213" style:family="text">
      <style:text-properties officeooo:rsid="0524071e"/>
    </style:style>
    <style:style style:name="T214" style:family="text">
      <style:text-properties officeooo:rsid="0525e61b"/>
    </style:style>
    <style:style style:name="T215" style:family="text">
      <style:text-properties officeooo:rsid="0535303c"/>
    </style:style>
    <style:style style:name="T216" style:family="text">
      <style:text-properties officeooo:rsid="05372a5b"/>
    </style:style>
    <style:style style:name="T217" style:family="text">
      <style:text-properties officeooo:rsid="05386730"/>
    </style:style>
    <style:style style:name="T218" style:family="text">
      <style:text-properties officeooo:rsid="05399f0c"/>
    </style:style>
    <style:style style:name="T219" style:family="text">
      <style:text-properties officeooo:rsid="053a2d9c"/>
    </style:style>
    <style:style style:name="T220" style:family="text">
      <style:text-properties officeooo:rsid="053b3ea0"/>
    </style:style>
    <style:style style:name="T221" style:family="text">
      <style:text-properties officeooo:rsid="053c2228"/>
    </style:style>
    <style:style style:name="T222" style:family="text">
      <style:text-properties officeooo:rsid="053c26ba"/>
    </style:style>
    <style:style style:name="T223" style:family="text">
      <style:text-properties officeooo:rsid="053cad16"/>
    </style:style>
    <style:style style:name="T224" style:family="text">
      <style:text-properties officeooo:rsid="053e276b"/>
    </style:style>
    <style:style style:name="T225" style:family="text">
      <style:text-properties officeooo:rsid="053fee60"/>
    </style:style>
    <style:style style:name="T226" style:family="text">
      <style:text-properties officeooo:rsid="0540175a"/>
    </style:style>
    <style:style style:name="T227" style:family="text">
      <style:text-properties officeooo:rsid="05446562"/>
    </style:style>
    <style:style style:name="T228" style:family="text">
      <style:text-properties officeooo:rsid="05452dbe"/>
    </style:style>
    <style:style style:name="T229" style:family="text">
      <style:text-properties officeooo:rsid="05459538"/>
    </style:style>
    <style:style style:name="T230" style:family="text">
      <style:text-properties officeooo:rsid="0545994a"/>
    </style:style>
    <style:style style:name="T231" style:family="text">
      <style:text-properties officeooo:rsid="054699b2"/>
    </style:style>
    <style:style style:name="T232" style:family="text">
      <style:text-properties officeooo:rsid="054716e4"/>
    </style:style>
    <style:style style:name="T233" style:family="text">
      <style:text-properties officeooo:rsid="0547b056"/>
    </style:style>
    <style:style style:name="T234" style:family="text">
      <style:text-properties officeooo:rsid="0547f4c6"/>
    </style:style>
    <style:style style:name="T235" style:family="text">
      <style:text-properties officeooo:rsid="05484256"/>
    </style:style>
    <style:style style:name="T236" style:family="text">
      <style:text-properties officeooo:rsid="054a1d38"/>
    </style:style>
    <style:style style:name="T237" style:family="text">
      <style:text-properties officeooo:rsid="054aa552"/>
    </style:style>
    <style:style style:name="T238" style:family="text">
      <style:text-properties officeooo:rsid="0550104f"/>
    </style:style>
    <style:style style:name="T239" style:family="text">
      <style:text-properties officeooo:rsid="0550fa3c"/>
    </style:style>
    <style:style style:name="T240" style:family="text">
      <style:text-properties officeooo:rsid="055ebbf3"/>
    </style:style>
    <style:style style:name="T241" style:family="text">
      <style:text-properties officeooo:rsid="055ee560"/>
    </style:style>
    <style:style style:name="T242" style:family="text">
      <style:text-properties officeooo:rsid="0560845d"/>
    </style:style>
    <style:style style:name="T243" style:family="text">
      <style:text-properties officeooo:rsid="0560bac8"/>
    </style:style>
    <style:style style:name="T244" style:family="text">
      <style:text-properties officeooo:rsid="0564a64d"/>
    </style:style>
    <style:style style:name="T245" style:family="text">
      <style:text-properties officeooo:rsid="0565152f"/>
    </style:style>
    <style:style style:name="T246" style:family="text">
      <style:text-properties officeooo:rsid="057766cd"/>
    </style:style>
    <style:style style:name="T247" style:family="text">
      <style:text-properties officeooo:rsid="057927fb"/>
    </style:style>
    <style:style style:name="T248" style:family="text">
      <style:text-properties officeooo:rsid="05a695f5"/>
    </style:style>
    <style:style style:name="T249" style:family="text">
      <style:text-properties officeooo:rsid="05c0ab9d"/>
    </style:style>
    <style:style style:name="T250" style:family="text">
      <style:text-properties fo:font-weight="bold" officeooo:rsid="05c0ab9d" style:font-weight-asian="bold" style:font-weight-complex="bold"/>
    </style:style>
    <style:style style:name="T251" style:family="text">
      <style:text-properties fo:font-weight="bold" officeooo:rsid="05cf3fa6" style:font-weight-asian="bold" style:font-weight-complex="bold"/>
    </style:style>
    <style:style style:name="T252" style:family="text">
      <style:text-properties fo:font-weight="bold" officeooo:rsid="05e2d42f" style:font-weight-asian="bold" style:font-weight-complex="bold"/>
    </style:style>
    <style:style style:name="T253" style:family="text">
      <style:text-properties fo:font-weight="bold" officeooo:rsid="05e31174" style:font-weight-asian="bold" style:font-weight-complex="bold"/>
    </style:style>
    <style:style style:name="T254" style:family="text">
      <style:text-properties fo:font-weight="bold" officeooo:rsid="05ead254" style:font-weight-asian="bold" style:font-weight-complex="bold"/>
    </style:style>
    <style:style style:name="T255" style:family="text">
      <style:text-properties fo:font-weight="bold" officeooo:rsid="05ebe867" style:font-weight-asian="bold" style:font-weight-complex="bold"/>
    </style:style>
    <style:style style:name="T256" style:family="text">
      <style:text-properties fo:font-weight="bold" officeooo:rsid="05f40d3d" style:font-weight-asian="bold" style:font-weight-complex="bold"/>
    </style:style>
    <style:style style:name="T257" style:family="text">
      <style:text-properties fo:font-weight="bold" officeooo:rsid="05fc423f" style:font-weight-asian="bold" style:font-weight-complex="bold"/>
    </style:style>
    <style:style style:name="T258" style:family="text">
      <style:text-properties fo:font-weight="bold" officeooo:rsid="05fec7cb" style:font-weight-asian="bold" style:font-weight-complex="bold"/>
    </style:style>
    <style:style style:name="T259" style:family="text">
      <style:text-properties fo:font-weight="bold" officeooo:rsid="0629f526" style:font-weight-asian="bold" style:font-weight-complex="bold"/>
    </style:style>
    <style:style style:name="T260" style:family="text">
      <style:text-properties fo:font-weight="bold" officeooo:rsid="062b98c7" style:font-weight-asian="bold" style:font-weight-complex="bold"/>
    </style:style>
    <style:style style:name="T261" style:family="text">
      <style:text-properties fo:font-weight="bold" officeooo:rsid="062d553b" style:font-weight-asian="bold" style:font-weight-complex="bold"/>
    </style:style>
    <style:style style:name="T262" style:family="text">
      <style:text-properties fo:font-weight="bold" officeooo:rsid="062eca58" style:font-weight-asian="bold" style:font-weight-complex="bold"/>
    </style:style>
    <style:style style:name="T263" style:family="text">
      <style:text-properties fo:font-weight="bold" officeooo:rsid="0633b439" style:font-weight-asian="bold" style:font-weight-complex="bold"/>
    </style:style>
    <style:style style:name="T264" style:family="text">
      <style:text-properties fo:font-weight="bold" officeooo:rsid="0638525b" style:font-weight-asian="bold" style:font-weight-complex="bold"/>
    </style:style>
    <style:style style:name="T265" style:family="text">
      <style:text-properties fo:font-weight="bold" officeooo:rsid="063df482" style:font-weight-asian="bold" style:font-weight-complex="bold"/>
    </style:style>
    <style:style style:name="T266" style:family="text">
      <style:text-properties officeooo:rsid="05c13f27"/>
    </style:style>
    <style:style style:name="T267" style:family="text">
      <style:text-properties officeooo:rsid="05c1aa78"/>
    </style:style>
    <style:style style:name="T268" style:family="text">
      <style:text-properties officeooo:rsid="05c39534"/>
    </style:style>
    <style:style style:name="T269" style:family="text">
      <style:text-properties officeooo:rsid="05c64eca"/>
    </style:style>
    <style:style style:name="T270" style:family="text">
      <style:text-properties officeooo:rsid="05c6cef9"/>
    </style:style>
    <style:style style:name="T271" style:family="text">
      <style:text-properties officeooo:rsid="05c8fe4f"/>
    </style:style>
    <style:style style:name="T272" style:family="text">
      <style:text-properties officeooo:rsid="05c9c1c3"/>
    </style:style>
    <style:style style:name="T273" style:family="text">
      <style:text-properties officeooo:rsid="05cb592f"/>
    </style:style>
    <style:style style:name="T274" style:family="text">
      <style:text-properties officeooo:rsid="05ce6040"/>
    </style:style>
    <style:style style:name="T275" style:family="text">
      <style:text-properties officeooo:rsid="05cf3fa6"/>
    </style:style>
    <style:style style:name="T276" style:family="text">
      <style:text-properties officeooo:rsid="05d565c3"/>
    </style:style>
    <style:style style:name="T277" style:family="text">
      <style:text-properties officeooo:rsid="05d6e26d"/>
    </style:style>
    <style:style style:name="T278" style:family="text">
      <style:text-properties officeooo:rsid="05d7ad95"/>
    </style:style>
    <style:style style:name="T279" style:family="text">
      <style:text-properties officeooo:rsid="05dac8aa"/>
    </style:style>
    <style:style style:name="T280" style:family="text">
      <style:text-properties officeooo:rsid="05deb338"/>
    </style:style>
    <style:style style:name="T281" style:family="text">
      <style:text-properties officeooo:rsid="05e2d42f"/>
    </style:style>
    <style:style style:name="T282" style:family="text">
      <style:text-properties officeooo:rsid="05e31174"/>
    </style:style>
    <style:style style:name="T283" style:family="text">
      <style:text-properties officeooo:rsid="05e4e16c"/>
    </style:style>
    <style:style style:name="T284" style:family="text">
      <style:text-properties officeooo:rsid="05ead254"/>
    </style:style>
    <style:style style:name="T285" style:family="text">
      <style:text-properties officeooo:rsid="05ebe867"/>
    </style:style>
    <style:style style:name="T286" style:family="text">
      <style:text-properties officeooo:rsid="05f078ef"/>
    </style:style>
    <style:style style:name="T287" style:family="text">
      <style:text-properties officeooo:rsid="05f12416"/>
    </style:style>
    <style:style style:name="T288" style:family="text">
      <style:text-properties officeooo:rsid="05f2371b"/>
    </style:style>
    <style:style style:name="T289" style:family="text">
      <style:text-properties officeooo:rsid="05f40d3d"/>
    </style:style>
    <style:style style:name="T290" style:family="text">
      <style:text-properties officeooo:rsid="05f575e7"/>
    </style:style>
    <style:style style:name="T291" style:family="text">
      <style:text-properties officeooo:rsid="05f6e9aa"/>
    </style:style>
    <style:style style:name="T292" style:family="text">
      <style:text-properties officeooo:rsid="05f9d7de"/>
    </style:style>
    <style:style style:name="T293" style:family="text">
      <style:text-properties officeooo:rsid="05fafffe"/>
    </style:style>
    <style:style style:name="T294" style:family="text">
      <style:text-properties officeooo:rsid="05fc423f"/>
    </style:style>
    <style:style style:name="T295" style:family="text">
      <style:text-properties officeooo:rsid="05fd02f9"/>
    </style:style>
    <style:style style:name="T296" style:family="text">
      <style:text-properties officeooo:rsid="05fda96f"/>
    </style:style>
    <style:style style:name="T297" style:family="text">
      <style:text-properties officeooo:rsid="05fe17cd"/>
    </style:style>
    <style:style style:name="T298" style:family="text">
      <style:text-properties officeooo:rsid="05fec7cb"/>
    </style:style>
    <style:style style:name="T299" style:family="text">
      <style:text-properties officeooo:rsid="06000209"/>
    </style:style>
    <style:style style:name="T300" style:family="text">
      <style:text-properties officeooo:rsid="0601935d"/>
    </style:style>
    <style:style style:name="T301" style:family="text">
      <style:text-properties officeooo:rsid="0601ffa0"/>
    </style:style>
    <style:style style:name="T302" style:family="text">
      <style:text-properties officeooo:rsid="0605d6eb"/>
    </style:style>
    <style:style style:name="T303" style:family="text">
      <style:text-properties officeooo:rsid="060785a0"/>
    </style:style>
    <style:style style:name="T304" style:family="text">
      <style:text-properties officeooo:rsid="06092ea9"/>
    </style:style>
    <style:style style:name="T305" style:family="text">
      <style:text-properties officeooo:rsid="060a6b6e"/>
    </style:style>
    <style:style style:name="T306" style:family="text">
      <style:text-properties officeooo:rsid="060b94c8"/>
    </style:style>
    <style:style style:name="T307" style:family="text">
      <style:text-properties officeooo:rsid="060d59c9"/>
    </style:style>
    <style:style style:name="T308" style:family="text">
      <style:text-properties officeooo:rsid="061005e5"/>
    </style:style>
    <style:style style:name="T309" style:family="text">
      <style:text-properties officeooo:rsid="0611f69a"/>
    </style:style>
    <style:style style:name="T310" style:family="text">
      <style:text-properties officeooo:rsid="061381d5"/>
    </style:style>
    <style:style style:name="T311" style:family="text">
      <style:text-properties officeooo:rsid="0614e1ee"/>
    </style:style>
    <style:style style:name="T312" style:family="text">
      <style:text-properties officeooo:rsid="0615a59e"/>
    </style:style>
    <style:style style:name="T313" style:family="text">
      <style:text-properties officeooo:rsid="061abc7c"/>
    </style:style>
    <style:style style:name="T314" style:family="text">
      <style:text-properties officeooo:rsid="061ac63a"/>
    </style:style>
    <style:style style:name="T315" style:family="text">
      <style:text-properties officeooo:rsid="061ad0d0"/>
    </style:style>
    <style:style style:name="T316" style:family="text">
      <style:text-properties officeooo:rsid="061b44ea"/>
    </style:style>
    <style:style style:name="T317" style:family="text">
      <style:text-properties officeooo:rsid="061efdc3"/>
    </style:style>
    <style:style style:name="T318" style:family="text">
      <style:text-properties officeooo:rsid="0620805b"/>
    </style:style>
    <style:style style:name="T319" style:family="text">
      <style:text-properties officeooo:rsid="06219b05"/>
    </style:style>
    <style:style style:name="T320" style:family="text">
      <style:text-properties officeooo:rsid="050f982d"/>
    </style:style>
    <style:style style:name="T321" style:family="text">
      <style:text-properties officeooo:rsid="06247aad"/>
    </style:style>
    <style:style style:name="T322" style:family="text">
      <style:text-properties officeooo:rsid="062483da"/>
    </style:style>
    <style:style style:name="T323" style:family="text">
      <style:text-properties officeooo:rsid="062606f4"/>
    </style:style>
    <style:style style:name="T324" style:family="text">
      <style:text-properties officeooo:rsid="0626a985"/>
    </style:style>
    <style:style style:name="T325" style:family="text">
      <style:text-properties officeooo:rsid="062722dd"/>
    </style:style>
    <style:style style:name="T326" style:family="text">
      <style:text-properties officeooo:rsid="06278284"/>
    </style:style>
    <style:style style:name="T327" style:family="text">
      <style:text-properties officeooo:rsid="0629f526"/>
    </style:style>
    <style:style style:name="T328" style:family="text">
      <style:text-properties officeooo:rsid="062b98c7"/>
    </style:style>
    <style:style style:name="T329" style:family="text">
      <style:text-properties officeooo:rsid="062d02d2"/>
    </style:style>
    <style:style style:name="T330" style:family="text">
      <style:text-properties officeooo:rsid="062d553b"/>
    </style:style>
    <style:style style:name="T331" style:family="text">
      <style:text-properties officeooo:rsid="062eca58"/>
    </style:style>
    <style:style style:name="T332" style:family="text">
      <style:text-properties officeooo:rsid="0630af27"/>
    </style:style>
    <style:style style:name="T333" style:family="text">
      <style:text-properties officeooo:rsid="06317893"/>
    </style:style>
    <style:style style:name="T334" style:family="text">
      <style:text-properties officeooo:rsid="06318628"/>
    </style:style>
    <style:style style:name="T335" style:family="text">
      <style:text-properties officeooo:rsid="0633649c"/>
    </style:style>
    <style:style style:name="T336" style:family="text">
      <style:text-properties officeooo:rsid="06336b16"/>
    </style:style>
    <style:style style:name="T337" style:family="text">
      <style:text-properties officeooo:rsid="0633b439"/>
    </style:style>
    <style:style style:name="T338" style:family="text">
      <style:text-properties officeooo:rsid="063655ad"/>
    </style:style>
    <style:style style:name="T339" style:family="text">
      <style:text-properties officeooo:rsid="0638525b"/>
    </style:style>
    <style:style style:name="T340" style:family="text">
      <style:text-properties officeooo:rsid="0638dffc"/>
    </style:style>
    <style:style style:name="T341" style:family="text">
      <style:text-properties officeooo:rsid="0639c6d1"/>
    </style:style>
    <style:style style:name="T342" style:family="text">
      <style:text-properties officeooo:rsid="063a433b"/>
    </style:style>
    <style:style style:name="T343" style:family="text">
      <style:text-properties officeooo:rsid="063c2ec0"/>
    </style:style>
    <style:style style:name="T344" style:family="text">
      <style:text-properties officeooo:rsid="063df482"/>
    </style:style>
    <style:style style:name="T345" style:family="text">
      <style:text-properties officeooo:rsid="064237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style:style style:name="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72"/>
      <text:p text:style-name="P173">a-mapper<text:line-break/><text:line-break/>A comprehensive library to<text:line-break/>map, transform and diff<text:line-break/>object graphs</text:p>
      <text:p text:style-name="P171"/>
      <text:p text:style-name="P170"/>
      <text:p text:style-name="P4"/>
      <text:p text:style-name="P4"/>
      <text:p text:style-name="P4"/>
      <text:p text:style-name="P4"/>
      <text:p text:style-name="P4"/>
      <text:p text:style-name="P4"/>
      <text:p text:style-name="P4"/>
      <text:p text:style-name="P4"/>
      <text:p text:style-name="P4"/>
      <text:p text:style-name="P4"/>
      <text:p text:style-name="P4"/>
      <text:p text:style-name="P82">Version 0.9</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5">Table of Contents</text:p>
          </text:index-title>
          <text:p text:style-name="P207"><text:a xlink:type="simple" xlink:href="#__RefHeading__547_1311220114" text:style-name="Index_20_Link" text:visited-style-name="Index_20_Link">1 Introduction<text:tab/>3</text:a></text:p>
          <text:p text:style-name="P208"><text:a xlink:type="simple" xlink:href="#__RefHeading__549_1311220114" text:style-name="Index_20_Link" text:visited-style-name="Index_20_Link">1.1 Is a-mapper for me? What does it do?<text:tab/>3</text:a></text:p>
          <text:p text:style-name="P208"><text:a xlink:type="simple" xlink:href="#__RefHeading__1477_1311220114" text:style-name="Index_20_Link" text:visited-style-name="Index_20_Link">1.2 Reading Guide<text:tab/>4</text:a></text:p>
          <text:p text:style-name="P208"><text:a xlink:type="simple" xlink:href="#__RefHeading__551_1311220114" text:style-name="Index_20_Link" text:visited-style-name="Index_20_Link">1.3 License<text:tab/>4</text:a></text:p>
          <text:p text:style-name="P208"><text:a xlink:type="simple" xlink:href="#__RefHeading__553_1311220114" text:style-name="Index_20_Link" text:visited-style-name="Index_20_Link">1.4 What's with the name?<text:tab/>4</text:a></text:p>
          <text:p text:style-name="P208"><text:a xlink:type="simple" xlink:href="#__RefHeading__555_1311220114" text:style-name="Index_20_Link" text:visited-style-name="Index_20_Link">1.5 Getting a-mapper<text:tab/>5</text:a></text:p>
          <text:p text:style-name="P208"><text:a xlink:type="simple" xlink:href="#__RefHeading__557_1311220114" text:style-name="Index_20_Link" text:visited-style-name="Index_20_Link">1.6 Code base and dependencies<text:tab/>5</text:a></text:p>
          <text:p text:style-name="P207"><text:a xlink:type="simple" xlink:href="#__RefHeading__559_1311220114" text:style-name="Index_20_Link" text:visited-style-name="Index_20_Link">2 Getting Started<text:tab/>5</text:a></text:p>
          <text:p text:style-name="P208"><text:a xlink:type="simple" xlink:href="#__RefHeading__1157_1311220114" text:style-name="Index_20_Link" text:visited-style-name="Index_20_Link">2.1 Java: Mapping Java Beans<text:tab/>6</text:a></text:p>
          <text:p text:style-name="P206"><text:a xlink:type="simple" xlink:href="#__RefHeading__1159_1311220114" text:style-name="Index_20_Link" text:visited-style-name="Index_20_Link">2.1.1 Configuring the JavaBeanMapper <text:tab/>7</text:a></text:p>
          <text:p text:style-name="P206"><text:a xlink:type="simple" xlink:href="#__RefHeading__1161_1311220114" text:style-name="Index_20_Link" text:visited-style-name="Index_20_Link">2.1.2 Using the JavaBeanMapper<text:tab/>8</text:a></text:p>
          <text:p text:style-name="P208"><text:a xlink:type="simple" xlink:href="#__RefHeading__1163_1311220114" text:style-name="Index_20_Link" text:visited-style-name="Index_20_Link">2.2 Scala: ...<text:tab/>10</text:a></text:p>
          <text:p text:style-name="P207"><text:a xlink:type="simple" xlink:href="#__RefHeading__561_1311220114" text:style-name="Index_20_Link" text:visited-style-name="Index_20_Link">3 Concepts<text:tab/>10</text:a></text:p>
          <text:p text:style-name="P208"><text:a xlink:type="simple" xlink:href="#__RefHeading__1721_1166517867" text:style-name="Index_20_Link" text:visited-style-name="Index_20_Link">3.1 Object Graphs<text:tab/>10</text:a></text:p>
          <text:p text:style-name="P208"><text:a xlink:type="simple" xlink:href="#__RefHeading__1779_1166517867" text:style-name="Index_20_Link" text:visited-style-name="Index_20_Link">3.2 Graph Traversal<text:tab/>11</text:a></text:p>
          <text:p text:style-name="P208"><text:a xlink:type="simple" xlink:href="#__RefHeading__1723_1166517867" text:style-name="Index_20_Link" text:visited-style-name="Index_20_Link">3.3 Operations: Map, Diff<text:tab/>12</text:a></text:p>
          <text:p text:style-name="P206"><text:a xlink:type="simple" xlink:href="#__RefHeading__1725_1166517867" text:style-name="Index_20_Link" text:visited-style-name="Index_20_Link">3.3.1 map<text:tab/>12</text:a></text:p>
          <text:p text:style-name="P206"><text:a xlink:type="simple" xlink:href="#__RefHeading__1727_1166517867" text:style-name="Index_20_Link" text:visited-style-name="Index_20_Link">3.3.2 diff<text:tab/>13</text:a></text:p>
          <text:p text:style-name="P208"><text:a xlink:type="simple" xlink:href="#__RefHeading__1625_641206845" text:style-name="Index_20_Link" text:visited-style-name="Index_20_Link">3.4 Architecture of a-mapper<text:tab/>13</text:a></text:p>
          <text:p text:style-name="P208"><text:a xlink:type="simple" xlink:href="#__RefHeading__1729_1166517867" text:style-name="Index_20_Link" text:visited-style-name="Index_20_Link">3.5 Unique Identifiers and Equivalence of Objects<text:tab/>14</text:a></text:p>
          <text:p text:style-name="P208"><text:a xlink:type="simple" xlink:href="#__RefHeading__1633_641206845" text:style-name="Index_20_Link" text:visited-style-name="Index_20_Link">3.6 Paths<text:tab/>14</text:a></text:p>
          <text:p text:style-name="P207"><text:a xlink:type="simple" xlink:href="#__RefHeading__1781_1166517867" text:style-name="Index_20_Link" text:visited-style-name="Index_20_Link">4 Features<text:tab/>14</text:a></text:p>
          <text:p text:style-name="P208"><text:a xlink:type="simple" xlink:href="#__RefHeading__1783_1166517867" text:style-name="Index_20_Link" text:visited-style-name="Index_20_Link">4.1 Value and Object Mapping Defs<text:tab/>14</text:a></text:p>
          <text:p text:style-name="P206"><text:a xlink:type="simple" xlink:href="#__RefHeading__2217_1166517867" text:style-name="Index_20_Link" text:visited-style-name="Index_20_Link">4.1.1 AValueMappingDef<text:tab/>15</text:a></text:p>
          <text:p text:style-name="P206"><text:a xlink:type="simple" xlink:href="#__RefHeading__2219_1166517867" text:style-name="Index_20_Link" text:visited-style-name="Index_20_Link">4.1.2 AObjectMappingDef<text:tab/>15</text:a></text:p>
          <text:p text:style-name="P208"><text:a xlink:type="simple" xlink:href="#__RefHeading__1637_641206845" text:style-name="Index_20_Link" text:visited-style-name="Index_20_Link">4.2 Dealing with Object Identity<text:tab/>15</text:a></text:p>
          <text:p text:style-name="P208"><text:a xlink:type="simple" xlink:href="#__RefHeading__1639_641206845" text:style-name="Index_20_Link" text:visited-style-name="Index_20_Link">4.3 Qualifiers<text:tab/>15</text:a></text:p>
          <text:p text:style-name="P208"><text:a xlink:type="simple" xlink:href="#__RefHeading__1641_641206845" text:style-name="Index_20_Link" text:visited-style-name="Index_20_Link">4.4 Context<text:tab/>15</text:a></text:p>
          <text:p text:style-name="P208"><text:a xlink:type="simple" xlink:href="#__RefHeading__1643_641206845" text:style-name="Index_20_Link" text:visited-style-name="Index_20_Link">4.5 Pre and Post Processing<text:tab/>16</text:a></text:p>
          <text:p text:style-name="P207"><text:a xlink:type="simple" xlink:href="#__RefHeading__563_1311220114" text:style-name="Index_20_Link" text:visited-style-name="Index_20_Link">5 Customizing Java Bean Mappings<text:tab/>16</text:a></text:p>
          <text:p text:style-name="P207"><text:a xlink:type="simple" xlink:href="#__RefHeading__1479_1311220114" text:style-name="Index_20_Link" text:visited-style-name="Index_20_Link">6 Map-ping<text:tab/>17</text:a></text:p>
          <text:p text:style-name="P207"><text:a xlink:type="simple" xlink:href="#__RefHeading__1481_1311220114" text:style-name="Index_20_Link" text:visited-style-name="Index_20_Link">7 Diff-ing<text:tab/>17</text:a></text:p>
          <text:p text:style-name="P207"><text:a xlink:type="simple" xlink:href="#__RefHeading__565_1311220114" text:style-name="Index_20_Link" text:visited-style-name="Index_20_Link">8 Attic<text:tab/>17</text:a></text:p>
        </text:index-body>
      </text:table-of-content>
      <text:p text:style-name="P4"/>
      <text:h text:style-name="P293" text:outline-level="1"><text:bookmark-start text:name="__RefHeading__547_1311220114"/>Introduction<text:bookmark-end text:name="__RefHeading__547_1311220114"/></text:h>
      <text:p text:style-name="P5">A-Mapper is a library for working with different representations of the same data.</text:p>
      <text:p text:style-name="P6">Let's assume you are working on an application that uses JPA to store persons in a relational database. </text:p>
      <text:h text:style-name="P267" text:outline-level="2"><text:bookmark-start text:name="__RefHeading__549_1311220114"/>Is a-mapper for me? What does it do?<text:bookmark-end text:name="__RefHeading__549_1311220114"/></text:h>
      <text:p text:style-name="P8"><text:span text:style-name="T130">A-Mapper is a library that helps when you are dealing with </text:span><text:span text:style-name="T131">different object representations of the same data.</text:span></text:p>
      <text:p text:style-name="P9"><text:span text:style-name="T132">The most obvious thing it does is to transform (or </text:span><text:span text:style-name="T133">map</text:span><text:span text:style-name="T132">) data from one representation into another. </text:span><text:span text:style-name="T175">It can also compare (or </text:span><text:span text:style-name="T134">diff</text:span><text:span text:style-name="T175">) object graphs.</text:span></text:p>
      <text:p text:style-name="P54">Let us look at a hypothetical enterprise application to illustrate this. It uses JPA to read and store person data in a database, with PersonEntity as <text:s/>the entity class.</text:p>
      <text:p text:style-name="P55">There is also a web service to import persons, with a JAX-B generated class ImportedPerson representing newly arriving data, and another web services to export persons.</text:p>
      <text:p text:style-name="P55">So there are several classes, each of them representing basically the same data but in slightly different ways.</text:p>
      <text:p text:style-name="P55">Obviously, there must be code that copies data between these representations. In simple applications, that code can be fairly trivial. If your application is in this category and you do not feel any pain or need for simplification, then a-mapper is probably not for you.</text:p>
      <text:p text:style-name="P55">But since you are reading this document, I assume you would like that part of the application to be simpler. Which I found to be a fairly typical situation that led to the creation of this library.</text:p>
      <text:p text:style-name="P10"><text:span text:style-name="T177">Anyway, that is what a-mapper does. You configure it (read this document for details) so it knows about the different data structures and how to transform data from one to the other </text:span><text:span text:style-name="T178">or compare them</text:span><text:span text:style-name="T177">. </text:span><text:span text:style-name="T181">See section </text:span><text:span text:style-name="T181"><text:bookmark-ref text:reference-format="chapter" text:ref-name="__RefHeading__559_1311220114">2</text:bookmark-ref></text:span><text:span text:style-name="T181"> for a simple example.</text:span></text:p>
      <text:p text:style-name="P11"><text:span text:style-name="T179">A-Mapper is geared to be highly flexible. It supports things like </text:span><text:span text:style-name="T183">looking entities up in the database, </text:span><text:span text:style-name="T179">permission based filtering of fields or </text:span><text:span text:style-name="T180">mapping values based on non-local context (whatever that is – see section </text:span><text:span text:style-name="T180"><text:bookmark-ref text:reference-format="chapter" text:ref-name="__RefHeading__561_1311220114">3</text:bookmark-ref></text:span><text:span text:style-name="T180"> for details).</text:span></text:p>
      <text:p text:style-name="P12"><text:soft-page-break/><text:span text:style-name="T180">It pays a certain price in terms of performance however, </text:span><text:span text:style-name="T184">even when you do not use these features</text:span><text:span text:style-name="T180">. It is highly optimized and pretty fast, but if you are looking for a solution that goes for all-out speed (especially streaming big data structures) without requiring the flexibility and power of a-mapper, it is probably not your best choice.</text:span></text:p>
      <text:h text:style-name="P268" text:outline-level="2"><text:bookmark-start text:name="__RefHeading__1477_1311220114"/>Reading Guide<text:bookmark-end text:name="__RefHeading__1477_1311220114"/></text:h>
      <text:p text:style-name="P56">TODO</text:p>
      <text:h text:style-name="P269" text:outline-level="2"><text:bookmark-start text:name="__RefHeading__551_1311220114"/>License<text:bookmark-end text:name="__RefHeading__551_1311220114"/></text:h>
      <text:p text:style-name="P7">A-Mapper is published and provided under the Apache License Version 2.</text:p>
      <text:p text:style-name="P7">That basically means that you can use it for whatever purpose you want, commercially or non-commercially, without paying anything. There is however no one you can hold liable if it does not do what you want.</text:p>
      <text:p text:style-name="P7">That however is just my non-binding summary of the license; if in doubt, read it (or better, have your lawyer read it) at</text:p>
      <text:p text:style-name="P7">http://www.apache.org/licenses/LICENSE-2.0.html</text:p>
      <text:h text:style-name="P267" text:outline-level="2"><text:bookmark-start text:name="__RefHeading__553_1311220114"/>What's with the name?<text:bookmark-end text:name="__RefHeading__553_1311220114"/></text:h>
      <text:p text:style-name="P13">Finding good names is a tricky business. Especially so for me – I love writing code, but picking a <text:span text:style-name="T185">catchy</text:span> name <text:span text:style-name="T185">for a library </text:span><text:span text:style-name="T186">is a real bother for me</text:span>.</text:p>
      <text:p text:style-name="P13">So I came up with the naming scheme of prefixing whatever I am building with “a-”. Pretty nifty, eh?</text:p>
      <text:p text:style-name="P13">Well, it soft of works – a-mapper is after all “a mapper” – , it spares me the trouble of coming up with names, and it has the additional benefit of bubbling to the front of alphabetically sorted lists.</text:p>
      <text:p text:style-name="P13">The domain name of “com.ajjpj” started with me looking for a domain name that was concise, available for both .com and .de TLD and ideally somehow alluded to 'Arno' (that's me), 'Java' (that's what I usually do) and maybe 'Projects' (that's what I wanted to use it for).</text:p>
      <text:p text:style-name="P124"><text:span text:style-name="T11">It proved shockingly hard to find such a domain name. I spent some time trying three and four letter combinations, but they are apparently all taken. Even seemingly nonsensical names with lots of 'X' and 'Q' were gone, mostly to </text:span><text:span text:style-name="T11">Chinese companies in which language those combinations of letters may even make some sense. But I digress. </text:span></text:p>
      <text:p text:style-name="P13">Anyway, “ajjpj.com” proved to be available, and I took it. And so that is the domain name I use for open source stuff.</text:p>
      <text:h text:style-name="P270" text:outline-level="2"><text:bookmark-start text:name="__RefHeading__555_1311220114"/><text:soft-page-break/>Getting a-mapper<text:bookmark-end text:name="__RefHeading__555_1311220114"/></text:h>
      <text:p text:style-name="P123"><text:span text:style-name="T9">A-Mapper is </text:span><text:span text:style-name="T10">available from Maven Central. Its coordinates are as follows:</text:span></text:p>
      <text:p text:style-name="P14"/>
      <text:p text:style-name="P174">&lt;dependency&gt;</text:p>
      <text:p text:style-name="P174"><text:s text:c="2"/>&lt;groupId&gt;com.ajjpj.a-mapper&lt;/groupId&gt;</text:p>
      <text:p text:style-name="P174"><text:s text:c="2"/>&lt;artifactId&gt;a-mapper&lt;/artifactId&gt;</text:p>
      <text:p text:style-name="P174"><text:s text:c="2"/>&lt;version&gt;...&lt;/version&gt;</text:p>
      <text:p text:style-name="P174">&lt;/dependency&gt;</text:p>
      <text:p text:style-name="P15"/>
      <text:p text:style-name="P16">It is hosted at github.com/arnohaase/a-mapper.</text:p>
      <text:h text:style-name="P271" text:outline-level="2"><text:bookmark-start text:name="__RefHeading__557_1311220114"/>Code base and dependencies<text:bookmark-end text:name="__RefHeading__557_1311220114"/></text:h>
      <text:p text:style-name="P17">A-Mapper is written in Scala for the most part. It does however include a Java API and is fully usable from Java.</text:p>
      <text:p text:style-name="P122"><text:span text:style-name="T7">Except for the Scala runtime, there are no required dependencies on other libraries. </text:span><text:span text:style-name="T8">There are however a couple of libraries that are used if they are present at run time.</text:span></text:p>
      <text:list xml:id="list5788796915020910372" text:style-name="L1">
        <text:list-item>
          <text:p text:style-name="P209">Log4J: If log4j is present on the class path, that will be used by default. If not, logging defaults to stdout.</text:p>
        </text:list-item>
        <text:list-item>
          <text:p text:style-name="P210">OGNL: If OGNL is available at runtime, a-mapper will accept OGNL expressions for defining Java Bean mappings. This dependency is however strictly optional, and a-mapper will be fully functional without it. <text:span text:style-name="T182">If you do not know what this is and are not missing it, you can safely ignore this.</text:span></text:p>
        </text:list-item>
      </text:list>
      <text:h text:style-name="P286" text:outline-level="1"><text:bookmark-start text:name="__RefHeading__559_1311220114"/><text:span text:style-name="T3">Getting </text:span><text:span text:style-name="T4">S</text:span><text:span text:style-name="T3">tarted</text:span><text:bookmark-end text:name="__RefHeading__559_1311220114"/></text:h>
      <text:p text:style-name="P57">So let's get our hands dirty – code speaks more clearly than words, and code is the truth.</text:p>
      <text:p text:style-name="P57">This section shows a very simple example – it is actually so simple that it would not justify using a-mapper in practice. But it serves to illustrate how to set up and use a-mapper.</text:p>
      <text:p text:style-name="P57">There are actually two examples, one of them Java and one Scala. A-Mapper can be used from both languages, and the documentation shows both.</text:p>
      <text:h text:style-name="P272" text:outline-level="2"><text:bookmark-start text:name="__RefHeading__1157_1311220114"/><text:soft-page-break/>Java: Mapping Java Beans<text:bookmark-end text:name="__RefHeading__1157_1311220114"/></text:h>
      <text:p text:style-name="P58">The code for this example is written as a JUnit test that is actually part of the distribution. It is in the package com.ajjpj.amapper.examples.gettingstarted.</text:p>
      <text:p text:style-name="P125"><text:span text:style-name="T12">The setting is as follows: We have a class </text:span><text:span text:style-name="T13">Person</text:span><text:span text:style-name="T12"> with String attributes </text:span><text:span text:style-name="T13">firstName</text:span><text:span text:style-name="T12">, </text:span><text:span text:style-name="T13">middleName</text:span><text:span text:style-name="T12"> and </text:span><text:span text:style-name="T13">lastName</text:span><text:span text:style-name="T12">, and an int attribute </text:span><text:span text:style-name="T14">numChildren</text:span><text:span text:style-name="T41">. A person also has an </text:span><text:span text:style-name="T14">Address</text:span><text:span text:style-name="T41">, which in turn has String attributes </text:span><text:span text:style-name="T14">street</text:span><text:span text:style-name="T41"> and </text:span><text:span text:style-name="T14">city</text:span><text:span text:style-name="T41">.</text:span></text:p>
      <text:p text:style-name="P59"/>
      <text:p text:style-name="P175"><text:span text:style-name="T42">public</text:span><text:span text:style-name="T41"> </text:span><text:span text:style-name="T42">class</text:span><text:span text:style-name="T41"> Person {</text:span></text:p>
      <text:p text:style-name="P175"><text:span text:style-name="T41"><text:s text:c="2"/></text:span><text:span text:style-name="T42">private</text:span><text:span text:style-name="T41"> String firstName;</text:span></text:p>
      <text:p text:style-name="P175"><text:span text:style-name="T41"><text:s text:c="2"/></text:span><text:span text:style-name="T42">private</text:span><text:span text:style-name="T41"> String middleName;</text:span></text:p>
      <text:p text:style-name="P175"><text:span text:style-name="T41"><text:s text:c="2"/></text:span><text:span text:style-name="T42">private</text:span><text:span text:style-name="T41"> String lastName;</text:span></text:p>
      <text:p text:style-name="P175"><text:span text:style-name="T41"><text:s text:c="2"/></text:span><text:span text:style-name="T42">private</text:span><text:span text:style-name="T41"> int numChildren;</text:span></text:p>
      <text:p text:style-name="P180"/>
      <text:p text:style-name="P175"><text:span text:style-name="T41"><text:s text:c="2"/></text:span><text:span text:style-name="T42">private</text:span><text:span text:style-name="T41"> Address address = new Address();</text:span></text:p>
      <text:p text:style-name="P180"/>
      <text:p text:style-name="P180"><text:s text:c="2"/>... // getters and setters</text:p>
      <text:p text:style-name="P180">}</text:p>
      <text:p text:style-name="P59"/>
      <text:p text:style-name="P175"><text:span text:style-name="T42">public</text:span><text:span text:style-name="T41"> </text:span><text:span text:style-name="T42">class</text:span><text:span text:style-name="T41"> Address {</text:span></text:p>
      <text:p text:style-name="P175"><text:span text:style-name="T41"><text:s text:c="2"/></text:span><text:span text:style-name="T42">private</text:span><text:span text:style-name="T41"> String street;</text:span></text:p>
      <text:p text:style-name="P175"><text:span text:style-name="T41"><text:s text:c="2"/></text:span><text:span text:style-name="T42">private</text:span><text:span text:style-name="T41"> String city;</text:span></text:p>
      <text:p text:style-name="P180"/>
      <text:p text:style-name="P180"><text:s text:c="2"/>... // getters and setters</text:p>
      <text:p text:style-name="P180">}</text:p>
      <text:p text:style-name="P60"/>
      <text:p text:style-name="P126"><text:span text:style-name="T41">This structure is more or less mirrored in classes </text:span><text:span text:style-name="T14">PersonTO</text:span><text:span text:style-name="T41"> and </text:span><text:span text:style-name="T14">AddressTO</text:span><text:span text:style-name="T41">, being 'transfer objects' for use in a UI presentation layer.</text:span></text:p>
      <text:p text:style-name="P126"><text:span text:style-name="T41">There are however a few (intentional) differences between </text:span><text:span text:style-name="T14">Person</text:span><text:span text:style-name="T41"> and </text:span><text:span text:style-name="T14">PersonTO</text:span><text:span text:style-name="T41">:</text:span></text:p>
      <text:list xml:id="list2413344146702515983" text:style-name="L2">
        <text:list-item>
          <text:p text:style-name="P246"><text:span text:style-name="T41">Class </text:span><text:span text:style-name="T14">PersonTO</text:span><text:span text:style-name="T41"> has no </text:span><text:span text:style-name="T53">property</text:span><text:span text:style-name="T41"> </text:span><text:span text:style-name="T14">middleName</text:span><text:span text:style-name="T41">.</text:span></text:p>
        </text:list-item>
        <text:list-item>
          <text:p text:style-name="P247"><text:span text:style-name="T53">It has a property </text:span><text:span text:style-name="T15">fullName</text:span><text:span text:style-name="T53"> instead.</text:span></text:p>
        </text:list-item>
        <text:list-item>
          <text:p text:style-name="P246"><text:span text:style-name="T41">In class </text:span><text:span text:style-name="T14">PersonTO</text:span><text:span text:style-name="T41"> the last name is called </text:span><text:span text:style-name="T14">surName</text:span><text:span text:style-name="T41"> instead.</text:span></text:p>
        </text:list-item>
        <text:list-item>
          <text:p text:style-name="P246"><text:span text:style-name="T41">In class </text:span><text:span text:style-name="T14">PersonTO</text:span><text:span text:style-name="T41">, the </text:span><text:span text:style-name="T53">property</text:span><text:span text:style-name="T41"> </text:span><text:span text:style-name="T14">numChildren</text:span><text:span text:style-name="T41"> has type </text:span><text:span text:style-name="T14">short</text:span><text:span text:style-name="T41"> instead of </text:span><text:span text:style-name="T14">int</text:span><text:span text:style-name="T41">.</text:span></text:p>
        </text:list-item>
      </text:list>
      <text:p text:style-name="P61"><text:soft-page-break/>These differences are somewhat artificial, but they are representative of real world issues. Plus we want the mapper to have something to do, even in an introductory example.</text:p>
      <text:p text:style-name="P134"><text:span text:style-name="T54">So we want to </text:span><text:span text:style-name="T55">transform data between these two representations. Well, the first thing we need to do is set up and configure A-Mapper.</text:span></text:p>
      <text:h text:style-name="Heading_20_3" text:outline-level="3"><text:bookmark-start text:name="__RefHeading__1159_1311220114"/><text:span text:style-name="T67">Configuring the JavaBeanMapper</text:span><text:span text:style-name="T55"> </text:span><text:bookmark-end text:name="__RefHeading__1159_1311220114"/></text:h>
      <text:p text:style-name="P127"><text:span text:style-name="T55">We start by creating a JavaBeanMapperBuilder, </text:span><text:span text:style-name="T56">registering the bean mappings we want and finally call build() to create the actual mapper:</text:span></text:p>
      <text:p text:style-name="P62"/>
      <text:p text:style-name="P176"><text:span text:style-name="T43">final</text:span><text:span text:style-name="T55"> JavaBeanMapper mapper = </text:span></text:p>
      <text:p text:style-name="P177"><text:s text:c="2"/>JavaBeanMapperBuilder.create()</text:p>
      <text:p text:style-name="P177"><text:s text:c="2"/>.withBeanMapping(</text:p>
      <text:p text:style-name="P176"><text:span text:style-name="T55"><text:s text:c="4"/>JavaBeanMapping.create(Person.</text:span><text:span text:style-name="T43">class</text:span><text:span text:style-name="T55">, PersonTO.</text:span><text:span text:style-name="T43">class</text:span><text:span text:style-name="T55">)</text:span></text:p>
      <text:p text:style-name="P177"><text:s text:c="6"/>.withMatchingPropsMappings() </text:p>
      <text:p text:style-name="P176"><text:span text:style-name="T55"><text:s text:c="6"/>.addMapping("lastName", String.</text:span><text:span text:style-name="T43">class</text:span><text:span text:style-name="T55">, </text:span></text:p>
      <text:p text:style-name="P176"><text:span text:style-name="T55"><text:s text:c="18"/>"surName", <text:s/>String.</text:span><text:span text:style-name="T43">class</text:span><text:span text:style-name="T55">)</text:span></text:p>
      <text:p text:style-name="P177"><text:s text:c="6"/>.addMapping("firstName + ' ' + middleName + ' ' +</text:p>
      <text:p text:style-name="Code"><text:span text:style-name="T55"><text:s text:c="32"/>lastName", String.</text:span><text:span text:style-name="T43">class</text:span><text:span text:style-name="T55">, </text:span></text:p>
      <text:p text:style-name="P176"><text:span text:style-name="T55"><text:s text:c="18"/>"fullName", String.</text:span><text:span text:style-name="T43">class</text:span><text:span text:style-name="T55">) </text:span></text:p>
      <text:p text:style-name="P177"><text:s text:c="2"/>)</text:p>
      <text:p text:style-name="P177"><text:s text:c="2"/>.withBeanMapping(</text:p>
      <text:p text:style-name="P176"><text:span text:style-name="T55"><text:s text:c="4"/>JavaBeanMapping.create(Address.</text:span><text:span text:style-name="T43">class</text:span><text:span text:style-name="T55">, AddressTO.</text:span><text:span text:style-name="T43">class</text:span><text:span text:style-name="T55">) </text:span></text:p>
      <text:p text:style-name="P177"><text:s text:c="6"/>.withMatchingPropsMappings()</text:p>
      <text:p text:style-name="P177"><text:s text:c="4"/>)</text:p>
      <text:p text:style-name="P177"><text:s text:c="2"/>.build();</text:p>
      <text:p text:style-name="P60"/>
      <text:p text:style-name="P128"><text:span text:style-name="T57">We need to register a </text:span><text:span text:style-name="T16">JavaBeanMapping</text:span><text:span text:style-name="T57"> for each combination of classes that we want to map into each other. </text:span><text:span text:style-name="T63">This is where the interesting stuff happens – they define which types can be mapped and how to go about it.</text:span></text:p>
      <text:p text:style-name="P128"><text:span text:style-name="T58">The first step is to create an empty </text:span><text:span text:style-name="T17">JavaBeanMapping</text:span><text:span text:style-name="T58"> for </text:span><text:span text:style-name="T17">Person</text:span><text:span text:style-name="T58"> and </text:span><text:span text:style-name="T17">PersonTO</text:span><text:span text:style-name="T58">. At this point, it just says that </text:span><text:span text:style-name="T17">Person</text:span><text:span text:style-name="T58"> and </text:span><text:span text:style-name="T17">PersonTO</text:span><text:span text:style-name="T58"> can be mapped to each other. It knows nothing of their respective properties and how they correspond </text:span><text:span text:style-name="T59">yet</text:span><text:span text:style-name="T58">.</text:span></text:p>
      <text:p text:style-name="P129"><text:span text:style-name="T59">We start doing that by calling </text:span><text:span text:style-name="T18">withMatchingPropsMappings</text:span><text:span text:style-name="T59">(). This call compares all Bean properties of </text:span><text:span text:style-name="T18">Person</text:span><text:span text:style-name="T59"> and </text:span><text:span text:style-name="T18">PersonTO</text:span><text:span text:style-name="T59"> and 'wires' all properties that exist in both classes. Now </text:span><text:span text:style-name="T18">firstName</text:span><text:span text:style-name="T59">, </text:span><text:span text:style-name="T18">numChildren</text:span><text:span text:style-name="T59"> and </text:span><text:span text:style-name="T18">address</text:span><text:span text:style-name="T59"> are registered for </text:span><text:soft-page-break/><text:span text:style-name="T59">mapping. </text:span><text:span text:style-name="T60">Having to do this explicitly may seem unnecessary overhead, but this is a well-pondered design decision – for details see TODO.</text:span></text:p>
      <text:p text:style-name="P130"><text:span text:style-name="T61">Next, we need to deal with </text:span><text:span text:style-name="T19">lastName</text:span><text:span text:style-name="T61"> and </text:span><text:span text:style-name="T19">surName</text:span><text:span text:style-name="T61">, respectively. We want these properties to be mapped onto each other, and we achieve this through a call to </text:span><text:span text:style-name="T19">addMapping</text:span><text:span text:style-name="T61">(). We need to pass the types of the properties explicitly TODO this may change.</text:span></text:p>
      <text:p text:style-name="P131"><text:span text:style-name="T62">Finally, we want </text:span><text:span text:style-name="T20">PersonTO.fullName</text:span><text:span text:style-name="T62"> to filled by concatenating </text:span><text:span text:style-name="T20">firstName</text:span><text:span text:style-name="T62">, </text:span><text:span text:style-name="T20">middleName</text:span><text:span text:style-name="T62"> and </text:span><text:span text:style-name="T20">lastName</text:span><text:span text:style-name="T62"> of a </text:span><text:span text:style-name="T20">Person</text:span><text:span text:style-name="T62">. We do that by calling </text:span><text:span text:style-name="T20">addMapping()</text:span><text:span text:style-name="T62"> once more, this time passing a string concatenation expression for the </text:span><text:span text:style-name="T20">Person</text:span><text:span text:style-name="T62"> side of the mapping. </text:span><text:span text:style-name="T68">The concatenation expression is by the way an OGNL expression; in order for this to work, OGNL must be on the class path.</text:span><text:span text:style-name="T69">TODO ref</text:span></text:p>
      <text:p text:style-name="P132"><text:span text:style-name="T64">Since we have Address objects as well as Persons, we add another JavaBeanMapping for </text:span><text:span text:style-name="T21">Address</text:span><text:span text:style-name="T64"> and </text:span><text:span text:style-name="T21">AddressTO</text:span><text:span text:style-name="T64">. For these classes, the property names match exactly, so a simple call to </text:span><text:span text:style-name="T21">withMatchingPropsMappings</text:span><text:span text:style-name="T64">() suffices to complete the mapping </text:span><text:span text:style-name="T65">definition</text:span><text:span text:style-name="T64">.</text:span></text:p>
      <text:p text:style-name="P133"><text:span text:style-name="T66">Finally, we call </text:span><text:span text:style-name="T22">build()</text:span><text:span text:style-name="T66"> on the </text:span><text:span text:style-name="T22">JavaBeanMapperBuilder</text:span><text:span text:style-name="T66">, and we store the resulting </text:span><text:span text:style-name="T22">JavaBeanMapper</text:span><text:span text:style-name="T66">. </text:span></text:p>
      <text:p text:style-name="P133"><text:span text:style-name="T66">This initialization is typically done globally for an application, e.g. at start-up. The mapper object that results is now completely configured. It is safe to be used from multiple threads concurrently, the idea being to inject and use it wherever application code needs to transform </text:span><text:span text:style-name="T22">Person</text:span><text:span text:style-name="T66"> data.</text:span></text:p>
      <text:h text:style-name="P294" text:outline-level="3"><text:bookmark-start text:name="__RefHeading__1161_1311220114"/>Using the JavaBeanMapper<text:bookmark-end text:name="__RefHeading__1161_1311220114"/></text:h>
      <text:p text:style-name="P135"><text:span text:style-name="T71">Now we can use the mapper to actually map persons from one class to another. </text:span><text:span text:style-name="T72">We start by initializing an instance of </text:span><text:span text:style-name="T23">Person</text:span><text:span text:style-name="T72">:</text:span></text:p>
      <text:p text:style-name="P63"/>
      <text:p text:style-name="P178"><text:span text:style-name="T44">final</text:span><text:span text:style-name="T70"> Person p = </text:span><text:span text:style-name="T44">new</text:span><text:span text:style-name="T70"> Person();</text:span></text:p>
      <text:p text:style-name="P181">p.setFirstName("Red");</text:p>
      <text:p text:style-name="P181">p.setMiddleName("X.");</text:p>
      <text:p text:style-name="P181">p.setLastName("Blackbeard");</text:p>
      <text:p text:style-name="P181">p.setNumChildren(13);</text:p>
      <text:p text:style-name="P181">p.getAddress().setStreet("Somewhere");</text:p>
      <text:p text:style-name="P181">p.getAddress().setCity("The Sea");</text:p>
      <text:p text:style-name="P64"/>
      <text:p text:style-name="P136"><text:span text:style-name="T73">Creating a corresponding </text:span><text:span text:style-name="T24">PersonTO</text:span><text:span text:style-name="T73"> instance is just a call to </text:span><text:span text:style-name="T24">mapper.map()</text:span><text:span text:style-name="T73">, passing the source object and the target class:</text:span></text:p>
      <text:p text:style-name="P63"><text:soft-page-break/></text:p>
      <text:p text:style-name="P179"><text:span text:style-name="T45">final</text:span><text:span text:style-name="T73"> PersonTO personTO = mapper.map(p, PersonTO.</text:span><text:span text:style-name="T45">class</text:span><text:span text:style-name="T73">);</text:span></text:p>
      <text:p text:style-name="P63"/>
      <text:p text:style-name="P137"><text:span text:style-name="T74">This </text:span><text:span text:style-name="T25">PersonTO</text:span><text:span text:style-name="T74"> instance is now fully initialized with data from the original </text:span><text:span text:style-name="T25">Person</text:span><text:span text:style-name="T74">:</text:span></text:p>
      <text:p text:style-name="P65"/>
      <text:p text:style-name="P182">assertEquals("Red", personTO.getFirstName());</text:p>
      <text:p text:style-name="P182">assertEquals("Blackbeard", personTO.getSurName());</text:p>
      <text:p text:style-name="P182">assertEquals("Red X. Blackbeard",</text:p>
      <text:p text:style-name="P182"><text:s text:c="31"/>personTO.getFullName());</text:p>
      <text:p text:style-name="P182">assertEquals((short) 13, personTO.getNumChildren());</text:p>
      <text:p text:style-name="P182">assertEquals("Somewhere",</text:p>
      <text:p text:style-name="P182"><text:s text:c="20"/>personTO.getAddress().getStreet());</text:p>
      <text:p text:style-name="P182">assertEquals("The Sea",</text:p>
      <text:p text:style-name="P182"><text:s text:c="22"/>personTO.getAddress().getCity());</text:p>
      <text:p text:style-name="P66"/>
      <text:p text:style-name="P138"><text:span text:style-name="T75">The </text:span><text:span text:style-name="T26">surName</text:span><text:span text:style-name="T75"> property was correctly initialized from </text:span><text:span text:style-name="T26">Person</text:span><text:span text:style-name="T75">.</text:span><text:span text:style-name="T26">lastName</text:span><text:span text:style-name="T75">, and </text:span><text:span text:style-name="T26">fullName</text:span><text:span text:style-name="T75"> actually contains the person's full name. More subtly, the number of children was converted from </text:span><text:span text:style-name="T26">int</text:span><text:span text:style-name="T75"> to </text:span><text:span text:style-name="T26">short</text:span><text:span text:style-name="T75">.</text:span></text:p>
      <text:p text:style-name="P67">Next, we assume that the PersonTO is displayed to a user who in turn changes our pirate's first name to “Reddy”. Leaving out all tricky stuff, we simulate that by just calling the setter method:</text:p>
      <text:p text:style-name="P65"/>
      <text:p text:style-name="P182">personTO.setFirstName("Reddy");</text:p>
      <text:p text:style-name="P65"/>
      <text:p text:style-name="P139"><text:span text:style-name="T76">Now we want to store this change. Since our persistence mechanism is based on class </text:span><text:span text:style-name="T27">Person</text:span><text:span text:style-name="T76"> (</text:span><text:span text:style-name="T77">this being my example, I </text:span><text:span text:style-name="T78">just decided that it is</text:span><text:span text:style-name="T77">), we need to map the changes back.</text:span></text:p>
      <text:p text:style-name="P140"><text:span text:style-name="T77">But we want to use an existing object, keeping </text:span><text:span text:style-name="T78">data in the </text:span><text:span text:style-name="T28">middleName</text:span><text:span text:style-name="T78"> property. We also want to maintain object identity, i.e. we want to merge our changes into an existing </text:span><text:span text:style-name="T28">Person</text:span><text:span text:style-name="T78"> object.</text:span></text:p>
      <text:p text:style-name="P141"><text:span text:style-name="T78">So we call a different </text:span><text:span text:style-name="T28">map()</text:span><text:span text:style-name="T78"> method on the mapper, passing in the source and the target object:</text:span></text:p>
      <text:p text:style-name="P65"><text:soft-page-break/></text:p>
      <text:p text:style-name="P182">mapper.map(personTO, p);</text:p>
      <text:p text:style-name="P65"/>
      <text:p text:style-name="P141"><text:span text:style-name="T78">After the call, the </text:span><text:span text:style-name="T28">Person</text:span><text:span text:style-name="T78"> instance's </text:span><text:span text:style-name="T28">firstName</text:span><text:span text:style-name="T78"> property is actually changed to “Reddy”:</text:span></text:p>
      <text:p text:style-name="P65"/>
      <text:p text:style-name="P182">assertEquals("Reddy", p.getFirstName());</text:p>
      <text:p text:style-name="P65"/>
      <text:p text:style-name="P68">But all other properties, including the middle name, remain unchanged:</text:p>
      <text:p text:style-name="P65"/>
      <text:p text:style-name="P182">assertEquals("Blackbeard", p.getLastName());</text:p>
      <text:p text:style-name="P182">assertEquals("X.", p.getMiddleName());</text:p>
      <text:p text:style-name="P182">assertEquals(13, p.getNumChildren());</text:p>
      <text:p text:style-name="P182">assertEquals("Somewhere", p.getAddress().getStreet());</text:p>
      <text:p text:style-name="P182">assertEquals("The Sea", p.getAddress().getCity());</text:p>
      <text:p text:style-name="P65"/>
      <text:p text:style-name="P142"><text:span text:style-name="T79">And that's it for our </text:span><text:span text:style-name="T83">Java </text:span><text:span text:style-name="T79">“getting started” example. </text:span></text:p>
      <text:h text:style-name="P278" text:outline-level="2"><text:bookmark-start text:name="__RefHeading__1163_1311220114"/>Scala: ...<text:bookmark-end text:name="__RefHeading__1163_1311220114"/></text:h>
      <text:p text:style-name="P69">TODO</text:p>
      <text:h text:style-name="P287" text:outline-level="1"><text:bookmark-start text:name="__RefHeading__561_1311220114"/><text:span text:style-name="T2">Conc</text:span><text:span text:style-name="T80">e</text:span><text:span text:style-name="T2">pts</text:span><text:bookmark-end text:name="__RefHeading__561_1311220114"/></text:h>
      <text:p text:style-name="P70">This section gives a structured, comprehensive tour of a-mapper. The sub-sections contain “real world” code samples where appropriate, but this is a reference manual rather than a tutorial.</text:p>
      <text:p text:style-name="P71">While it makes sense to read this section as a whole, feel free to skip ahead and start with those subsections that grab your fancy.</text:p>
      <text:h text:style-name="P273" text:outline-level="2"><text:bookmark-start text:name="__RefHeading__1721_1166517867"/>Object Graphs<text:bookmark-end text:name="__RefHeading__1721_1166517867"/></text:h>
      <text:p text:style-name="P148"><text:span text:style-name="T86">A-Mapper works on object graphs, </text:span><text:span text:style-name="T87">and that term will keep popping up throughout the rest of this document.</text:span></text:p>
      <text:p text:style-name="P94">That is actually just a fancy word for 'object': Objects can reference other objects, and so every object is a graph.</text:p>
      <text:p text:style-name="P94"><text:soft-page-break/>So why use that fancy word and not just speak of 'objects'?</text:p>
      <text:p text:style-name="P149"><text:span text:style-name="T88">The reason is that under the hood, a-mapper treats objects as graphs. It 'traverses' them, it deals with 'cycles', collects 'paths' etc. It is based on 'graph theory' stuff that you can look up, e.g. on Wikipedia. </text:span><text:span text:style-name="T89">And using the established names for these concepts makes them simpler to look up and understand.</text:span></text:p>
      <text:p text:style-name="P150"><text:span text:style-name="T90">Understanding these underlying concepts is most emphatically </text:span><text:span text:style-name="T29">not</text:span><text:span text:style-name="T90"> required for using a-mapper, but obviously it can help to know what is going on.</text:span></text:p>
      <text:p text:style-name="P100">Different kinds of objects are treated as graphs in different ways. Actually, it is the mapping defs (see TODO) that take care of this. If you want a practical, typical example, see TODO for details on how Java Beans are treated as graphs.</text:p>
      <text:h text:style-name="P274" text:outline-level="2"><text:bookmark-start text:name="__RefHeading__1779_1166517867"/>Graph Traversal<text:bookmark-end text:name="__RefHeading__1779_1166517867"/></text:h>
      <text:p text:style-name="P151"><text:span text:style-name="T84">Both mapping and diffing object graphs requires a-mapper to iterate over those graphs. </text:span><text:span text:style-name="T85">Much of the time, using code should not bother how it does that, but sometimes it helps to understand the algorithms used under the hood.</text:span></text:p>
      <text:p text:style-name="P95">Examples of such situations are</text:p>
      <text:list xml:id="list3385086638656596958" text:style-name="L3">
        <text:list-item>
          <text:p text:style-name="P211">dealing with cycles and object identity,</text:p>
        </text:list-item>
        <text:list-item>
          <text:p text:style-name="P212">understanding the order in which objects and fields are mapped,</text:p>
        </text:list-item>
        <text:list-item>
          <text:p text:style-name="P213">understanding and controlling the path through the graph that a-mapper takes to a given node, and</text:p>
        </text:list-item>
        <text:list-item>
          <text:p text:style-name="P214">understanding memory consumption when dealing with big object graphs.</text:p>
        </text:list-item>
      </text:list>
      <text:p text:style-name="P96">If these questions mean nothing to you, this section is probably not for you (yet).</text:p>
      <text:p text:style-name="P98">There are basically two different approaches to graph traversal: depth-first and breadth-first. </text:p>
      <text:p text:style-name="P99">TODO diagram</text:p>
      <text:p text:style-name="P95"><text:span text:style-name="T193">A-Mapper mixes the two. </text:span><text:span text:style-name="T194">It assumes that there is a “primary” structure on object graphs. This primary structure is hierarchical and must be cycle-free. Edges that belong to this primary structure are traversed recursively (“depth-first”).</text:span></text:p>
      <text:p text:style-name="P95"><text:span text:style-name="T194">And then there is a secondary, “deferred” structure of edges between nodes. </text:span><text:span text:style-name="T195">Traversal of “deferred” edges is deferred. They are stored in a queue, and </text:span><text:span text:style-name="T196">they are visited </text:span><text:span text:style-name="T195">only when recursive descent is </text:span><text:span text:style-name="T197">concluded</text:span><text:span text:style-name="T195">. </text:span><text:span text:style-name="T207">So if an object is </text:span><text:soft-page-break/><text:span text:style-name="T207">referenced through a deferred reference, it will not be processed until it is actually reached through a non-deferred reference.</text:span></text:p>
      <text:p text:style-name="P95"><text:span text:style-name="T198">The primary structure of the graph defines well-defined paths to every object. </text:span><text:span text:style-name="T199">This is particularly relevant when diffing graphs because the paths are a means of normalizing diff results (see TODO).</text:span></text:p>
      <text:p text:style-name="P95"><text:span text:style-name="T200">All elements of a graph </text:span><text:span text:style-name="T135">should</text:span><text:span text:style-name="T200"> be reachable through primary, non-deferred edges. </text:span><text:span text:style-name="T201">This is however not a strict requirement of a-mapper, but rather a prerequisite </text:span><text:span text:style-name="T202">for paths being well-defined. </text:span><text:span text:style-name="T203">Or put differently, the more you deviate from this requirement, the less normalized your diff output will be.</text:span></text:p>
      <text:p text:style-name="P97"><text:span text:style-name="T204">XML data illustrates this duplicate structure. </text:span><text:span text:style-name="T205">The document structure of nested nodes defines the primary </text:span><text:span text:style-name="T206">hierarchy, while </text:span><text:span text:style-name="T136">idref=”...”</text:span><text:span text:style-name="T206"> attributes can denote the secondary structure. XML also illustrates how it is far more natural to identify an element by its path through the primary hierarchy than through a number of </text:span><text:span text:style-name="T136">idrefs</text:span><text:span text:style-name="T206">.</text:span></text:p>
      <text:h text:style-name="P276" text:outline-level="2"><text:bookmark-start text:name="__RefHeading__1723_1166517867"/><text:span text:style-name="T220">Operations: </text:span>Map, Diff<text:bookmark-end text:name="__RefHeading__1723_1166517867"/></text:h>
      <text:p text:style-name="P83"><text:span text:style-name="T217">A-Mapper can do different things with object graphs based on its configuration. </text:span><text:span text:style-name="T222">For an in-depth description see TODO; the following paragraphs however provide an overview to give an </text:span><text:span text:style-name="T223">context for the more detailed concepts in the rest of the chapter.</text:span></text:p>
      <text:h text:style-name="P297" text:outline-level="3"><text:bookmark-start text:name="__RefHeading__1725_1166517867"/>map<text:bookmark-end text:name="__RefHeading__1725_1166517867"/></text:h>
      <text:p text:style-name="P83"><text:span text:style-name="T218">The most prominent action is to </text:span><text:span text:style-name="T137">map</text:span><text:span text:style-name="T218">. </text:span><text:span text:style-name="T219">A-Mapper can take one representation of data and transform it into another representation.</text:span></text:p>
      <text:p text:style-name="P83"><text:span text:style-name="T220">Th</text:span><text:span text:style-name="T221">is actually encompasses a number of slightly different operations, and it can be surprisingly tricky.</text:span></text:p>
      <text:p text:style-name="P84"><text:span text:style-name="T224">The simplest </text:span><text:span text:style-name="T227">variant</text:span><text:span text:style-name="T224"> is to take an object graph and create an equivalent data structure based on different types from scratch. </text:span><text:span text:style-name="T225">This involves creating object instances, transforming values, and keeping track of object identity to deal with e.g. circular references. </text:span><text:span text:style-name="T226">But at least it is fairly intuitive what should happen.</text:span></text:p>
      <text:p text:style-name="P85"><text:span text:style-name="T227">Another variant is to map an object graph </text:span><text:span text:style-name="T138">into</text:span><text:span text:style-name="T227"> an existing object graph, modifying it </text:span><text:span text:style-name="T228">so it becomes the equivalent of the source. </text:span><text:span text:style-name="T229">This can involve creating some parts of the target graph from scratch, e.g. if a person used to have no address but now has an address attached to it.</text:span></text:p>
      <text:p text:style-name="P86"><text:span text:style-name="T230">Dealing with collections in general and lists in particular is </text:span><text:span text:style-name="T231">pretty complex. </text:span><text:span text:style-name="T232">Simply clearing the target list and filling it with mapped elements is not always an option – it can e.g. have side effects when using JPA. And w</text:span><text:span text:style-name="T231">hat makes two </text:span><text:soft-page-break/><text:span text:style-name="T231">lists equivalent? Is the order of elements relevant or not? What makes a </text:span><text:span text:style-name="T139">Person</text:span><text:span text:style-name="T231"> object the equivalent of a </text:span><text:span text:style-name="T139">PersonTO</text:span><text:span text:style-name="T231"> object?</text:span></text:p>
      <text:p text:style-name="P87"><text:span text:style-name="T233">The answer is: It depends. </text:span><text:span text:style-name="T234">And while a-mapper provides ways of configuring these and other aspects </text:span><text:span text:style-name="T236">(see TODO)</text:span><text:span text:style-name="T234">, the first step is to have an understanding of how you want it to behave.</text:span></text:p>
      <text:p text:style-name="P88"><text:span text:style-name="T235">And then there is third variant: having a-mapp</text:span><text:span text:style-name="T235">er look up the objects to map into, e.g. by reading them from a database. </text:span><text:span text:style-name="T236">This is obviously extremely powerful when handling incoming data: Your code may not have the persistent objects available in memory yet, but </text:span><text:span text:style-name="T237">that's where the data should go. For details see TODO.</text:span></text:p>
      <text:h text:style-name="P297" text:outline-level="3"><text:bookmark-start text:name="__RefHeading__1727_1166517867"/>diff<text:bookmark-end text:name="__RefHeading__1727_1166517867"/></text:h>
      <text:p text:style-name="P91"><text:span text:style-name="T238">The other operation that a-mapper can perform on object graphs is to </text:span><text:span text:style-name="T140">diff</text:span><text:span text:style-name="T238"> them. That means </text:span><text:span text:style-name="T239">taking two object graphs of the same type, comparing them and returning all differences between them.</text:span></text:p>
      <text:p text:style-name="P89"><text:span text:style-name="T240">The diff is returned as key / value pairs. </text:span><text:span text:style-name="T241">The key is the path (see TODO) from the root of the object graph to the point where the difference occurred, and the value describes the change itself, e.g. by providing the old and new value.</text:span></text:p>
      <text:p text:style-name="P90"><text:span text:style-name="T242">A-Mapper can </text:span><text:span text:style-name="T243">provide diff data in terms of a different type. You can e.g. compare two PersonTO instances and get the result as if you had compared the corresponding Person instances. </text:span></text:p>
      <text:p text:style-name="P90"><text:span text:style-name="T1">That is helpful when you have a 'primary' </text:span><text:span text:style-name="T244">data structure </text:span><text:span text:style-name="T245">and several different representations for presentation, web services etc. </text:span></text:p>
      <text:h text:style-name="P277" text:outline-level="2"><text:bookmark-start text:name="__RefHeading__1625_641206845"/>Architecture of a-mapper<text:bookmark-end text:name="__RefHeading__1625_641206845"/></text:h>
      <text:p text:style-name="P72">mapper / mapper impl</text:p>
      <text:p text:style-name="P101">ping pong with mapping defs</text:p>
      <text:p text:style-name="P102">helpers</text:p>
      <text:p text:style-name="P73">typ<text:span text:style-name="T243">e</text:span></text:p>
      <text:p text:style-name="P72">objectmappingdef / valuemappingdef,<text:span text:style-name="T248"> caching</text:span></text:p>
      <text:p text:style-name="P143"><text:span text:style-name="T81">worker / </text:span><text:span text:style-name="T82">-impl</text:span></text:p>
      <text:p text:style-name="P74">japi</text:p>
      <text:p text:style-name="P75">Java Beans and other domains</text:p>
      <text:p text:style-name="P103"/>
      <text:h text:style-name="P279" text:outline-level="2"><text:bookmark-start text:name="__RefHeading__1729_1166517867"/><text:soft-page-break/><text:span text:style-name="T212">Unique Identifiers and </text:span><text:span text:style-name="T210">Equivalence of Objects</text:span><text:bookmark-end text:name="__RefHeading__1729_1166517867"/></text:h>
      <text:p text:style-name="P145"/>
      <text:h text:style-name="P280" text:outline-level="2"><text:bookmark-start text:name="__RefHeading__1633_641206845"/>Paths<text:bookmark-end text:name="__RefHeading__1633_641206845"/></text:h>
      <text:p text:style-name="P147">collections</text:p>
      <text:p text:style-name="P146"/>
      <text:h text:style-name="P288" text:outline-level="1"><text:bookmark-start text:name="__RefHeading__1781_1166517867"/>Features<text:bookmark-end text:name="__RefHeading__1781_1166517867"/></text:h>
      <text:p text:style-name="P164">This section presents a-mapper features that are part of the mapper worker. They are not specific to mapping Java beans, though the example code will be based on that specific application.</text:p>
      <text:h text:style-name="P275" text:outline-level="2"><text:bookmark-start text:name="__RefHeading__1783_1166517867"/><text:span text:style-name="T211">Value </text:span><text:span text:style-name="T213">and Object </text:span><text:span text:style-name="T211">Mapping </text:span><text:span text:style-name="T213">Defs</text:span><text:bookmark-end text:name="__RefHeading__1783_1166517867"/></text:h>
      <text:p text:style-name="P111">The A-Mapper core has no idea how to handle concrete data. Even passing a String or int unmodified is beyond it. </text:p>
      <text:p text:style-name="P111">All knowledge of data types and how to handle them must be defined in “mapping defs” and configured into the mapper instance.</text:p>
      <text:p text:style-name="P112">The good news is that this gives you control over a-mapper's behavior. The bad news is that it requires you to do something. Well, not necessarily – Java Bean support for example pre-configures an a-mapper to deal with primitive types.</text:p>
      <text:p text:style-name="P113">But all handling of all data types is configured through mapping defs. And though you may not need to do so, you can customize a-mapper's behavior by writing and registering your own mapping defs.</text:p>
      <text:p text:style-name="P114">Mapping defs come in two flavors: value mapping defs and object mapping defs. </text:p>
      <text:p text:style-name="P114">Value mappings are for things that you can recreate whenever you feel like it without worrying about object identity. Strings, numbers and enums are typical examples of values – when you have two strings “Hi!”, you don't care whether they are the same instance or not (and in the rare case that you do, there are ways to deal with that – see TODO).</text:p>
      <text:p text:style-name="P152"><text:span text:style-name="T91">Object mappings are far more intricate. </text:span><text:span text:style-name="T92">They represent stuff for which object identity matters: If you have two </text:span><text:span text:style-name="T30">Person</text:span><text:span text:style-name="T92"> references, it matters whether they point to the same object or to two objects with the same field values.</text:span></text:p>
      <text:p text:style-name="P153"><text:span text:style-name="T93">This often goes together with mutable state. </text:span><text:span text:style-name="T94">Let's say you start with two </text:span><text:span text:style-name="T31">Person</text:span><text:span text:style-name="T94"> instances. As long as they have the same property values, it may not matter whether they are actually two objects or two references to the same object.</text:span></text:p>
      <text:p text:style-name="P154"><text:soft-page-break/><text:span text:style-name="T94">But if they are mutable,</text:span><text:span text:style-name="T95"> someone could change just one of them in the future, and all of a sudden it matters which of them you refer</text:span><text:span text:style-name="T96">e</text:span><text:span text:style-name="T95">nced.</text:span></text:p>
      <text:p text:style-name="P155"><text:span text:style-name="T97">So let's </text:span><text:span text:style-name="T109">look at some code.</text:span></text:p>
      <text:h text:style-name="P295" text:outline-level="3">CanHandle</text:h>
      <text:p text:style-name="P157"><text:span text:style-name="T110">Both value and object mapping defs must implement the interface </text:span><text:span text:style-name="T34">CanHandleSourceAndTarget</text:span><text:span text:style-name="T110">. This interface is the basis for picking a mapping def for a given task.</text:span></text:p>
      <text:p text:style-name="P115">It actually is a Scala trait, but that makes no difference for Java code implementing it. Anyway, here is the equivalent Java code:</text:p>
      <text:p text:style-name="P116"/>
      <text:p text:style-name="P193"><text:span text:style-name="T51">public</text:span><text:span text:style-name="T111"> </text:span><text:span text:style-name="T51">interface</text:span><text:span text:style-name="T110"> CanHandleSourceAndTarget {</text:span></text:p>
      <text:p text:style-name="P193"><text:span text:style-name="T110"><text:s text:c="2"/></text:span><text:span text:style-name="T111">boolean </text:span><text:span text:style-name="T110">canHandle(QualifiedSourceAndTargetType </text:span><text:span text:style-name="T111">t</text:span><text:span text:style-name="T112">pe</text:span><text:span text:style-name="T110">); </text:span></text:p>
      <text:p text:style-name="P183">}</text:p>
      <text:p text:style-name="P116"/>
      <text:p text:style-name="P158"><text:span text:style-name="T107">The method </text:span><text:span text:style-name="T32">canHandle()</text:span><text:span text:style-name="T107"> is called by the mapper worker whenever it encounters a new combination of source and target type (and qualifiers, which we ignore for now – see TODO) </text:span><text:span text:style-name="T113">for the first time</text:span><text:span text:style-name="T107">. </text:span></text:p>
      <text:p text:style-name="P158"><text:span text:style-name="T108">All mapping defs are asked in the order they were registered if they can handle this combination of types, and the first mapping def returning </text:span><text:span text:style-name="T33">true</text:span><text:span text:style-name="T108"> gets the job. </text:span><text:span text:style-name="T114">The </text:span><text:span text:style-name="T115">mapper incrementally builds a cache of types and corresponding mapping defs, reducing the lookup overhead.</text:span></text:p>
      <text:h text:style-name="P296" text:outline-level="3"><text:bookmark-start text:name="__RefHeading__2217_1166517867"/>AValueMappingDef<text:bookmark-end text:name="__RefHeading__2217_1166517867"/></text:h>
      <text:p text:style-name="P156"><text:span text:style-name="T105">Value mappings must implement the interface </text:span><text:span text:style-name="T35">AValueMappingDef</text:span><text:span text:style-name="T105">. It actually is a Scala trait, but the following code shows the equivalent Java code:</text:span></text:p>
      <text:p text:style-name="P117"/>
      <text:p text:style-name="P194"><text:span text:style-name="T46">public</text:span><text:span text:style-name="T98"> </text:span><text:span text:style-name="T46">interface</text:span><text:span text:style-name="T98"> AValueMappingDef&lt;S,T,H&gt; </text:span></text:p>
      <text:p text:style-name="P194"><text:span text:style-name="T98"><text:s text:c="4"/></text:span><text:span text:style-name="T52">extends</text:span><text:span text:style-name="T116"> CanHandleSourceAndTarget </text:span><text:span text:style-name="T98">{</text:span></text:p>
      <text:p text:style-name="P184"/>
      <text:p text:style-name="P184"><text:s text:c="2"/>T map(S sourceValue,</text:p>
      <text:p text:style-name="P184"><text:s text:c="4"/>QualifiedSourceAndTargetType types, </text:p>
      <text:p text:style-name="P189"><text:span text:style-name="T99"><text:s text:c="4"/>AMapperWorker</text:span><text:span text:style-name="T102">&lt;</text:span><text:span text:style-name="T99">? </text:span><text:span text:style-name="T48">extends</text:span><text:span text:style-name="T101"> H</text:span><text:span text:style-name="T102">&gt;</text:span><text:span text:style-name="T99"> worker, </text:span></text:p>
      <text:p text:style-name="P189"><text:span text:style-name="T99"><text:s text:c="4"/>Map</text:span><text:span text:style-name="T106">&lt;</text:span><text:span text:style-name="T99">String, Object</text:span><text:span text:style-name="T106">&gt;</text:span><text:span text:style-name="T99"> context</text:span><text:span text:style-name="T100">);</text:span></text:p>
      <text:p text:style-name="P184"/>
      <text:p text:style-name="P190"><text:span text:style-name="T99"><text:s text:c="2"/></text:span><text:span text:style-name="T49">void</text:span><text:span text:style-name="T99"> diff(ADiffBuilder </text:span><text:span text:style-name="T103">diff</text:span><text:span text:style-name="T99">, </text:span></text:p>
      <text:p text:style-name="P192"><text:soft-page-break/><text:span text:style-name="T99"><text:s text:c="4"/></text:span><text:span text:style-name="T103">S </text:span><text:span text:style-name="T99">sourceOld, </text:span></text:p>
      <text:p text:style-name="P192"><text:span text:style-name="T99"><text:s text:c="4"/></text:span><text:span text:style-name="T103">S </text:span><text:span text:style-name="T99">sourceNew,</text:span></text:p>
      <text:p text:style-name="P185"><text:s text:c="4"/>QualifiedSourceAndTargetType types, </text:p>
      <text:p text:style-name="P190"><text:span text:style-name="T99"><text:s text:c="4"/>AMapperWorker</text:span><text:span text:style-name="T103">&lt;? extends </text:span><text:span text:style-name="T99">H</text:span><text:span text:style-name="T103">&gt;</text:span><text:span text:style-name="T99"> worker, </text:span></text:p>
      <text:p text:style-name="P191"><text:span text:style-name="T99"><text:s text:c="4"/>Map</text:span><text:span text:style-name="T104">&lt;</text:span><text:span text:style-name="T99">String, </text:span><text:span text:style-name="T104">Object&gt;</text:span><text:span text:style-name="T99"> contextOld, </text:span></text:p>
      <text:p text:style-name="P191"><text:span text:style-name="T99"><text:s text:c="4"/>Map</text:span><text:span text:style-name="T104">&lt;</text:span><text:span text:style-name="T99">String, </text:span><text:span text:style-name="T104">Object&gt;</text:span><text:span text:style-name="T99"> contextNew, </text:span></text:p>
      <text:p text:style-name="P186"><text:s text:c="4"/>PathBuilder path, </text:p>
      <text:p text:style-name="P191"><text:span text:style-name="T99"><text:s text:c="4"/></text:span><text:span text:style-name="T50">b</text:span><text:span text:style-name="T47">oolean</text:span><text:span text:style-name="T99"> isDerived);</text:span></text:p>
      <text:p text:style-name="P187">}</text:p>
      <text:p text:style-name="P117"/>
      <text:p text:style-name="P118">First of all, the interface has three type parameters. </text:p>
      <text:p text:style-name="P159"><text:span text:style-name="T119">S and T represent the source and target type, respectively. </text:span><text:span text:style-name="T120">A-Mapper uses a lot of reflection and other generic mechanisms internally, so primitive values are always handled in their 'boxed' form.</text:span></text:p>
      <text:p text:style-name="P160"><text:span text:style-name="T121">The third parameter H is the minimum type of helper object that this mapping def expects (see TODO). </text:span><text:span text:style-name="T122">Every mapper instance is parameterized by the type of helper it provides, and there are compile time checks to prevent registering a mapping def whose helper requirements are not met. </text:span><text:span text:style-name="T123">We will ignore it for now.</text:span></text:p>
      <text:p text:style-name="P161"><text:span text:style-name="T117">The first method </text:span><text:span text:style-name="T36">map()</text:span><text:span text:style-name="T117"> </text:span><text:span text:style-name="T118">is called to </text:span><text:span text:style-name="T124">transform an instance of type S into an instance of type T. </text:span></text:p>
      <text:p text:style-name="P119">Source and target types are passed in “just in case” for mapping defs that handle a variety of types. You will not need them most of the time. </text:p>
      <text:p text:style-name="P161"><text:span text:style-name="T125">The worker is passed in so </text:span><text:span text:style-name="T125">you can delegate mapping of parts of the value, or access the helper.</text:span></text:p>
      <text:p text:style-name="P161"><text:span text:style-name="T125">And the “context” is passed in. It deserves a separate discussion, see section </text:span><text:span text:style-name="T125"><text:bookmark-ref text:reference-format="chapter" text:ref-name="__RefHeading__1641_641206845">4.4</text:bookmark-ref></text:span><text:span text:style-name="T125">.</text:span></text:p>
      <text:p text:style-name="P162"><text:span text:style-name="T126">The other method, </text:span><text:span text:style-name="T37">diff(), </text:span><text:span text:style-name="T126">takes a </text:span><text:span text:style-name="T37">DiffBuilder</text:span><text:span text:style-name="T126"> instance, two source values, source and target types, worker, contexts, path and an </text:span><text:span text:style-name="T37">isDerived</text:span><text:span text:style-name="T126"> flag. Implementations should compare the source values and register differences between them with the </text:span><text:span text:style-name="T37">DiffBuilder</text:span><text:span text:style-name="T126">. For details see section </text:span><text:span text:style-name="T126"><text:bookmark-ref text:reference-format="chapter" text:ref-name="__RefHeading__1481_1311220114">7</text:bookmark-ref></text:span><text:span text:style-name="T126">.</text:span></text:p>
      <text:p text:style-name="P163"><text:span text:style-name="T127">Let us create and use an </text:span><text:span text:style-name="T38">AValueMappingDef</text:span><text:span text:style-name="T127"> that transforms a </text:span><text:span text:style-name="T38">java.util.Date</text:span><text:span text:style-name="T127"> into a </text:span><text:span text:style-name="T38">Long</text:span><text:span text:style-name="T127"> with the corresponding timestamp. The code is in </text:span><text:span text:style-name="T128">package ...</text:span><text:span text:style-name="T39">example.valuemappingdef.</text:span></text:p>
      <text:p text:style-name="P165"><text:span text:style-name="T129">The implementation of </text:span><text:span text:style-name="T40">canHandle()</text:span><text:span text:style-name="T129"> checks if the source type is </text:span><text:span text:style-name="T40">Date</text:span><text:span text:style-name="T129"> and the target type is </text:span><text:span text:style-name="T40">Long</text:span><text:span text:style-name="T129">:</text:span></text:p>
      <text:p text:style-name="P215"><text:soft-page-break/></text:p>
      <text:p text:style-name="P195"><text:span text:style-name="T250">public</text:span><text:span text:style-name="T249"> </text:span><text:span text:style-name="T250">class</text:span><text:span text:style-name="T249"> DateToLongValueMappingDef </text:span></text:p>
      <text:p text:style-name="P195"><text:span text:style-name="T250"><text:s text:c="4"/>implements</text:span><text:span text:style-name="T249"> AValueMappingDef&lt;Date, Long, Object&gt; {</text:span></text:p>
      <text:p text:style-name="P302"/>
      <text:p text:style-name="P195"><text:span text:style-name="T249"><text:s text:c="2"/></text:span><text:span text:style-name="T250">public</text:span><text:span text:style-name="T249"> </text:span><text:span text:style-name="T250">boolean</text:span><text:span text:style-name="T249"> canHandle(</text:span></text:p>
      <text:p text:style-name="P302"><text:s text:c="18"/>QualifiedSourceAndTargetType types) {</text:p>
      <text:p text:style-name="P195"><text:span text:style-name="T249"><text:s text:c="4"/></text:span><text:span text:style-name="T250">return</text:span><text:span text:style-name="T249"> </text:span></text:p>
      <text:p text:style-name="P302"><text:s text:c="6"/>types.sourceType().equals( </text:p>
      <text:p text:style-name="P195"><text:span text:style-name="T249"><text:s text:c="19"/>JavaBeanTypes.create(Date.class)) </text:span><text:span text:style-name="T250">&amp;&amp;</text:span></text:p>
      <text:p text:style-name="P302"><text:s text:c="6"/>types.targetType().equals( </text:p>
      <text:p text:style-name="P302"><text:s text:c="19"/>JavaBeanTypes.create(Long.class));</text:p>
      <text:p text:style-name="P302"><text:s text:c="2"/>}</text:p>
      <text:p text:style-name="P302"/>
      <text:p text:style-name="P302"><text:s text:c="2"/>...</text:p>
      <text:p text:style-name="P302">}</text:p>
      <text:p text:style-name="P216"/>
      <text:p text:style-name="P105"><text:span text:style-name="T266">Since a-mapper uses its own representation for types, the checks are performed against that representation. The class </text:span><text:span text:style-name="T141">JavaBeanTypes</text:span><text:span text:style-name="T266"> provides static </text:span><text:span text:style-name="T141">create()</text:span><text:span text:style-name="T266"> methods to get the type representation for classes.</text:span></text:p>
      <text:p text:style-name="P106"><text:span text:style-name="T267">Note how this code treats source and target types asymmetrically: The mapping </text:span><text:span text:style-name="T268">def says that it can </text:span><text:span text:style-name="T267">can turn a </text:span><text:span text:style-name="T142">Date</text:span><text:span text:style-name="T267"> into a </text:span><text:span text:style-name="T142">Long</text:span><text:span text:style-name="T267">, but not vice versa. </text:span><text:span text:style-name="T269">We could implement it in a different way, but it is perfectly permissible to have a mapping def without having the inverse.</text:span></text:p>
      <text:p text:style-name="P107"><text:span text:style-name="T270">The implementation of </text:span><text:span text:style-name="T143">map()</text:span><text:span text:style-name="T270"> is next:</text:span></text:p>
      <text:p text:style-name="P216"/>
      <text:p text:style-name="P196"><text:span text:style-name="T249"><text:s text:c="2"/></text:span><text:span text:style-name="T250">public</text:span><text:span text:style-name="T249"> Long map(Date sourceValue,</text:span></text:p>
      <text:p text:style-name="P303"><text:s text:c="6"/>QualifiedSourceAndTargetType types, </text:p>
      <text:p text:style-name="P303"><text:s text:c="6"/>AMapperWorker&lt;?&gt; worker, </text:p>
      <text:p text:style-name="P303"><text:s text:c="6"/>Map&lt;String, Object&gt; context) {</text:p>
      <text:p text:style-name="P196"><text:span text:style-name="T249"><text:s text:c="4"/></text:span><text:span text:style-name="T250">return</text:span><text:span text:style-name="T249"> sourceValue == </text:span><text:span text:style-name="T250">null</text:span><text:span text:style-name="T249"> ? </text:span></text:p>
      <text:p text:style-name="P196"><text:span text:style-name="T250"><text:s text:c="6"/>null</text:span><text:span text:style-name="T249"> : </text:span></text:p>
      <text:p text:style-name="P303"><text:s text:c="6"/>sourceValue.getTime();</text:p>
      <text:p text:style-name="P302"><text:s text:c="2"/>}</text:p>
      <text:p text:style-name="P216"/>
      <text:p text:style-name="P108"><text:span text:style-name="T271">It extracts the time stamp value from the source </text:span><text:span text:style-name="T144">Date</text:span><text:span text:style-name="T271"> in a fairly straightforward way, </text:span><text:span text:style-name="T272">gracefully handling </text:span><text:span text:style-name="T145">null</text:span><text:span text:style-name="T272"> input values. Returning </text:span><text:span text:style-name="T145">null</text:span><text:span text:style-name="T272"> values for </text:span><text:span text:style-name="T145">null</text:span><text:span text:style-name="T272"> input is </text:span><text:soft-page-break/><text:span text:style-name="T272">by the way not the only strategy, though it is obviously a pretty common approach.</text:span></text:p>
      <text:p text:style-name="P109"><text:span text:style-name="T273">Finally, there is the implementation of </text:span><text:span text:style-name="T146">diff():</text:span></text:p>
      <text:p text:style-name="P216"/>
      <text:p text:style-name="P197"><text:span text:style-name="T249"><text:s text:c="2"/></text:span><text:span text:style-name="T250">public</text:span><text:span text:style-name="T249"> </text:span><text:span text:style-name="T250">void</text:span><text:span text:style-name="T249"> diff(ADiffBuilder diff, </text:span></text:p>
      <text:p text:style-name="P304"><text:s text:c="6"/>Date sourceOld, Date sourceNew,</text:p>
      <text:p text:style-name="P304"><text:s text:c="6"/>QualifiedSourceAndTargetType types,</text:p>
      <text:p text:style-name="P304"><text:s text:c="6"/>AMapperWorker&lt;?&gt; worker, </text:p>
      <text:p text:style-name="P304"><text:s text:c="6"/>Map&lt;String, Object&gt; contextOld, </text:p>
      <text:p text:style-name="P304"><text:s text:c="6"/>Map&lt;String, Object&gt; contextNew, </text:p>
      <text:p text:style-name="P197"><text:span text:style-name="T249"><text:s text:c="6"/>PathBuilder path, </text:span><text:span text:style-name="T250">boolean</text:span><text:span text:style-name="T249"> isDerived) {</text:span></text:p>
      <text:p text:style-name="P304"/>
      <text:p text:style-name="P196"><text:span text:style-name="T250"><text:s text:c="4"/>if</text:span><text:span text:style-name="T249">(nullSafeEquals(sourceOld, sourceNew))</text:span></text:p>
      <text:p text:style-name="P196"><text:span text:style-name="T249"><text:s text:c="6"/></text:span><text:span text:style-name="T250">return</text:span><text:span text:style-name="T249">;</text:span></text:p>
      <text:p text:style-name="P303"/>
      <text:p text:style-name="P197"><text:span text:style-name="T249"><text:s text:c="4"/></text:span><text:span text:style-name="T250">final</text:span><text:span text:style-name="T249"> Long oldTime = sourceOld == null ? </text:span></text:p>
      <text:p text:style-name="P304"><text:s text:c="6"/>null : </text:p>
      <text:p text:style-name="P304"><text:s text:c="6"/>sourceOld.getTime();</text:p>
      <text:p text:style-name="P197"><text:span text:style-name="T249"><text:s text:c="4"/></text:span><text:span text:style-name="T250">final</text:span><text:span text:style-name="T249"> Long newTime = sourceNew == null ? </text:span></text:p>
      <text:p text:style-name="P304"><text:s text:c="6"/>null : </text:p>
      <text:p text:style-name="P304"><text:s text:c="6"/>sourceNew.getTime();</text:p>
      <text:p text:style-name="P303"/>
      <text:p text:style-name="P304"><text:s text:c="4"/>diff.add(new AttributeDiffElement(</text:p>
      <text:p text:style-name="P304"><text:s text:c="10"/>path.build(), oldTime, newTime, isDerived));</text:p>
      <text:p text:style-name="P303"><text:s text:c="2"/>}</text:p>
      <text:p text:style-name="P303"/>
      <text:p text:style-name="P196"><text:span text:style-name="T249"><text:s text:c="2"/></text:span><text:span text:style-name="T250">private</text:span><text:span text:style-name="T249"> </text:span><text:span text:style-name="T250">boolean</text:span><text:span text:style-name="T249"> nullSafeEquals(Date d1, Date d2) {</text:span></text:p>
      <text:p text:style-name="P196"><text:span text:style-name="T249"><text:s text:c="4"/>if (d1 == </text:span><text:span text:style-name="T250">null</text:span><text:span text:style-name="T249">)</text:span></text:p>
      <text:p text:style-name="P196"><text:span text:style-name="T249"><text:s text:c="6"/></text:span><text:span text:style-name="T250">return</text:span><text:span text:style-name="T249"> d2 == </text:span><text:span text:style-name="T250">null</text:span><text:span text:style-name="T249">;</text:span></text:p>
      <text:p text:style-name="P303"><text:s text:c="4"/>else</text:p>
      <text:p text:style-name="P196"><text:span text:style-name="T249"><text:s text:c="6"/></text:span><text:span text:style-name="T250">return</text:span><text:span text:style-name="T249"> d1.equals(d2);</text:span></text:p>
      <text:p text:style-name="P303"><text:s text:c="2"/>}</text:p>
      <text:p text:style-name="P216"/>
      <text:p text:style-name="P110"><text:span text:style-name="T274">It basically checks if old and new value differ, and if they do, transforms them into the corresponding target values and adds an </text:span><text:span text:style-name="T147">AttributeDiffElement</text:span><text:span text:style-name="T274"> with the details to the diff.</text:span></text:p>
      <text:p text:style-name="P217">It is shown here for completeness; for details, see section TODO.</text:p>
      <text:p text:style-name="P218"><text:soft-page-break/>In order to use this mapping def, we must register it with the mapper we define:</text:p>
      <text:p text:style-name="P218"/>
      <text:p text:style-name="P198"><text:span text:style-name="T251">final</text:span><text:span text:style-name="T275"> JavaBeanMapper mapper =</text:span></text:p>
      <text:p text:style-name="P305"><text:s text:c="2"/>JavaBeanMapperBuilder.create()</text:p>
      <text:p text:style-name="P305"><text:s text:c="4"/>.withValueMapping(new DateToLongValueMappingDef())</text:p>
      <text:p text:style-name="P305"><text:s text:c="4"/>.build();</text:p>
      <text:p text:style-name="P305"/>
      <text:p text:style-name="P198"><text:span text:style-name="T251">final</text:span><text:span text:style-name="T275"> Date d = new Date(12345);</text:span></text:p>
      <text:p text:style-name="P305"/>
      <text:p text:style-name="P305">assertEquals(</text:p>
      <text:p text:style-name="P305"><text:s text:c="2"/>Long.valueOf(12345), </text:p>
      <text:p text:style-name="P305"><text:s text:c="2"/>mapper.map(d, Long.class));</text:p>
      <text:p text:style-name="P218"/>
      <text:p text:style-name="P219">It is then called whenever the mapper needs to map a Date to a Long. That can be at the top level as in the example code, but it would work just the same deeply nested in complex object structures.</text:p>
      <text:h text:style-name="P298" text:outline-level="3"><text:bookmark-start text:name="__RefHeading__2219_1166517867"/>AObjectMappingDef<text:bookmark-end text:name="__RefHeading__2219_1166517867"/></text:h>
      <text:p text:style-name="P104"/>
      <text:p text:style-name="P104"/>
      <text:p text:style-name="P120">example: S → List&lt;S&gt; with a single element</text:p>
      <text:p text:style-name="P104"/>
      <text:p text:style-name="P104"/>
      <text:h text:style-name="P281" text:outline-level="2"><text:bookmark-start text:name="__RefHeading__1637_641206845"/><text:span text:style-name="T209">D</text:span><text:span text:style-name="T208">ealing with </text:span><text:span text:style-name="T209">O</text:span><text:span text:style-name="T208">bject </text:span><text:span text:style-name="T209">I</text:span><text:span text:style-name="T208">dentity</text:span><text:bookmark-end text:name="__RefHeading__1637_641206845"/></text:h>
      <text:p text:style-name="P81">caching / isCacheable</text:p>
      <text:p text:style-name="P35">example for isCacheable=false: mapping a translation into a map of translations</text:p>
      <text:p text:style-name="P35"/>
      <text:h text:style-name="P282" text:outline-level="2"><text:bookmark-start text:name="__RefHeading__1639_641206845"/>Qualifiers<text:bookmark-end text:name="__RefHeading__1639_641206845"/></text:h>
      <text:p text:style-name="P39"><text:span text:style-name="T276">So far, we </text:span><text:span text:style-name="T277">decided the handling of data based just on source and target type. And while that is a very common case, real-world applications sometimes require more control.</text:span></text:p>
      <text:p text:style-name="P40"><text:soft-page-break/><text:span text:style-name="T278">That is where Qualifiers enter the scene. </text:span><text:span text:style-name="T279">Every call to the mapper can specify quliafiers in addition to types, and every mapping def can base its </text:span><text:span text:style-name="T148">canHandle()</text:span><text:span text:style-name="T279"> implementation on those data in addition to source and target types.</text:span></text:p>
      <text:p text:style-name="P41"><text:span text:style-name="T280">Qualifiers are optional, and calls to the mapper therefore have methods with and without them. If you call a method that has qualifiers in its signature but do not want to pass them, you can pass the </text:span><text:span text:style-name="T149">NoQualifier</text:span><text:span text:style-name="T280"> object from Scala or </text:span><text:span text:style-name="T149">JApi.noQualifiers()</text:span><text:span text:style-name="T280"> from Java.</text:span></text:p>
      <text:p text:style-name="P220">Let's look at some typical examples.</text:p>
      <text:h text:style-name="P299" text:outline-level="3">Double to BigDecimal</text:h>
      <text:p text:style-name="P42"><text:span text:style-name="T281">Mapping data from </text:span><text:span text:style-name="T150">Double</text:span><text:span text:style-name="T281"> to </text:span><text:span text:style-name="T150">BigDecimal</text:span><text:span text:style-name="T281"> can be tricky. It requires a fixed number of fractional digits and a rounding mode, and hard-wiring global choices for these two tends to lead to fragile code.</text:span></text:p>
      <text:p text:style-name="P221">But let's assume we are dealing with a financial application that makes extensive use of BigDecimal with two fractional digits (“scale”), and rounding should usually be HALF_EVEN (see JavaDoc for java.math.RoundingMode).</text:p>
      <text:p text:style-name="P42"><text:span text:style-name="T281">To provide a mapping from </text:span><text:span text:style-name="T150">Double</text:span><text:span text:style-name="T281"> to this flavor of </text:span><text:span text:style-name="T150">BigDecimal</text:span><text:span text:style-name="T281">, we define a qualified mapping def.</text:span></text:p>
      <text:p text:style-name="P221">We start by defining an annotation to mark those BigDecimal properties to which the mapping should apply (code is in package ...examples.doubleToBigDecimalQualifier):</text:p>
      <text:p text:style-name="P221"/>
      <text:p text:style-name="P306"><text:bookmark-start text:name="__DdeLink__2715_1402211666"/>@Retention(RetentionPolicy.RUNTIME)</text:p>
      <text:p text:style-name="P306">@Target(value = ElementType.METHOD)</text:p>
      <text:p text:style-name="P306">@QualifierAnnotation(name = "Currency Rounding")</text:p>
      <text:p text:style-name="P199"><text:span text:style-name="T252">public @interface</text:span><text:span text:style-name="T281"> TwoDigitsRoundEven {</text:span></text:p>
      <text:p text:style-name="P306">}<text:bookmark-end text:name="__DdeLink__2715_1402211666"/></text:p>
      <text:p text:style-name="P222"/>
      <text:p text:style-name="P42"><text:span text:style-name="T281">The only remarkable thing about this annotation is that it is annotated with </text:span><text:span text:style-name="T150">@QualifierAnnotation</text:span><text:span text:style-name="T281">. That causes a-mapper to treat it as a qualifier annotation, using the </text:span><text:span text:style-name="T150">name</text:span><text:span text:style-name="T281"> specified in the annotation to represent the qualifier.</text:span></text:p>
      <text:p text:style-name="P223">But some numbers in our application need to be rounded to a different scale. We approach that by defining a second qualifier annotation:</text:p>
      <text:p text:style-name="P224"/>
      <text:p text:style-name="P307"><text:soft-page-break/>@Retention(RetentionPolicy.RUNTIME)</text:p>
      <text:p text:style-name="P307">@Target(value = ElementType.METHOD)</text:p>
      <text:p text:style-name="P308">@QualifierAnnotation(name = "round n digits")</text:p>
      <text:p text:style-name="P188"><text:span text:style-name="T253">public</text:span><text:span text:style-name="T282"> </text:span><text:span text:style-name="T253">@interface</text:span><text:span text:style-name="T282"> NDigitsRound {</text:span></text:p>
      <text:p text:style-name="P308"><text:s text:c="2"/>String value();</text:p>
      <text:p text:style-name="P308">}</text:p>
      <text:p text:style-name="P224"/>
      <text:p text:style-name="P226">This annotation takes a parameter, making it possible to specify the intended number of fractional digits for each number in the code. </text:p>
      <text:p text:style-name="P43"><text:span text:style-name="T283">These are the two flavors of qualifiers – there are those with a value and those without a value. If a qualifier has a value, the defining annotation must accept an attribute </text:span><text:span text:style-name="T151">value</text:span><text:span text:style-name="T283"> - that's all there is to it.</text:span></text:p>
      <text:p text:style-name="P227">Now let's define some classes that use these annotations.</text:p>
      <text:p text:style-name="P227">We start with a class containing numbers as Double:</text:p>
      <text:p text:style-name="P227"/>
      <text:p text:style-name="P200"><text:span text:style-name="T254">public</text:span><text:span text:style-name="T284"> </text:span><text:span text:style-name="T254">class</text:span><text:span text:style-name="T284"> ClassWithDouble {</text:span></text:p>
      <text:p text:style-name="P200"><text:span text:style-name="T284"><text:s text:c="2"/></text:span><text:span text:style-name="T254">private</text:span><text:span text:style-name="T284"> Double amount;</text:span></text:p>
      <text:p text:style-name="P200"><text:span text:style-name="T284"><text:s text:c="2"/></text:span><text:span text:style-name="T254">private</text:span><text:span text:style-name="T284"> Double withOneFractDigit;</text:span></text:p>
      <text:p text:style-name="P200"><text:span text:style-name="T284"><text:s text:c="2"/></text:span><text:span text:style-name="T254">private</text:span><text:span text:style-name="T284"> Double unqualified;</text:span></text:p>
      <text:p text:style-name="P309"/>
      <text:p text:style-name="P200"><text:span text:style-name="T284"><text:s text:c="2"/></text:span><text:span text:style-name="T254">public</text:span><text:span text:style-name="T284"> Double getAmount() {</text:span></text:p>
      <text:p text:style-name="P200"><text:span text:style-name="T284"><text:s text:c="4"/></text:span><text:span text:style-name="T254">return</text:span><text:span text:style-name="T284"> amount;</text:span></text:p>
      <text:p text:style-name="P309"><text:s text:c="2"/>}</text:p>
      <text:p text:style-name="P200"><text:span text:style-name="T284"><text:s text:c="2"/></text:span><text:span text:style-name="T254">public</text:span><text:span text:style-name="T284"> </text:span><text:span text:style-name="T254">void</text:span><text:span text:style-name="T284"> setAmount(Double amount) {</text:span></text:p>
      <text:p text:style-name="P200"><text:span text:style-name="T284"><text:s text:c="4"/></text:span><text:span text:style-name="T254">this</text:span><text:span text:style-name="T284">.amount = amount;</text:span></text:p>
      <text:p text:style-name="P309"><text:s text:c="2"/>}</text:p>
      <text:p text:style-name="P309"/>
      <text:p text:style-name="P200"><text:span text:style-name="T284"><text:s text:c="2"/></text:span><text:span text:style-name="T254">public</text:span><text:span text:style-name="T284"> Double getWithOneFractDigit() {</text:span></text:p>
      <text:p text:style-name="P200"><text:span text:style-name="T284"><text:s text:c="4"/></text:span><text:span text:style-name="T254">return</text:span><text:span text:style-name="T284"> withOneFractDigit;</text:span></text:p>
      <text:p text:style-name="P309"><text:s text:c="2"/>}</text:p>
      <text:p text:style-name="P200"><text:span text:style-name="T284"><text:s text:c="2"/></text:span><text:span text:style-name="T254">public</text:span><text:span text:style-name="T284"> </text:span><text:span text:style-name="T254">void</text:span><text:span text:style-name="T284"> setWithOneFractDigit(Double</text:span></text:p>
      <text:p text:style-name="P309"><text:s text:c="35"/>withOneFractDigit) {</text:p>
      <text:p text:style-name="P200"><text:span text:style-name="T284"><text:s text:c="4"/></text:span><text:span text:style-name="T254">this</text:span><text:span text:style-name="T284">.withOneFractDigit = withOneFractDigit;</text:span></text:p>
      <text:p text:style-name="P309"><text:s text:c="2"/>}</text:p>
      <text:p text:style-name="P309"/>
      <text:p text:style-name="P200"><text:span text:style-name="T284"><text:s text:c="2"/></text:span><text:span text:style-name="T254">public</text:span><text:span text:style-name="T284"> Double getUnqualified() {</text:span></text:p>
      <text:p text:style-name="P200"><text:soft-page-break/><text:span text:style-name="T284"><text:s text:c="4"/></text:span><text:span text:style-name="T254">return</text:span><text:span text:style-name="T284"> unqualified;</text:span></text:p>
      <text:p text:style-name="P309"><text:s text:c="2"/>}</text:p>
      <text:p text:style-name="P200"><text:span text:style-name="T284"><text:s text:c="2"/></text:span><text:span text:style-name="T254">public</text:span><text:span text:style-name="T284"> </text:span><text:span text:style-name="T254">void</text:span><text:span text:style-name="T284"> setUnqualified(Double unqualified) {</text:span></text:p>
      <text:p text:style-name="P200"><text:span text:style-name="T284"><text:s text:c="4"/></text:span><text:span text:style-name="T254">this</text:span><text:span text:style-name="T284">.unqualified = unqualified;</text:span></text:p>
      <text:p text:style-name="P309"><text:s text:c="2"/>}</text:p>
      <text:p text:style-name="P309">}</text:p>
      <text:p text:style-name="P226"/>
      <text:p text:style-name="P227">This class is completely unremarkable, it is just a couple of attributes with getter and setter methods.</text:p>
      <text:p text:style-name="P44"><text:span text:style-name="T285">The corresponding class with </text:span><text:span text:style-name="T152">BigDecimal</text:span><text:span text:style-name="T285"> representations of the numbers has the qualifying annotations on the setter methods:</text:span></text:p>
      <text:p text:style-name="P228"/>
      <text:p text:style-name="P201"><text:span text:style-name="T255">public</text:span><text:span text:style-name="T285"> </text:span><text:span text:style-name="T255">class</text:span><text:span text:style-name="T285"> ClassWithBigDecimal {</text:span></text:p>
      <text:p text:style-name="P201"><text:span text:style-name="T285"><text:s text:c="2"/></text:span><text:span text:style-name="T255">private</text:span><text:span text:style-name="T285"> BigDecimal amount;</text:span></text:p>
      <text:p text:style-name="P201"><text:span text:style-name="T285"><text:s text:c="2"/></text:span><text:span text:style-name="T255">private</text:span><text:span text:style-name="T285"> BigDecimal withOneFactDigit;</text:span></text:p>
      <text:p text:style-name="P201"><text:span text:style-name="T285"><text:s text:c="2"/></text:span><text:span text:style-name="T255">private</text:span><text:span text:style-name="T285"> BigDecimal unqualified;</text:span></text:p>
      <text:p text:style-name="P310"/>
      <text:p text:style-name="P201"><text:span text:style-name="T285"><text:s text:c="2"/></text:span><text:span text:style-name="T255">public</text:span><text:span text:style-name="T285"> BigDecimal getAmount() {</text:span></text:p>
      <text:p text:style-name="P201"><text:span text:style-name="T285"><text:s text:c="4"/></text:span><text:span text:style-name="T255">return</text:span><text:span text:style-name="T285"> amount;</text:span></text:p>
      <text:p text:style-name="P310"><text:s text:c="2"/>}</text:p>
      <text:p text:style-name="P310"><text:s text:c="2"/>@TwoDigitsRoundEven</text:p>
      <text:p text:style-name="P201"><text:span text:style-name="T285"><text:s text:c="2"/></text:span><text:span text:style-name="T255">public</text:span><text:span text:style-name="T285"> </text:span><text:span text:style-name="T255">void</text:span><text:span text:style-name="T285"> setAmount(BigDecimal amount) {</text:span></text:p>
      <text:p text:style-name="P201"><text:span text:style-name="T285"><text:s text:c="4"/></text:span><text:span text:style-name="T255">this</text:span><text:span text:style-name="T285">.amount = amount;</text:span></text:p>
      <text:p text:style-name="P310"><text:s text:c="2"/>}</text:p>
      <text:p text:style-name="P310"/>
      <text:p text:style-name="P201"><text:span text:style-name="T285"><text:s text:c="2"/></text:span><text:span text:style-name="T255">public</text:span><text:span text:style-name="T285"> BigDecimal getWithOneFractDigit() {</text:span></text:p>
      <text:p text:style-name="P201"><text:span text:style-name="T285"><text:s text:c="4"/></text:span><text:span text:style-name="T255">return</text:span><text:span text:style-name="T285"> withOneFactDigit;</text:span></text:p>
      <text:p text:style-name="P310"><text:s text:c="2"/>}</text:p>
      <text:p text:style-name="P310"><text:s text:c="2"/>@NDigitsRound("1")</text:p>
      <text:p text:style-name="P201"><text:span text:style-name="T285"><text:s text:c="2"/></text:span><text:span text:style-name="T255">public</text:span><text:span text:style-name="T285"> </text:span><text:span text:style-name="T255">void</text:span><text:span text:style-name="T285"> setWithOneFractDigit(BigDecimal</text:span></text:p>
      <text:p text:style-name="P310"><text:s text:c="36"/>withOneFactDigit) {</text:p>
      <text:p text:style-name="P201"><text:span text:style-name="T285"><text:s text:c="4"/></text:span><text:span text:style-name="T255">this</text:span><text:span text:style-name="T285">.withOneFactDigit = withOneFactDigit;</text:span></text:p>
      <text:p text:style-name="P310"><text:s text:c="2"/>}</text:p>
      <text:p text:style-name="P310"/>
      <text:p text:style-name="P201"><text:span text:style-name="T285"><text:s text:c="2"/></text:span><text:span text:style-name="T255">public</text:span><text:span text:style-name="T285"> BigDecimal getUnqualified() {</text:span></text:p>
      <text:p text:style-name="P201"><text:span text:style-name="T285"><text:s text:c="4"/></text:span><text:span text:style-name="T255">return</text:span><text:span text:style-name="T285"> unqualified;</text:span></text:p>
      <text:p text:style-name="P310"><text:s text:c="2"/>}</text:p>
      <text:p text:style-name="P201"><text:soft-page-break/><text:span text:style-name="T285"><text:s text:c="2"/></text:span><text:span text:style-name="T255">public</text:span><text:span text:style-name="T285"> </text:span><text:span text:style-name="T255">void</text:span><text:span text:style-name="T285"> setUnqualified(BigDecimal unqualified) {</text:span></text:p>
      <text:p text:style-name="P201"><text:span text:style-name="T285"><text:s text:c="4"/></text:span><text:span text:style-name="T255">this</text:span><text:span text:style-name="T285">.unqualified = unqualified;</text:span></text:p>
      <text:p text:style-name="P310"><text:s text:c="2"/>}</text:p>
      <text:p text:style-name="P310">}</text:p>
      <text:p text:style-name="P228"/>
      <text:p text:style-name="P44"><text:span text:style-name="T285">There are three properties, qualified with </text:span><text:span text:style-name="T152">@TwoDigitsRoundEven</text:span><text:span text:style-name="T285">, </text:span><text:span text:style-name="T152">@NDigitsRound(“1”)</text:span><text:span text:style-name="T285"> and nothing, respectively.</text:span></text:p>
      <text:p text:style-name="P229">The annotations are on the setter methods. That makes the qualifiers “target qualifiers” for all mappings onto these fields. </text:p>
      <text:p text:style-name="P45"><text:span text:style-name="T286">Every mapping can have source and target qualifiers, and mapping defs can check both. Qualifiers should be put on the “natural” end of a mapping. </text:span><text:span text:style-name="T287">The annotations for source qualifiers go to the getter of the source property, and target qualifiers go to the setters of the target property.</text:span></text:p>
      <text:p text:style-name="P45"><text:span text:style-name="T288">I</text:span><text:span text:style-name="T286">n this case, the scale and rounding rule apply to all mappings that go to the </text:span><text:span text:style-name="T153">BigDecimal</text:span><text:span text:style-name="T286"> properties, so their setters are the natural place to put them.</text:span></text:p>
      <text:p text:style-name="P46"><text:span text:style-name="T288">Now we need mapping defs that evaluate these qualifiers, </text:span><text:span text:style-name="T289">their most interesting part being the </text:span><text:span text:style-name="T154">canHandle()</text:span><text:span text:style-name="T289"> implementation:</text:span></text:p>
      <text:p text:style-name="P230"/>
      <text:p text:style-name="P202"><text:span text:style-name="T256">public</text:span><text:span text:style-name="T289"> </text:span><text:span text:style-name="T256">class</text:span><text:span text:style-name="T289"> DoubleToBigDecimalForCurrencyMappingDef</text:span></text:p>
      <text:p text:style-name="P202"><text:span text:style-name="T289"><text:s text:c="4"/></text:span><text:span text:style-name="T256">implements</text:span><text:span text:style-name="T289"> </text:span></text:p>
      <text:p text:style-name="P311"><text:s text:c="9"/>AValueMappingDef&lt;Double, BigDecimal, Object&gt; {</text:p>
      <text:p text:style-name="P311"/>
      <text:p text:style-name="P202"><text:span text:style-name="T289"><text:s text:c="2"/></text:span><text:span text:style-name="T256">public</text:span><text:span text:style-name="T289"> </text:span><text:span text:style-name="T256">boolean</text:span><text:span text:style-name="T289"> canHandle(</text:span></text:p>
      <text:p text:style-name="P311"><text:s text:c="19"/>QualifiedSourceAndTargetType types) {</text:p>
      <text:p text:style-name="P202"><text:span text:style-name="T256"><text:s text:c="4"/>return</text:span><text:span text:style-name="T289"> </text:span></text:p>
      <text:p text:style-name="P311"><text:s text:c="6"/>types.sourceType().equals(</text:p>
      <text:p text:style-name="P202"><text:span text:style-name="T289"><text:s text:c="17"/>JavaBeanTypes.create(Double.class)) </text:span><text:span text:style-name="T256">&amp;&amp;</text:span></text:p>
      <text:p text:style-name="P311"><text:s text:c="6"/>types.targetType().equals(</text:p>
      <text:p text:style-name="P202"><text:span text:style-name="T289"><text:s text:c="13"/>JavaBeanTypes.create(BigDecimal.class)) </text:span><text:span text:style-name="T256">&amp;&amp;</text:span></text:p>
      <text:p text:style-name="P311"><text:s text:c="6"/>types.targetQualifier()</text:p>
      <text:p text:style-name="P311"><text:s text:c="8"/>.get("Currency Rounding").isDefined();</text:p>
      <text:p text:style-name="P311"><text:s text:c="2"/>}</text:p>
      <text:p text:style-name="P311"/>
      <text:p text:style-name="P202"><text:span text:style-name="T289"><text:s text:c="2"/>... // </text:span><text:span text:style-name="T290">nothing </text:span><text:span text:style-name="T295">special</text:span><text:span text:style-name="T290"> in </text:span><text:span text:style-name="T289">map() and diff()</text:span></text:p>
      <text:p text:style-name="P311">}</text:p>
      <text:p text:style-name="P226"/>
      <text:p text:style-name="P47"><text:soft-page-break/><text:span text:style-name="T291">Source and target qualifiers are both part of the </text:span><text:span text:style-name="T155">QualifiedSourceAndTargetType</text:span><text:span text:style-name="T291"> that is passed to each method. Both of them are maps, since there can be several qualifiers on each side of a mapping. It is up to the mapping def to decide which of the qualifiers it is interested in, if any at all.</text:span></text:p>
      <text:p text:style-name="P47"><text:span text:style-name="T291">Qualifiers are represented in the maps by the </text:span><text:span text:style-name="T155">name</text:span><text:span text:style-name="T291"> specified in the </text:span><text:span text:style-name="T155">@QualifierAnnotation</text:span><text:span text:style-name="T291">. In real application, it is obviously a good idea to use named constants for these.</text:span></text:p>
      <text:p text:style-name="P48"><text:span text:style-name="T292">To ask the qualifier maps about a concrete qualifier, you can call </text:span><text:span text:style-name="T156">get()</text:span><text:span text:style-name="T292">. This returns something called an </text:span><text:span text:style-name="T156">Option</text:span><text:span text:style-name="T292">. Simply put, it is a wrapper that either contains the real object, or says that there is no object.</text:span></text:p>
      <text:p text:style-name="P48"><text:span text:style-name="T292">To find out which it is, you can call </text:span><text:span text:style-name="T156">isDefined()</text:span><text:span text:style-name="T292">. </text:span></text:p>
      <text:p text:style-name="P49"><text:span text:style-name="T293">The second mapping def actually needs to access the value of the qualifier </text:span><text:span text:style-name="T296">in its map() implementation</text:span><text:span text:style-name="T293">:</text:span></text:p>
      <text:p text:style-name="P225"/>
      <text:p text:style-name="P203"><text:span text:style-name="T257">public</text:span><text:span text:style-name="T294"> </text:span><text:span text:style-name="T257">class</text:span><text:span text:style-name="T294"> DoubleToBigDecimalWithRoundingMappingDef</text:span></text:p>
      <text:p text:style-name="P203"><text:span text:style-name="T294"><text:s text:c="4"/></text:span><text:span text:style-name="T257">implements</text:span><text:span text:style-name="T294"> </text:span></text:p>
      <text:p text:style-name="P312"><text:s text:c="9"/>AValueMappingDef&lt;Double, BigDecimal, Object&gt; {</text:p>
      <text:p text:style-name="P312"/>
      <text:p text:style-name="P203"><text:span text:style-name="T294"><text:s text:c="2"/></text:span><text:span text:style-name="T257">public</text:span><text:span text:style-name="T294"> </text:span><text:span text:style-name="T257">boolean</text:span><text:span text:style-name="T294"> canHandle(</text:span></text:p>
      <text:p text:style-name="P312"><text:s text:c="18"/>QualifiedSourceAndTargetType types) {</text:p>
      <text:p text:style-name="P313"><text:s text:c="4"/>return</text:p>
      <text:p text:style-name="P313"><text:s text:c="6"/>...</text:p>
      <text:p text:style-name="P312"><text:s text:c="6"/>types.targetQualifier()</text:p>
      <text:p text:style-name="P312"><text:s text:c="8"/>.get("round n digits").isDefined();</text:p>
      <text:p text:style-name="P312"><text:s text:c="4"/>}</text:p>
      <text:p text:style-name="P312"/>
      <text:p text:style-name="P203"><text:span text:style-name="T294"><text:s text:c="2"/></text:span><text:span text:style-name="T257">public</text:span><text:span text:style-name="T294"> BigDecimal map(Double sourceValue,</text:span></text:p>
      <text:p text:style-name="P312"><text:s text:c="6"/>QualifiedSourceAndTargetType types, </text:p>
      <text:p text:style-name="P312"><text:s text:c="6"/>AMapperWorker&lt;?&gt; worker, </text:p>
      <text:p text:style-name="P312"><text:s text:c="6"/>Map&lt;String, Object&gt; context) {</text:p>
      <text:p text:style-name="P312"/>
      <text:p text:style-name="P203"><text:span text:style-name="T294"><text:s text:c="4"/></text:span><text:span text:style-name="T257">if</text:span><text:span text:style-name="T294">(sourceValue == </text:span><text:span text:style-name="T257">null</text:span><text:span text:style-name="T294">) {</text:span></text:p>
      <text:p text:style-name="P203"><text:span text:style-name="T294"><text:s text:c="6"/></text:span><text:span text:style-name="T257">return</text:span><text:span text:style-name="T294"> </text:span><text:span text:style-name="T257">null</text:span><text:span text:style-name="T294">;</text:span></text:p>
      <text:p text:style-name="P312"><text:s text:c="4"/>}</text:p>
      <text:p text:style-name="P312"/>
      <text:p text:style-name="P203"><text:span text:style-name="T294"><text:s text:c="4"/></text:span><text:span text:style-name="T257">final</text:span><text:span text:style-name="T294"> </text:span><text:span text:style-name="T257">int</text:span><text:span text:style-name="T294"> numDigits = </text:span></text:p>
      <text:p text:style-name="P312"><text:s text:c="6"/>Integer.valueOf(types.targetQualifier()</text:p>
      <text:p text:style-name="P312"><text:soft-page-break/><text:s text:c="8"/>.get("round n digits").get());</text:p>
      <text:p text:style-name="P203"><text:span text:style-name="T294"><text:s text:c="4"/></text:span><text:span text:style-name="T257">return</text:span></text:p>
      <text:p text:style-name="P312"><text:s text:c="6"/>BigDecimal.valueOf(sourceValue)</text:p>
      <text:p text:style-name="P312"><text:s text:c="8"/>.setScale(numDigits, RoundingMode.HALF_UP);</text:p>
      <text:p text:style-name="P312"><text:s text:c="2"/>}</text:p>
      <text:p text:style-name="P312"/>
      <text:p text:style-name="P203"><text:span text:style-name="T294"><text:s text:c="2"/>... // nothing </text:span><text:span text:style-name="T295">special in</text:span><text:span text:style-name="T294"> diff()</text:span></text:p>
      <text:p text:style-name="P312">}</text:p>
      <text:p text:style-name="P225"/>
      <text:p text:style-name="P50"><text:span text:style-name="T297">It can get that value by calling </text:span><text:span text:style-name="T157">get() </text:span><text:span text:style-name="T297">on the </text:span><text:span text:style-name="T157">Option</text:span><text:span text:style-name="T297"> returned from the target qualifier map.</text:span></text:p>
      <text:p text:style-name="P231">Now all pieces are in place, and we can start using our qualified mapping definitions:</text:p>
      <text:p text:style-name="P231"/>
      <text:p text:style-name="P204"><text:span text:style-name="T258">final</text:span><text:span text:style-name="T298"> JavaBeanMapper mapper =</text:span></text:p>
      <text:p text:style-name="P314"><text:s text:c="2"/>JavaBeanMapperBuilder.create()</text:p>
      <text:p text:style-name="P314"><text:s text:c="4"/>.withValueMapping(new</text:p>
      <text:p text:style-name="P314"><text:s text:c="13"/>DoubleToBigDecimalForCurrencyMappingDef())</text:p>
      <text:p text:style-name="P314"><text:s text:c="4"/>.withValueMapping(new</text:p>
      <text:p text:style-name="P314"><text:s text:c="12"/>DoubleToBigDecimalWithRoundingMappingDef())</text:p>
      <text:p text:style-name="P314"><text:s text:c="4"/>.withBeanMapping(</text:p>
      <text:p text:style-name="P204"><text:span text:style-name="T298"><text:s text:c="6"/>JavaBeanMapping.create(ClassWithDouble.</text:span><text:span text:style-name="T258">class</text:span><text:span text:style-name="T298">, </text:span></text:p>
      <text:p text:style-name="P204"><text:span text:style-name="T298"><text:s text:c="29"/>ClassWithBigDecimal.</text:span><text:span text:style-name="T258">class</text:span><text:span text:style-name="T298">)</text:span></text:p>
      <text:p text:style-name="P204"><text:span text:style-name="T298"><text:s text:c="6"/>.addMapping("amount", Double.</text:span><text:span text:style-name="T258">class</text:span><text:span text:style-name="T298">, </text:span></text:p>
      <text:p text:style-name="P204"><text:span text:style-name="T298"><text:s text:c="18"/>"amount", BigDecimal.</text:span><text:span text:style-name="T258">class</text:span><text:span text:style-name="T298">)</text:span></text:p>
      <text:p text:style-name="P204"><text:span text:style-name="T298"><text:s text:c="6"/>.addMapping("withOneFractDigit", Double.</text:span><text:span text:style-name="T258">class</text:span><text:span text:style-name="T298">,</text:span></text:p>
      <text:p text:style-name="P204"><text:span text:style-name="T298"><text:s text:c="18"/>"withOneFractDigit", BigDecimal.</text:span><text:span text:style-name="T258">class</text:span><text:span text:style-name="T298">)</text:span></text:p>
      <text:p text:style-name="P204"><text:span text:style-name="T298">// <text:s text:c="3"/>.addMapping("unqualified", Double.</text:span><text:span text:style-name="T258">class</text:span><text:span text:style-name="T298">,</text:span></text:p>
      <text:p text:style-name="P204"><text:span text:style-name="T298">// <text:s text:c="15"/>"unqualified", BigDecimal.</text:span><text:span text:style-name="T258">class</text:span><text:span text:style-name="T298">)</text:span></text:p>
      <text:p text:style-name="P314"><text:s text:c="4"/>)</text:p>
      <text:p text:style-name="P314"><text:s text:c="4"/>.build();</text:p>
      <text:p text:style-name="P314"/>
      <text:p text:style-name="P204"><text:span text:style-name="T258">final</text:span><text:span text:style-name="T298"> ClassWithDouble source = </text:span><text:span text:style-name="T258">new</text:span><text:span text:style-name="T298"> ClassWithDouble();</text:span></text:p>
      <text:p text:style-name="P314">source.setAmount(123.4567);</text:p>
      <text:p text:style-name="P314">source.setWithOneFractDigit(1.2345);</text:p>
      <text:p text:style-name="P314"/>
      <text:p text:style-name="P204"><text:span text:style-name="T258">final</text:span><text:span text:style-name="T298"> ClassWithBigDecimal target = </text:span></text:p>
      <text:p text:style-name="P314"><text:soft-page-break/><text:s text:c="9"/>mapper.map(source, ClassWithBigDecimal.class);</text:p>
      <text:p text:style-name="P314"/>
      <text:p text:style-name="P314">assertEquals(new BigDecimal("123.46"),</text:p>
      <text:p text:style-name="P314"><text:s text:c="35"/>target.getAmount());</text:p>
      <text:p text:style-name="P314">assertEquals(new BigDecimal("1.2"),</text:p>
      <text:p text:style-name="P314"><text:s text:c="24"/>target.getWithOneFractDigit());</text:p>
      <text:p text:style-name="P29"/>
      <text:p text:style-name="P51"><text:span text:style-name="T298">First we create a </text:span><text:span text:style-name="T158">JavaBeanMapper</text:span><text:span text:style-name="T298">, registering our newly defined mapping defs and a bean mapping for </text:span><text:span text:style-name="T158">ClassWithDouble</text:span><text:span text:style-name="T298"> and </text:span><text:span text:style-name="T158">ClassWithBigDecimal</text:span><text:span text:style-name="T298">.</text:span></text:p>
      <text:p text:style-name="P52"><text:span text:style-name="T299">Mapping test data, we find that </text:span><text:span text:style-name="T159">amount</text:span><text:span text:style-name="T299"> is rounded to scale 2 and </text:span><text:span text:style-name="T159">withOneFractDigit</text:span><text:span text:style-name="T299"> is rounded to scale 1, just as specified in the annotations.</text:span></text:p>
      <text:p text:style-name="P53"><text:span text:style-name="T300">The mapping of property </text:span><text:span text:style-name="T160">unqualified</text:span><text:span text:style-name="T300"> must be commented out. </text:span><text:span text:style-name="T301">It goes from type </text:span><text:span text:style-name="T161">Double</text:span><text:span text:style-name="T301"> to type </text:span><text:span text:style-name="T161">BigDecimal</text:span><text:span text:style-name="T301">, just as the other two, but there is no qualifier attached to it, just as its name suggests. But all mapping defs from </text:span><text:span text:style-name="T161">Double</text:span><text:span text:style-name="T301"> to </text:span><text:span text:style-name="T161">BigDecimal</text:span><text:span text:style-name="T301"> expect a qualifier, and so the mapper aborts with an error if we try to map </text:span><text:span text:style-name="T161">unqualified</text:span><text:span text:style-name="T301">.</text:span></text:p>
      <text:h text:style-name="P300" text:outline-level="3">List handling</text:h>
      <text:p text:style-name="P166"><text:span text:style-name="T302">Mapping different lists of data in different ways is another typical example for using qualifiers. </text:span><text:span text:style-name="T303">TODO reference to code?</text:span></text:p>
      <text:p text:style-name="P167"><text:span text:style-name="T304">Sometimes applications use lists to store data without being interested in the order in which data is stored in them. JPA for example uses the term </text:span><text:span text:style-name="T162">bag</text:span><text:span text:style-name="T304"> for this kind of list; </text:span><text:span text:style-name="T305">for details see TODO.</text:span></text:p>
      <text:p text:style-name="P248">Two such bags should be considered equal if they contain the same elements, regardless of their order.</text:p>
      <text:p text:style-name="P248">More subtly, mapping data into such a list should not reorder existing elements, because such a reordering can trigger side effects in JPA implementations.</text:p>
      <text:p text:style-name="P168"><text:span text:style-name="T306">The same applications can however use lists with full ordering semantics in other places, </text:span><text:span text:style-name="T307">expecting a-mapper to take element order into account for its diff and merge operations.</text:span></text:p>
      <text:p text:style-name="P249">Such applications can differentiate between list handling strategies based on qualifiers. <text:span text:style-name="T308">If </text:span><text:span text:style-name="T309">one strategy is used </text:span><text:span text:style-name="T310">far more widely than the others, </text:span><text:span text:style-name="T311">it makes sense to use that strategy for unqualified mappings, and require qualifiers for </text:span><text:span text:style-name="T312">exceptions only.</text:span></text:p>
      <text:p text:style-name="P250">TODO mix-in for qualifier?</text:p>
      <text:h text:style-name="P300" text:outline-level="3"><text:soft-page-break/>Dynamic translations</text:h>
      <text:p text:style-name="P232"><text:span text:style-name="T313">Let us assume that an application </text:span><text:span text:style-name="T314">holds translation keys for messages in an internal data structure. And it wants to return corresponding clear text messages in English from a web service.</text:span></text:p>
      <text:p text:style-name="P233"><text:span text:style-name="T314">The problem with this scenario is that both keys and clear text messages have type </text:span><text:span text:style-name="T163">String</text:span><text:span text:style-name="T314">, and modifying the default mapping from string to string is not an option. </text:span></text:p>
      <text:p text:style-name="P234"><text:span text:style-name="T315">One possible solution is to qualify the fields in the web service data structure and trigger a special mapping that looks up the clear text messages for the translation keys.</text:span></text:p>
      <text:p text:style-name="P234"><text:span text:style-name="T315">TODO source ref</text:span></text:p>
      <text:h text:style-name="P301" text:outline-level="3"><text:span text:style-name="T316">Date Formatting</text:span></text:h>
      <text:p text:style-name="P235"><text:span text:style-name="T317">Dates and time stamps can be converted to string format in a wide variety of ways. There are time zones and a wide range of date formats, some of them locale specific and some fixed.</text:span></text:p>
      <text:p text:style-name="P235"><text:span text:style-name="T317">Therefore it is usually not a good idea to have a 'default' mapping from e.g. </text:span><text:span text:style-name="T164">java.util.Date</text:span><text:span text:style-name="T317"> to </text:span><text:span text:style-name="T164">String</text:span><text:span text:style-name="T317">.</text:span></text:p>
      <text:p text:style-name="P239"><text:span text:style-name="T318">Enter qualifiers. It makes perfect sense to have qualified mappings from </text:span><text:span text:style-name="T165">Date</text:span><text:span text:style-name="T318"> to </text:span><text:span text:style-name="T165">String</text:span><text:span text:style-name="T318"> (and possible vice versa), e.g. with explicitly provided date formats or @WebServiceDate to format a date in a user-independent normalized way.</text:span></text:p>
      <text:p text:style-name="P240"><text:span text:style-name="T319">TODO source</text:span></text:p>
      <text:h text:style-name="P283" text:outline-level="2"><text:bookmark-start text:name="__RefHeading__1641_641206845"/>Context<text:bookmark-end text:name="__RefHeading__1641_641206845"/></text:h>
      <text:p text:style-name="P252"><text:span text:style-name="T324">For a-mapper, “context” is state of a parent object that is required for the mapping of a child.</text:span></text:p>
      <text:p text:style-name="P253"><text:span text:style-name="T325">To illustrate this, let us look at a hypothetical invoicing application. For the scope of this application, invoices can have different currencies, but all positions in a given invoice have the same currency.</text:span></text:p>
      <text:p text:style-name="P254"><text:span text:style-name="T326">There are two representations of invoices.</text:span></text:p>
      <text:p text:style-name="P254"><text:span text:style-name="T326">The first of them is “normalized”, storing the currency only once in the invoice itself, and storing the amount of each position as a raw </text:span><text:span text:style-name="T166">double</text:span><text:span text:style-name="T326">:</text:span></text:p>
      <text:p text:style-name="P253"><text:span text:style-name="T325"/></text:p>
      <text:p text:style-name="P315"><text:span text:style-name="T259">public</text:span><text:span text:style-name="T327"> </text:span><text:span text:style-name="T259">class</text:span><text:span text:style-name="T327"> NormalizedInvoice</text:span></text:p>
      <text:p text:style-name="P315"><text:span text:style-name="T327"><text:s text:c="26"/></text:span><text:span text:style-name="T259">implements</text:span><text:span text:style-name="T327"> CurrencyProvider {</text:span></text:p>
      <text:p text:style-name="P315"><text:soft-page-break/><text:span text:style-name="T327"><text:s text:c="2"/></text:span><text:span text:style-name="T259">private</text:span><text:span text:style-name="T327"> Currency currency;</text:span></text:p>
      <text:p text:style-name="P315"><text:span text:style-name="T327"><text:s text:c="2"/></text:span><text:span text:style-name="T259">private</text:span><text:span text:style-name="T327"> NormalizedPosition position =</text:span></text:p>
      <text:p text:style-name="P315"><text:span text:style-name="T327"><text:s text:c="30"/></text:span><text:span text:style-name="T259">new</text:span><text:span text:style-name="T327"> NormalizedPosition();</text:span></text:p>
      <text:p text:style-name="P315"><text:span text:style-name="T327"/></text:p>
      <text:p text:style-name="P315"><text:span text:style-name="T327"><text:s text:c="2"/>... // getters and setters</text:span></text:p>
      <text:p text:style-name="P315"><text:span text:style-name="T327">}</text:span></text:p>
      <text:p text:style-name="P253"><text:span text:style-name="T325"/></text:p>
      <text:p text:style-name="P255"><text:span text:style-name="T328">and</text:span></text:p>
      <text:p text:style-name="P255"><text:span text:style-name="T328"/></text:p>
      <text:p text:style-name="P316"><text:span text:style-name="T260">public</text:span><text:span text:style-name="T328"> </text:span><text:span text:style-name="T260">class</text:span><text:span text:style-name="T328"> NormalizedPosition {</text:span></text:p>
      <text:p text:style-name="P316"><text:span text:style-name="T328"><text:s text:c="2"/></text:span><text:span text:style-name="T260">private</text:span><text:span text:style-name="T328"> </text:span><text:span text:style-name="T260">double</text:span><text:span text:style-name="T328"> amount;</text:span></text:p>
      <text:p text:style-name="P316"><text:span text:style-name="T328"><text:s text:c="2"/>... // getter and setter</text:span></text:p>
      <text:p text:style-name="P316"><text:span text:style-name="T328">}</text:span></text:p>
      <text:p text:style-name="P253"><text:span text:style-name="T325"/></text:p>
      <text:p text:style-name="P256"><text:span text:style-name="T329">The invoice would of course normally store a list of positions. To avoid getting into the intricacies of list handling here (see TODO for details on these), the invoices just store a single position in this example. That makes the example look somewhat weird from a business perspective, but it totally suffices to illustrate the concept of “context”.</text:span></text:p>
      <text:p text:style-name="P256"><text:span text:style-name="T329">These two classes are in essence just regular “structs” – we will get back to the </text:span><text:span text:style-name="T167">CurrencyProvider</text:span><text:span text:style-name="T329"> interface presently.</text:span></text:p>
      <text:p text:style-name="P257"><text:span text:style-name="T330">The other invoice representation is based on a class </text:span><text:span text:style-name="T168">Money</text:span><text:span text:style-name="T330"> that combines currency and amount:</text:span></text:p>
      <text:p text:style-name="P257"><text:span text:style-name="T330"/></text:p>
      <text:p text:style-name="P317"><text:span text:style-name="T261">public</text:span><text:span text:style-name="T330"> </text:span><text:span text:style-name="T261">class</text:span><text:span text:style-name="T330"> Money {</text:span></text:p>
      <text:p text:style-name="P317"><text:span text:style-name="T330"><text:s text:c="4"/></text:span><text:span text:style-name="T261">private</text:span><text:span text:style-name="T330"> </text:span><text:span text:style-name="T261">double</text:span><text:span text:style-name="T330"> amount;</text:span></text:p>
      <text:p text:style-name="P317"><text:span text:style-name="T330"><text:s text:c="4"/></text:span><text:span text:style-name="T261">private</text:span><text:span text:style-name="T330"> Currency currency;</text:span></text:p>
      <text:p text:style-name="P317"><text:span text:style-name="T330"/></text:p>
      <text:p text:style-name="P317"><text:span text:style-name="T330"><text:s text:c="4"/></text:span><text:span text:style-name="T261">public</text:span><text:span text:style-name="T330"> Money(double amount, Currency currency) {</text:span></text:p>
      <text:p text:style-name="P317"><text:span text:style-name="T330"><text:s text:c="8"/></text:span><text:span text:style-name="T261">this</text:span><text:span text:style-name="T330">.amount = amount;</text:span></text:p>
      <text:p text:style-name="P317"><text:span text:style-name="T330"><text:s text:c="8"/></text:span><text:span text:style-name="T261">this</text:span><text:span text:style-name="T330">.currency = currency;</text:span></text:p>
      <text:p text:style-name="P317"><text:span text:style-name="T330"><text:s text:c="4"/>}</text:span></text:p>
      <text:p text:style-name="P317"><text:span text:style-name="T330"><text:s text:c="2"/>... // getters and setters</text:span></text:p>
      <text:p text:style-name="P317"><text:span text:style-name="T330">}</text:span></text:p>
      <text:p text:style-name="P253"><text:span text:style-name="T325"/></text:p>
      <text:p text:style-name="P258"><text:soft-page-break/><text:span text:style-name="T331">The </text:span><text:span text:style-name="T169">VerboseInvoice</text:span><text:span text:style-name="T331"> class just holds a </text:span><text:span text:style-name="T169">VerbosePosition</text:span><text:span text:style-name="T331">:</text:span></text:p>
      <text:p text:style-name="P253"><text:span text:style-name="T325"/></text:p>
      <text:p text:style-name="P318"><text:span text:style-name="T262">public</text:span><text:span text:style-name="T331"> </text:span><text:span text:style-name="T262">class</text:span><text:span text:style-name="T331"> VerboseInvoice {</text:span></text:p>
      <text:p text:style-name="P318"><text:span text:style-name="T331"><text:s text:c="2"/></text:span><text:span text:style-name="T262">private</text:span><text:span text:style-name="T331"> VerbosePosition position;</text:span></text:p>
      <text:p text:style-name="P318"><text:bookmark-start text:name="__DdeLink__4308_493759312"/><text:span text:style-name="T331"><text:s text:c="2"/>... // getter and setter</text:span></text:p>
      <text:p text:style-name="P318"><text:bookmark-end text:name="__DdeLink__4308_493759312"/><text:span text:style-name="T331">}</text:span></text:p>
      <text:p text:style-name="P253"><text:span text:style-name="T325"/></text:p>
      <text:p text:style-name="P258"><text:span text:style-name="T331">And a </text:span><text:span text:style-name="T169">VerbosePosition</text:span><text:span text:style-name="T331"> just holds an amount as a </text:span><text:span text:style-name="T169">Money</text:span><text:span text:style-name="T331"> instance:</text:span></text:p>
      <text:p text:style-name="P253"><text:span text:style-name="T325"/></text:p>
      <text:p text:style-name="P318"><text:span text:style-name="T262">public</text:span><text:span text:style-name="T331"> </text:span><text:span text:style-name="T262">class</text:span><text:span text:style-name="T331"> VerbosePosition {</text:span></text:p>
      <text:p text:style-name="P318"><text:span text:style-name="T331"><text:s text:c="2"/></text:span><text:span text:style-name="T262">private</text:span><text:span text:style-name="T331"> Money amount;</text:span></text:p>
      <text:p text:style-name="P318"><text:span text:style-name="T331"><text:s text:c="2"/>... // getter and setter</text:span></text:p>
      <text:p text:style-name="P318"><text:span text:style-name="T331">}</text:span></text:p>
      <text:p text:style-name="P253"><text:span text:style-name="T320"/></text:p>
      <text:p text:style-name="P259"><text:span text:style-name="T332">Mapping these simple structures requires a mapping from </text:span><text:span text:style-name="T170">Double</text:span><text:span text:style-name="T332"> to </text:span><text:span text:style-name="T170">Money</text:span><text:span text:style-name="T332">. And to do that, we need to know what “the” currency is.</text:span></text:p>
      <text:p text:style-name="P259"><text:span text:style-name="T332">But that information is not available locally. And there is not even a reference from a </text:span><text:span text:style-name="T170">NormalizedPosition</text:span><text:span text:style-name="T332"> to its </text:span><text:span text:style-name="T170">NormalizedInvoice</text:span><text:span text:style-name="T332">, making it harder to get around the problem.</text:span></text:p>
      <text:p text:style-name="P260"><text:span text:style-name="T333">Enter the concept of “context”. </text:span><text:span text:style-name="T334">We need a way to define what “the” currency is within the context of an invoice, i.e. while mapping the invoice and its children.</text:span></text:p>
      <text:p text:style-name="P261"><text:span text:style-name="T335">The default way to do this with Java Beans is to define an interface that provides access to the desired context information. </text:span><text:span text:style-name="T336">That is what the </text:span><text:span text:style-name="T171">CurrencyProvider</text:span><text:span text:style-name="T336"> interface is for:</text:span></text:p>
      <text:p text:style-name="P253"><text:span text:style-name="T320"/></text:p>
      <text:p text:style-name="P319"><text:span text:style-name="T337">@AContextMarker</text:span></text:p>
      <text:p text:style-name="P319"><text:span text:style-name="T263">public</text:span><text:span text:style-name="T337"> </text:span><text:span text:style-name="T263">interface</text:span><text:span text:style-name="T337"> CurrencyProvider {</text:span></text:p>
      <text:p text:style-name="P319"><text:span text:style-name="T337"><text:s text:c="2"/>Currency getCurrency();</text:span></text:p>
      <text:p text:style-name="P319"><text:span text:style-name="T337">}</text:span></text:p>
      <text:p text:style-name="P251"><text:span text:style-name="T321"/></text:p>
      <text:p text:style-name="P263"><text:span text:style-name="T338">If this interface has the marker annotation </text:span><text:span text:style-name="T172">@AContextMarker</text:span><text:span text:style-name="T338">, the mapper automatically keeps track of instances and makes them available to children as part of their context.</text:span></text:p>
      <text:p text:style-name="P264"><text:soft-page-break/><text:span text:style-name="T339">Mapping defs can then access and use them:</text:span></text:p>
      <text:p text:style-name="P264"><text:span text:style-name="T339"/></text:p>
      <text:p text:style-name="P320"><text:span text:style-name="T264">public</text:span><text:span text:style-name="T339"> </text:span><text:span text:style-name="T264">class</text:span><text:span text:style-name="T339"> DoubleToMoneyMapping </text:span><text:span text:style-name="T264">implements</text:span><text:span text:style-name="T339"> AValueMappingDef&lt;Double, Money, Object&gt; {</text:span></text:p>
      <text:p text:style-name="P320"><text:span text:style-name="T339"/></text:p>
      <text:p text:style-name="P320"><text:span text:style-name="T339"><text:s text:c="2"/>... // straightforward canHandle implementation</text:span></text:p>
      <text:p text:style-name="P320"><text:span text:style-name="T339"/></text:p>
      <text:p text:style-name="P320"><text:span text:style-name="T339"><text:s text:c="2"/></text:span><text:span text:style-name="T264">public</text:span><text:span text:style-name="T339"> Money map(Double sourceValue,</text:span></text:p>
      <text:p text:style-name="P320"><text:span text:style-name="T339"><text:s text:c="6"/>QualifiedSourceAndTargetType types, </text:span></text:p>
      <text:p text:style-name="P320"><text:span text:style-name="T339"><text:s text:c="6"/>AMapperWorker&lt;?&gt; worker, </text:span></text:p>
      <text:p text:style-name="P320"><text:span text:style-name="T339"><text:s text:c="6"/>Map&lt;String, Object&gt; context) {</text:span></text:p>
      <text:p text:style-name="P320"><text:span text:style-name="T339"/></text:p>
      <text:p text:style-name="P320"><text:span text:style-name="T339"><text:s text:c="4"/></text:span><text:span text:style-name="T264">final</text:span><text:span text:style-name="T339"> CurrencyProvider curProv = </text:span></text:p>
      <text:p text:style-name="P320"><text:span text:style-name="T339"><text:s text:c="6"/>(CurrencyProvider) context</text:span></text:p>
      <text:p text:style-name="P320"><text:span text:style-name="T339"><text:s text:c="6"/>.get(CurrencyProvider.class.getName())</text:span></text:p>
      <text:p text:style-name="P320"><text:span text:style-name="T339"><text:s text:c="6"/>.get();</text:span></text:p>
      <text:p text:style-name="P320"><text:span text:style-name="T339"/></text:p>
      <text:p text:style-name="P320"><text:span text:style-name="T339"><text:s text:c="4"/></text:span><text:span text:style-name="T264">return</text:span><text:span text:style-name="T339"> new Money(sourceValue,</text:span></text:p>
      <text:p text:style-name="P320"><text:span text:style-name="T339"><text:s text:c="32"/>curProv.getCurrency());</text:span></text:p>
      <text:p text:style-name="P320"><text:span text:style-name="T339"><text:s text:c="2"/>}</text:span></text:p>
      <text:p text:style-name="P320"><text:span text:style-name="T339"/></text:p>
      <text:p text:style-name="P320"><text:span text:style-name="T339"><text:s text:c="2"/>... // diff implementation</text:span></text:p>
      <text:p text:style-name="P320"><text:span text:style-name="T339">}</text:span></text:p>
      <text:p text:style-name="P251"><text:span text:style-name="T321"/></text:p>
      <text:p text:style-name="P265"><text:span text:style-name="T340">The context is passed into the </text:span><text:span text:style-name="T173">map</text:span><text:span text:style-name="T340"> method, with the fully qualified name of the context interface as a key and its implementation as a value. </text:span><text:span text:style-name="T341">Access to the context is through the </text:span><text:span text:style-name="T174">get()</text:span><text:span text:style-name="T341"> method which returns an </text:span><text:span text:style-name="T174">Option</text:span><text:span text:style-name="T321">, </text:span><text:span text:style-name="T341">which in turn provides access to the data though its </text:span><text:span text:style-name="T174">get()</text:span><text:span text:style-name="T341"> method.</text:span></text:p>
      <text:p text:style-name="P266"><text:span text:style-name="T342">Using this context based mapping def is done exactly the same as with any other mapping def:</text:span></text:p>
      <text:p text:style-name="P266"><text:span text:style-name="T342"/></text:p>
      <text:p text:style-name="P321"><text:span text:style-name="T265">final</text:span><text:span text:style-name="T344"> JavaBeanMapper mapper =</text:span></text:p>
      <text:p text:style-name="P321"><text:span text:style-name="T344"><text:s text:c="2"/>JavaBeanMapperBuilder.create()</text:span></text:p>
      <text:p text:style-name="P321"><text:span text:style-name="T344"><text:s text:c="4"/>.withValueMapping(</text:span><text:span text:style-name="T265">new</text:span><text:span text:style-name="T344"> DoubleToMoneyMapping())</text:span></text:p>
      <text:p text:style-name="P321"><text:span text:style-name="T344"><text:s/>.withBeanMapping(JavaBeanMapping.create(</text:span></text:p>
      <text:p text:style-name="P321"><text:span text:style-name="T344"><text:s text:c="4"/>NormalizedInvoice.</text:span><text:span text:style-name="T265">class</text:span><text:span text:style-name="T344">, VerboseInvoice.</text:span><text:span text:style-name="T265">class</text:span></text:p>
      <text:p text:style-name="P321"><text:span text:style-name="T344"><text:s text:c="2"/>).withMatchingPropsMappings())</text:span></text:p>
      <text:p text:style-name="P321"><text:soft-page-break/><text:span text:style-name="T344"><text:s text:c="2"/>.withBeanMapping(JavaBeanMapping.create(</text:span></text:p>
      <text:p text:style-name="P321"><text:span text:style-name="T344"><text:s text:c="4"/>NormalizedPosition.</text:span><text:span text:style-name="T265">class</text:span><text:span text:style-name="T344">,</text:span></text:p>
      <text:p text:style-name="P321"><text:span text:style-name="T344"><text:s text:c="4"/>VerbosePosition.</text:span><text:span text:style-name="T265">class</text:span></text:p>
      <text:p text:style-name="P321"><text:span text:style-name="T344"><text:s text:c="2"/>).withMatchingPropsMappings())</text:span></text:p>
      <text:p text:style-name="P321"><text:span text:style-name="T344"><text:s text:c="2"/>.build();</text:span></text:p>
      <text:p text:style-name="P321"><text:span text:style-name="T344"/></text:p>
      <text:p text:style-name="P321"><text:span text:style-name="T265">final</text:span><text:span text:style-name="T344"> NormalizedInvoice source =</text:span></text:p>
      <text:p text:style-name="P321"><text:span text:style-name="T344"><text:s text:c="31"/></text:span><text:span text:style-name="T265">new</text:span><text:span text:style-name="T344"> NormalizedInvoice();</text:span></text:p>
      <text:p text:style-name="P321"><text:span text:style-name="T344">source.setCurrency(Currency.getInstance("USD"));</text:span></text:p>
      <text:p text:style-name="P321"><text:span text:style-name="T344">source.getPosition().setAmount(100);</text:span></text:p>
      <text:p text:style-name="P321"><text:span text:style-name="T344"/></text:p>
      <text:p text:style-name="P321"><text:span text:style-name="T265">final</text:span><text:span text:style-name="T344"> VerboseInvoice mapped = </text:span></text:p>
      <text:p text:style-name="P321"><text:span text:style-name="T344"><text:s text:c="14"/>mapper.map(source, VerboseInvoice.</text:span><text:span text:style-name="T265">class</text:span><text:span text:style-name="T344">);</text:span></text:p>
      <text:p text:style-name="P321"><text:span text:style-name="T344">assertEquals("USD", mapped.getPosition().getAmount()</text:span></text:p>
      <text:p text:style-name="P321"><text:span text:style-name="T344"><text:s text:c="21"/>.getCurrency().getCurrencyCode());</text:span></text:p>
      <text:p text:style-name="P321"><text:span text:style-name="T344">assertEquals(100.0, mapped.getPosition().getAmount()</text:span></text:p>
      <text:p text:style-name="P321"><text:span text:style-name="T344"><text:s text:c="41"/>.getAmount());</text:span></text:p>
      <text:p text:style-name="P262"><text:span text:style-name="T337"/></text:p>
      <text:p text:style-name="P262"><text:span text:style-name="T337"/></text:p>
      <text:p text:style-name="P262"><text:span text:style-name="T337"/></text:p>
      <text:p text:style-name="P262"><text:span text:style-name="T337">arbitrarily deep, </text:span><text:span text:style-name="T343">cumulative</text:span></text:p>
      <text:p text:style-name="P30">context: only source side because ...?!</text:p>
      <text:p text:style-name="P33">no context update for value mappings</text:p>
      <text:p text:style-name="P33"/>
      <text:p text:style-name="P243"><text:span text:style-name="T322">well-defined primary structure </text:span><text:span text:style-name="T323">with a single “parent” for each object</text:span></text:p>
      <text:p text:style-name="P242"><text:span text:style-name="T321">withContextExtractor, AnnotationBasedContextExtractor</text:span></text:p>
      <text:p text:style-name="P33"/>
      <text:h text:style-name="P284" text:outline-level="2"><text:bookmark-start text:name="__RefHeading__1643_641206845"/>Pre and Post Processing<text:bookmark-end text:name="__RefHeading__1643_641206845"/></text:h>
      <text:p text:style-name="P36">preprocessing on source side, postprocessing on target side</text:p>
      <text:p text:style-name="P31">examples for preprocessors</text:p>
      <text:list xml:id="list7294250241472650408" text:style-name="L6">
        <text:list-item>
          <text:list>
            <text:list-item>
              <text:p text:style-name="P237">deProxy</text:p>
            </text:list-item>
            <text:list-item>
              <text:p text:style-name="P237">skip Hibernate proxies</text:p>
            </text:list-item>
            <text:list-item>
              <text:p text:style-name="P237"><text:soft-page-break/>*not* for modifying the source object!</text:p>
            </text:list-item>
            <text:list-item>
              <text:p text:style-name="P237">security: ignore objects for which there are no permissions (both refs and collections!)</text:p>
            </text:list-item>
          </text:list>
        </text:list-item>
      </text:list>
      <text:p text:style-name="P32">examples for postprocessors</text:p>
      <text:list xml:id="list5247497800347325862" text:style-name="L7">
        <text:list-item>
          <text:list>
            <text:list-item>
              <text:p text:style-name="P238">inject user's locale</text:p>
            </text:list-item>
          </text:list>
        </text:list-item>
      </text:list>
      <text:h text:style-name="P285" text:outline-level="2">Helper</text:h>
      <text:p text:style-name="P32"/>
      <text:p text:style-name="P245"><text:span text:style-name="T345">“DI” mechanism; decoupling mapping defs from strategies</text:span></text:p>
      <text:p text:style-name="P32"/>
      <text:h text:style-name="P289" text:outline-level="1"><text:bookmark-start text:name="__RefHeading__563_1311220114"/><text:span text:style-name="T6">Customizing </text:span><text:span text:style-name="T5">Java Bean Mappings</text:span><text:bookmark-end text:name="__RefHeading__563_1311220114"/></text:h>
      <text:p text:style-name="P21"><text:span text:style-name="T246">TODO diagram, explain how object / graph correspond in detail, </text:span><text:span text:style-name="T247">including paths</text:span></text:p>
      <text:p text:style-name="P20">object creation</text:p>
      <text:p text:style-name="P76">built-in</text:p>
      <text:p text:style-name="P18"><text:span text:style-name="T188">explicit vs. guessing; explicit JavaBenMappings, </text:span>withMatchingPropsMapping</text:p>
      <text:p text:style-name="P77">getter without setter</text:p>
      <text:p text:style-name="P77"><text:span text:style-name="T214">o</text:span>ne-way</text:p>
      <text:p text:style-name="P28"><text:span text:style-name="T214">J</text:span>ava Bean mapping: sourceCls == targetClass --&gt; only 'forward' mapping is registered</text:p>
      <text:p text:style-name="P78">primitive wrappers, boxing, null</text:p>
      <text:p text:style-name="P79">OGNL</text:p>
      <text:p text:style-name="P19"><text:span text:style-name="T187">“</text:span><text:span text:style-name="T189">special” mappings</text:span></text:p>
      <text:p text:style-name="P92">handling lists: register explicitly</text:p>
      <text:p text:style-name="P38">qualifier for collection elements: same qualifier as for the collection</text:p>
      <text:p text:style-name="P121">several mappings for same source</text:p>
      <text:p text:style-name="P121">several mappings for same target</text:p>
      <text:p text:style-name="P93"/>
      <text:h text:style-name="P290" text:outline-level="1"><text:bookmark-start text:name="__RefHeading__1479_1311220114"/><text:soft-page-break/><text:span text:style-name="T191">Map</text:span><text:span text:style-name="T192">-</text:span><text:span text:style-name="T191">ping</text:span><text:bookmark-end text:name="__RefHeading__1479_1311220114"/></text:h>
      <text:p text:style-name="P144"/>
      <text:h text:style-name="P291" text:outline-level="1"><text:bookmark-start text:name="__RefHeading__1481_1311220114"/><text:span text:style-name="T190">Diff</text:span><text:span text:style-name="T192">-ing</text:span><text:bookmark-end text:name="__RefHeading__1481_1311220114"/></text:h>
      <text:p text:style-name="P34">no postprocessing in diff</text:p>
      <text:p text:style-name="P34">diff:</text:p>
      <text:p text:style-name="P34"><text:s text:c="4"/>* target values</text:p>
      <text:p text:style-name="P34"><text:s text:c="4"/>* target path</text:p>
      <text:p text:style-name="P34"><text:s text:c="4"/>* path string: segments only, no parameters etc.</text:p>
      <text:p text:style-name="P34"><text:s text:c="4"/>* deferred --&gt; order</text:p>
      <text:p text:style-name="P34"/>
      <text:h text:style-name="P292" text:outline-level="1"><text:bookmark-start text:name="__RefHeading__565_1311220114"/>Attic<text:bookmark-end text:name="__RefHeading__565_1311220114"/></text:h>
      <text:p text:style-name="P22">mapping collections</text:p>
      <text:p text:style-name="P77"/>
      <text:p text:style-name="P17">logging</text:p>
      <text:p text:style-name="P25">performance, flexibility, …</text:p>
      <text:p text:style-name="P26">team</text:p>
      <text:p text:style-name="P23"/>
      <text:p text:style-name="P80">Architecture?</text:p>
      <text:p text:style-name="P24"><text:span text:style-name="T176">CQRS </text:span><text:span text:style-name="T179">→ wiring a-mapper into services</text:span></text:p>
      <text:p text:style-name="P27">Scala / Java API in parallel</text:p>
      <text:p text:style-name="P27"/>
      <text:p text:style-name="P37"><text:span text:style-name="T215">how </text:span><text:span text:style-name="T216">best </text:span><text:span text:style-name="T215">to inject 'current time 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line-height="0.494cm" fo:text-align="justify" style:justify-single-word="false" fo:orphans="2" fo:widows="2" fo:hyphenation-ladder-count="no-limit" style:writing-mode="lr-tb"/>
      <style:text-properties style:use-window-font-color="true" style:font-name="Book Antiqua"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212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Standard" style:class="text"/>
    <style:style style:name="Salutation" style:family="paragraph" style:parent-style-name="Standard" style:class="text">
      <style:paragraph-properties fo:margin-left="7.5cm" fo:margin-right="0cm" fo:margin-top="0cm" fo:margin-bottom="0cm" style:contextual-spacing="false" fo:text-indent="0.002cm" style:auto-text-indent="false"/>
    </style:style>
    <style:style style:name="Signature" style:family="paragraph" style:parent-style-name="Standard" style:class="text">
      <style:paragraph-properties fo:margin-left="7.5cm" fo:margin-right="0cm" fo:margin-top="0cm" fo:margin-bottom="0cm" style:contextual-spacing="false" fo:text-indent="0.002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cm" fo:margin-bottom="0.711cm" style:contextual-spacing="false" fo:line-height="100%" fo:text-align="center" style:justify-single-word="false" fo:keep-with-next="always"/>
      <style:text-properties style:font-name="Arial" fo:font-size="24pt" style:font-size-asian="14pt"/>
    </style:style>
    <style:style style:name="Heading_20_1" style:display-name="Heading 1" style:family="paragraph" style:parent-style-name="Standard" style:next-style-name="Standard" style:default-outline-level="1" style:class="text">
      <style:paragraph-properties fo:margin-left="0cm" fo:margin-right="0cm" fo:margin-top="0.6cm" fo:margin-bottom="0cm" style:contextual-spacing="false" fo:line-height="100%" fo:text-indent="0cm" style:auto-text-indent="false" fo:padding="0cm" fo:border="none" fo:keep-with-next="always"/>
      <style:text-properties style:font-name="Arial" fo:font-size="15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353cm" fo:margin-bottom="0cm" style:contextual-spacing="false" style:line-height-at-least="0.494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49cm" fo:margin-bottom="0cm" style:contextual-spacing="false" fo:text-indent="0cm" style:auto-text-indent="false" fo:keep-with-next="always"/>
      <style:text-properties style:font-name="Arial1" fo:font-size="10pt" fo:font-weight="bold" style:font-size-asian="14pt" style:font-weight-asian="bold"/>
    </style:style>
    <style:style style:name="Heading_20_4" style:display-name="Heading 4"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style:style>
    <style:style style:name="Heading_20_8" style:display-name="Heading 8"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tyle="italic" style:font-style-asian="italic"/>
    </style:style>
    <style:style style:name="Heading_20_9" style:display-name="Heading 9"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WW8Num12" style:class="text">
      <style:paragraph-properties fo:margin-left="0cm" fo:margin-right="0cm" fo:margin-top="0cm" fo:margin-bottom="0cm" style:contextual-spacing="false" fo:text-indent="0cm" style:auto-text-indent="false"/>
      <style:text-properties fo:font-size="10.5pt" fo:font-weight="bold" style:font-size-asian="10.5pt" style:font-weight-asian="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Header" style:family="paragraph" style:parent-style-name="Standard" style:class="extra">
      <style:paragraph-properties fo:margin-left="0cm" fo:margin-right="0cm" fo:margin-top="0cm" fo:margin-bottom="0cm" style:contextual-spacing="false" fo:line-height="100%" fo:text-indent="0.002cm" style:auto-text-indent="false">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Caption" style:family="paragraph" style:parent-style-name="Standard" style:next-style-name="Standard" style:class="extra">
      <style:paragraph-properties fo:margin-top="0.212cm" fo:margin-bottom="0.212cm" style:contextual-spacing="false"/>
      <style:text-properties fo:font-style="italic" fo:font-weight="normal" style:font-style-asian="italic"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line-height="0.409cm"/>
      <style:text-properties fo:font-size="9pt" style:font-size-asian="9pt"/>
    </style:style>
    <style:style style:name="Addressee" style:family="paragraph" style:parent-style-name="Standard" style:class="extra">
      <style:paragraph-properties fo:margin-left="0.002cm" fo:margin-right="0cm" fo:margin-top="0cm" fo:margin-bottom="0cm" style:contextual-spacing="false" fo:text-indent="0.002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53cm" fo:margin-right="0cm" fo:margin-top="0cm" fo:margin-bottom="0cm" style:contextual-spacing="false" fo:text-indent="-0.353cm" style:auto-text-indent="false"/>
    </style:style>
    <style:style style:name="Index_20_2" style:display-name="Index 2" style:family="paragraph" style:parent-style-name="Standard" style:next-style-name="Standard" style:class="index">
      <style:paragraph-properties fo:margin-left="0.706cm" fo:margin-right="0cm" fo:margin-top="0cm" fo:margin-bottom="0cm" style:contextual-spacing="false" fo:text-indent="-0.353cm" style:auto-text-indent="false"/>
    </style:style>
    <style:style style:name="Index_20_3" style:display-name="Index 3" style:family="paragraph" style:parent-style-name="Standard" style:next-style-name="Standard" style:class="index">
      <style:paragraph-properties fo:margin-left="1.058cm" fo:margin-right="0cm" fo:margin-top="0cm" fo:margin-bottom="0cm" style:contextual-spacing="false" fo:text-indent="-0.353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align="start" style:justify-single-word="false" fo:text-indent="0.002cm" style:auto-text-indent="false"/>
      <style:text-properties fo:font-variant="normal" fo:text-transform="none" style:font-name="Arial1" fo:font-weight="bold" style:font-weight-asian="bold"/>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ext-properties fo:font-variant="normal" fo:text-transform="none" style:font-name="Arial2"/>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ext-properties style:font-name="Times New Roman" fo:font-style="italic" style:font-style-asian="italic"/>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Title" style:family="paragraph" style:parent-style-name="Standard" style:next-style-name="Subtitle" style:class="chapter">
      <style:paragraph-properties fo:margin-top="0.423cm" fo:margin-bottom="0.106cm" style:contextual-spacing="false" style:line-height-at-least="0.706cm" fo:text-align="center" style:justify-single-word="false"/>
      <style:text-properties style:font-name="Arial" fo:font-size="20pt" fo:font-weight="bold" style:letter-kerning="true" style:font-size-asian="20pt" style:font-weight-asian="bold"/>
    </style:style>
    <style:style style:name="Subtitle" style:family="paragraph" style:parent-style-name="Standard" style:next-style-name="Text_20_body" style:class="chapter">
      <style:paragraph-properties fo:margin-top="0.212cm" fo:margin-bottom="0.106cm" style:contextual-spacing="false" fo:text-align="center" style:justify-single-word="false"/>
      <style:text-properties style:font-name="Arial" fo:font-size="12pt" style:font-size-asian="12pt"/>
    </style:style>
    <style:style style:name="Abstract" style:family="paragraph" style:parent-style-name="Standard">
      <style:paragraph-properties fo:margin-left="0.499cm" fo:margin-right="0.499cm" fo:margin-top="0cm" fo:margin-bottom="0cm" style:contextual-spacing="false" fo:text-indent="0cm" style:auto-text-indent="false"/>
      <style:text-properties style:font-name="Arial" fo:font-weight="bold" style:font-weight-asian="bold"/>
    </style:style>
    <style:style style:name="Code" style:family="paragraph" style:parent-style-name="Standard" style:master-page-name="">
      <style:paragraph-properties fo:margin-left="0.499cm" fo:margin-right="0.499cm" fo:margin-top="0cm" fo:margin-bottom="0cm" style:contextual-spacing="false" fo:line-height="120%" fo:text-align="start" style:justify-single-word="false" fo:text-indent="0cm" style:auto-text-indent="false" style:page-number="auto" fo:background-color="#f2f2f2" fo:padding="0.049cm" fo:border="0.06pt solid #000000" style:shadow="#808080 0.109cm 0.109cm">
        <style:tab-stops/>
        <style:background-image/>
      </style:paragraph-properties>
      <style:text-properties style:font-name="Courier New" fo:font-size="11pt" fo:font-weight="normal" style:font-size-asian="9pt" style:font-weight-asian="bold"/>
    </style:style>
    <style:style style:name="Autor" style:family="paragraph" style:parent-style-name="Abstract">
      <style:paragraph-properties fo:text-align="center" style:justify-single-word="false"/>
      <style:text-properties style:font-name="CG Times (W1)" fo:font-style="italic" fo:font-weight="normal" style:font-style-asian="italic" style:font-weight-asian="normal"/>
    </style:style>
    <style:style style:name="CheckpointSmall" style:family="paragraph" style:parent-style-name="Abstract">
      <style:paragraph-properties fo:text-align="center" style:justify-single-word="false"/>
      <style:text-properties style:font-name="Book Antiqua"/>
    </style:style>
    <style:style style:name="Checkpoint" style:family="paragraph" style:parent-style-name="Standard">
      <style:paragraph-properties fo:margin-left="0.501cm" fo:margin-right="0.501cm" fo:margin-top="0.423cm" fo:margin-bottom="0.071cm" style:contextual-spacing="false" fo:text-indent="0.002cm" style:auto-text-indent="false" fo:background-color="#c0c0c0" fo:padding="0.141cm" fo:border="0.06pt solid #000000">
        <style:background-image/>
      </style:paragraph-properties>
      <style:text-properties fo:font-style="normal" style:font-style-asian="normal"/>
    </style:style>
    <style:style style:name="CheckpointHeading" style:family="paragraph" style:parent-style-name="Checkpoint">
      <style:text-properties style:font-name="Arial Narrow" fo:font-size="12pt" fo:font-weight="bold" style:font-size-asian="12pt" style:font-weight-asian="bold"/>
    </style:style>
    <style:style style:name="CheckpointText" style:family="paragraph" style:parent-style-name="Checkpoint">
      <style:paragraph-properties fo:margin-top="0.141cm" fo:margin-bottom="0.071cm" style:contextual-spacing="false"/>
    </style:style>
    <style:style style:name="Bild" style:family="paragraph" style:parent-style-name="Standard">
      <style:paragraph-properties fo:margin-top="0.423cm" fo:margin-bottom="0.423cm" style:contextual-spacing="false" fo:line-height="100%" fo:text-align="center" style:justify-single-word="false"/>
    </style:style>
    <style:style style:name="BildInTabelle" style:family="paragraph" style:parent-style-name="Bild">
      <style:paragraph-properties fo:margin-top="0.212cm" fo:margin-bottom="0.071cm" style:contextual-spacing="false" fo:text-align="start" style:justify-single-word="false"/>
    </style:style>
    <style:style style:name="Literature" style:family="paragraph" style:parent-style-name="Footer">
      <style:paragraph-properties fo:margin-top="0.141cm" fo:margin-bottom="0.141cm" style:contextual-spacing="false" fo:line-height="0.353cm" fo:text-align="start" style:justify-single-word="false"/>
      <style:text-properties fo:font-size="8pt" style:font-size-asian="8pt"/>
    </style:style>
    <style:style style:name="Cite" style:family="paragraph" style:parent-style-name="Standard">
      <style:paragraph-properties fo:margin-left="1cm" fo:margin-right="1cm" fo:margin-top="0cm" fo:margin-bottom="0cm" style:contextual-spacing="false" fo:text-indent="0.002cm" style:auto-text-indent="false"/>
      <style:text-properties fo:font-style="italic" style:font-style-asian="italic"/>
    </style:style>
    <style:style style:name="Icon" style:family="paragraph" style:parent-style-name="Bild">
      <style:paragraph-properties fo:margin-top="1.058cm" fo:margin-bottom="0cm" style:contextual-spacing="false" fo:text-align="end" style:justify-single-word="false"/>
    </style:style>
    <style:style style:name="partabstract" style:family="paragraph" style:parent-style-name="Standard">
      <style:text-properties style:font-name="Book Antiqua" fo:font-weight="normal" style:font-weight-asian="normal"/>
    </style:style>
    <style:style style:name="Pattern_20_Title" style:display-name="Pattern Title" style:family="paragraph" style:parent-style-name="Heading_20_2" style:default-outline-level="" style:list-style-name="">
      <style:paragraph-properties fo:padding-left="0cm" fo:padding-right="0cm" fo:padding-top="0.247cm" fo:padding-bottom="0.247cm" fo:border-left="none" fo:border-right="none" fo:border-top="0.99pt solid #000000" fo:border-bottom="0.99pt solid #000000"/>
    </style:style>
    <style:style style:name="CollaborationTitle" style:family="paragraph" style:parent-style-name="Pattern_20_Title">
      <style:paragraph-properties fo:background-color="#c0c0c0" fo:padding="0cm" fo:border="none">
        <style:background-image/>
      </style:paragraph-properties>
    </style:style>
    <style:style style:name="CollaborationEnd" style:family="paragraph" style:parent-style-name="CollaborationTitle">
      <style:paragraph-properties fo:margin-top="0.3cm" fo:margin-bottom="0cm" style:contextual-spacing="false"/>
    </style:style>
    <style:style style:name="author" style:family="paragraph" style:parent-style-name="Standard">
      <style:paragraph-properties fo:line-height="0.39cm"/>
    </style:style>
    <style:style style:name="Fussnote" style:family="paragraph" style:parent-style-name="Standard">
      <style:paragraph-properties fo:line-height="0.39cm"/>
      <style:text-properties fo:font-size="8pt" style:font-size-asian="8pt"/>
    </style:style>
    <style:style style:name="Formatvorlage_20_Beschriftung_20__2b__20_Zentriert" style:display-name="Formatvorlage Beschriftung + Zentriert" style:family="paragraph" style:parent-style-name="Caption">
      <style:paragraph-properties fo:margin-top="0cm" fo:margin-bottom="0.212cm" style:contextual-spacing="false" fo:text-align="center" style:justify-single-word="false"/>
      <style:text-properties style:font-style-complex="italic"/>
    </style:style>
    <style:style style:name="Formatvorlage_20_Bild_20__2b_" style:display-name="Formatvorlage Bild +" style:family="paragraph" style:parent-style-name="Bild">
      <style:text-properties style:letter-kerning="true" style:font-weight-complex="bold"/>
    </style:style>
    <style:style style:name="BeforeCode" style:family="paragraph" style:parent-style-name="Standard">
      <style:paragraph-properties fo:margin-left="0.501cm" fo:margin-right="0cm" fo:margin-top="0cm" fo:margin-bottom="0cm" style:contextual-spacing="false" fo:line-height="0.318cm" fo:hyphenation-ladder-count="no-limit" fo:text-indent="0cm" style:auto-text-indent="false"/>
      <style:text-properties style:font-name="Century Schoolbook" fo:font-size="5pt" fo:letter-spacing="0.007cm" style:font-size-asian="5pt" style:font-size-complex="11pt" fo:hyphenate="true" fo:hyphenation-remain-char-count="2" fo:hyphenation-push-char-count="2"/>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Maßlinie" style:family="paragraph" style:parent-style-name="Standard"/>
    <style:style style:name="Hintergrundobjekte" style:family="paragraph">
      <style:paragraph-properties fo:margin-left="0cm" fo:margin-right="0cm" fo:margin-top="0cm" fo:margin-bottom="0cm" style:contextual-spacing="false" fo:line-height="7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CodeCaption" style:family="paragraph" style:parent-style-name="Standard">
      <style:paragraph-properties fo:margin-left="1.499cm" fo:margin-right="1.499cm" fo:margin-top="0cm" fo:margin-bottom="0cm" style:contextual-spacing="false" fo:text-indent="-0.4cm" style:auto-text-indent="false">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124cm" style:type="center"/>
          <style:tab-stop style:position="14.249cm" style:type="righ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ACategory" style:family="paragraph" style:parent-style-name="Standard">
      <style:paragraph-properties fo:margin-top="0cm" fo:margin-bottom="0cm" style:contextual-spacing="false" fo:padding="0cm" fo:border-left="none" fo:border-right="none" fo:border-top="none" fo:border-bottom="0.99pt solid #000000"/>
      <style:text-properties style:font-name="Helvetica" fo:font-size="8pt" fo:font-weight="bold" style:font-size-asian="8pt" style:font-weight-asian="bold"/>
    </style:style>
    <style:style style:name="Horizontal_20_Line" style:display-name="Horizontal Line" style:family="paragraph" style:parent-style-name="Standard" style:next-style-name="Text_20_body" style:class="html">
      <style:paragraph-properties fo:margin-top="0.14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Kasten" style:family="paragraph" style:parent-style-name="Standard">
      <style:paragraph-properties fo:margin-left="1cm" fo:margin-right="1cm" fo:margin-top="0cm" fo:margin-bottom="0cm" style:contextual-spacing="false" fo:text-indent="0cm" style:auto-text-indent="false" fo:background-color="#f2f2f2" fo:padding="0.049cm" fo:border="0.06pt solid #000000" style:shadow="#808080 0.109cm 0.109cm">
        <style:background-image/>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41cm" fo:margin-bottom="0cm" style:contextual-spacing="false"/>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font-size="8pt" style:font-size-asian="8pt"/>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font-size="8pt" style:font-size-asian="8pt"/>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fo:font-size="8pt" style:font-size-asian="8pt"/>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fo:font-size="8pt" style:font-size-asian="8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Wingdings"/>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Wingdings"/>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fo:font-size="8pt" style:font-size-asian="8pt"/>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Book Antiqua" fo:font-size="12pt" fo:font-style="normal" fo:font-weight="bold" style:font-size-asian="12pt" style:font-style-asian="normal" style:font-weight-asian="bold"/>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Book Antiqua" fo:font-size="12pt" fo:font-style="normal" fo:font-weight="bold" style:font-size-asian="12pt" style:font-style-asian="normal" style:font-weight-asian="bold"/>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Book Antiqua" fo:font-size="12pt" fo:font-style="normal" fo:font-weight="bold" style:font-size-asian="12pt" style:font-style-asian="normal" style:font-weight-asian="bold"/>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Absatz-Standardschriftart" style:family="text"/>
    <style:style style:name="superscript" style:family="text" style:parent-style-name="Absatz-Standardschriftart"/>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1" style:family="text">
      <style:text-properties style:font-name="Courier New"/>
    </style:style>
    <style:style style:name="WW8Num13z3" style:family="text">
      <style:text-properties style:font-name="Symbol"/>
    </style:style>
    <style:style style:name="WW8Num15z3" style:family="text">
      <style:text-properties style:font-name="Symbol"/>
    </style:style>
    <style:style style:name="WW8Num19z3" style:family="text">
      <style:text-properties style:font-name="Symbol"/>
    </style:style>
    <style:style style:name="WW8Num31z2" style:family="text">
      <style:text-properties style:font-name="Wingdings"/>
    </style:style>
    <style:style style:name="WW8Num32z0" style:family="text">
      <style:text-properties style:font-name="Wingdings"/>
    </style:style>
    <style:style style:name="WW8Num36z0" style:family="text">
      <style:text-properties style:font-name="Wingdings"/>
    </style:style>
    <style:style style:name="WW8Num39z2" style:family="text">
      <style:text-properties style:font-name="Wingdings"/>
    </style:style>
    <style:style style:name="WW8Num42z3" style:family="text">
      <style:text-properties style:font-name="Symbol"/>
    </style:style>
    <style:style style:name="WW8Num43z3" style:family="text">
      <style:text-properties style:font-name="Symbol"/>
    </style:style>
    <style:style style:name="Aufzählungszeichen1" style:family="text">
      <style:text-properties style:font-name="StarBats" fo:font-size="9pt" style:font-size-asian="9pt"/>
    </style:style>
    <style:style style:name="WW-Fußnotenzeichen" style:family="text">
      <style:text-properties style:text-position="super 58%"/>
    </style:style>
    <style:style style:name="Kommentarzeichen" style:family="text" style:parent-style-name="Absatz-Standardschriftart">
      <style:text-properties fo:font-size="8pt" style:font-size-asian="8pt" style:font-size-complex="8pt"/>
    </style:style>
    <style:style style:name="BeforeCode_20_Char" style:display-name="BeforeCode Char" style:family="text" style:parent-style-name="Absatz-Standardschriftart">
      <style:text-properties style:font-name="Century Schoolbook" fo:font-size="5pt" fo:letter-spacing="0.007cm" style:font-size-asian="5pt" style:font-size-complex="11pt"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501cm" text:min-label-width="0.635cm"/>
        <style:text-properties style:font-name="Book Antiqua"/>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501cm" text:min-label-width="0.635cm"/>
        <style:text-properties style:font-name="Book Antiqua"/>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635cm"/>
        <style:text-properties style:font-name="Book Antiqua"/>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3"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3"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501cm" text:min-label-width="0.635cm"/>
        <style:text-properties style:font-name="Book Antiqua"/>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635cm"/>
        <style:text-properties style:font-name="Book Antiqua"/>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501cm" text:min-label-width="0.635cm"/>
        <style:text-properties style:font-name="Book Antiqua"/>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3"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3"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fo:font-family="'Courier New'" style:font-family-generic="modern" style:font-pitch="fixed"/>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fo:font-family="'Courier New'" style:font-family-generic="modern" style:font-pitch="fixed"/>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min-label-width="0.635cm"/>
        <style:text-properties style:font-name="Symbol"/>
      </text:list-level-style-bullet>
      <text:list-level-style-bullet text:level="2" text:style-name="WW8Num30z1" text:bullet-char="o">
        <style:list-level-properties text:space-before="1.27cm" text:min-label-width="0.635cm"/>
        <style:text-properties fo:font-family="'Courier New'" style:font-family-generic="modern" style:font-pitch="fixed"/>
      </text:list-level-style-bullet>
      <text:list-level-style-bullet text:level="3" text:style-name="WW8Num30z2" text:bullet-char="">
        <style:list-level-properties text:space-before="2.54cm" text:min-label-width="0.635cm"/>
        <style:text-properties style:font-name="Wingdings"/>
      </text:list-level-style-bullet>
      <text:list-level-style-bullet text:level="4" text:style-name="WW8Num30z0" text:bullet-char="">
        <style:list-level-properties text:space-before="3.81cm" text:min-label-width="0.635cm"/>
        <style:text-properties style:font-name="Symbol"/>
      </text:list-level-style-bullet>
      <text:list-level-style-bullet text:level="5" text:style-name="WW8Num30z1" text:bullet-char="o">
        <style:list-level-properties text:space-before="5.08cm" text:min-label-width="0.635cm"/>
        <style:text-properties fo:font-family="'Courier New'" style:font-family-generic="modern" style:font-pitch="fixed"/>
      </text:list-level-style-bullet>
      <text:list-level-style-bullet text:level="6" text:style-name="WW8Num30z2" text:bullet-char="">
        <style:list-level-properties text:space-before="6.35cm" text:min-label-width="0.635cm"/>
        <style:text-properties style:font-name="Wingdings"/>
      </text:list-level-style-bullet>
      <text:list-level-style-bullet text:level="7" text:style-name="WW8Num30z0" text:bullet-char="">
        <style:list-level-properties text:space-before="7.62cm" text:min-label-width="0.635cm"/>
        <style:text-properties style:font-name="Symbol"/>
      </text:list-level-style-bullet>
      <text:list-level-style-bullet text:level="8" text:style-name="WW8Num30z1" text:bullet-char="o">
        <style:list-level-properties text:space-before="8.89cm" text:min-label-width="0.635cm"/>
        <style:text-properties fo:font-family="'Courier New'" style:font-family-generic="modern" style:font-pitch="fixed"/>
      </text:list-level-style-bullet>
      <text:list-level-style-bullet text:level="9" text:style-name="WW8Num30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Wingdings"/>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0" text:bullet-char="">
        <style:list-level-properties text:space-before="3.175cm" text:min-label-width="0.635cm"/>
        <style:text-properties style:font-name="Wingdings"/>
      </text:list-level-style-bullet>
      <text:list-level-style-bullet text:level="4" text:style-name="WW8Num31z3"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0" text:bullet-char="">
        <style:list-level-properties text:space-before="6.985cm" text:min-label-width="0.635cm"/>
        <style:text-properties style:font-name="Wingdings"/>
      </text:list-level-style-bullet>
      <text:list-level-style-bullet text:level="7" text:style-name="WW8Num31z3"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bullet text:level="2" text:style-name="WW8Num34z1" text:bullet-char="o">
        <style:list-level-properties text:space-before="1.27cm" text:min-label-width="0.635cm"/>
        <style:text-properties fo:font-family="'Courier New'" style:font-family-generic="modern" style:font-pitch="fixed"/>
      </text:list-level-style-bullet>
      <text:list-level-style-bullet text:level="3" text:style-name="WW8Num34z2" text:bullet-char="">
        <style:list-level-properties text:space-before="2.54cm" text:min-label-width="0.635cm"/>
        <style:text-properties style:font-name="Wingdings"/>
      </text:list-level-style-bullet>
      <text:list-level-style-bullet text:level="4" text:style-name="WW8Num34z0" text:bullet-char="">
        <style:list-level-properties text:space-before="3.81cm" text:min-label-width="0.635cm"/>
        <style:text-properties style:font-name="Symbol"/>
      </text:list-level-style-bullet>
      <text:list-level-style-bullet text:level="5" text:style-name="WW8Num34z1" text:bullet-char="o">
        <style:list-level-properties text:space-before="5.08cm" text:min-label-width="0.635cm"/>
        <style:text-properties fo:font-family="'Courier New'" style:font-family-generic="modern" style:font-pitch="fixed"/>
      </text:list-level-style-bullet>
      <text:list-level-style-bullet text:level="6" text:style-name="WW8Num34z2" text:bullet-char="">
        <style:list-level-properties text:space-before="6.35cm" text:min-label-width="0.635cm"/>
        <style:text-properties style:font-name="Wingdings"/>
      </text:list-level-style-bullet>
      <text:list-level-style-bullet text:level="7" text:style-name="WW8Num34z0" text:bullet-char="">
        <style:list-level-properties text:space-before="7.62cm" text:min-label-width="0.635cm"/>
        <style:text-properties style:font-name="Symbol"/>
      </text:list-level-style-bullet>
      <text:list-level-style-bullet text:level="8" text:style-name="WW8Num34z1" text:bullet-char="o">
        <style:list-level-properties text:space-before="8.89cm" text:min-label-width="0.635cm"/>
        <style:text-properties fo:font-family="'Courier New'" style:font-family-generic="modern" style:font-pitch="fixed"/>
      </text:list-level-style-bullet>
      <text:list-level-style-bullet text:level="9" text:style-name="WW8Num34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0" text:bullet-char="">
        <style:list-level-properties text:space-before="4.445cm" text:min-label-width="0.635cm"/>
        <style:text-properties style:font-name="Symbol"/>
      </text:list-level-style-bullet>
      <text:list-level-style-bullet text:level="5" text:style-name="WW8Num37z1" text:bullet-char="o">
        <style:list-level-properties text:space-before="5.715cm" text:min-label-width="0.635cm"/>
        <style:text-properties fo:font-family="'Courier New'" style:font-family-generic="modern" style:font-pitch="fixed"/>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0" text:bullet-char="">
        <style:list-level-properties text:space-before="8.255cm" text:min-label-width="0.635cm"/>
        <style:text-properties style:font-name="Symbol"/>
      </text:list-level-style-bullet>
      <text:list-level-style-bullet text:level="8" text:style-name="WW8Num37z1" text:bullet-char="o">
        <style:list-level-properties text:space-before="9.525cm" text:min-label-width="0.635cm"/>
        <style:text-properties fo:font-family="'Courier New'" style:font-family-generic="modern" style:font-pitch="fixed"/>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fo:font-family="'Courier New'" style:font-family-generic="modern" style:font-pitch="fixed"/>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fo:font-family="'Courier New'" style:font-family-generic="modern" style:font-pitch="fixed"/>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fo:font-family="'Courier New'" style:font-family-generic="modern" style:font-pitch="fixed"/>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Wingdings"/>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0" text:bullet-char="">
        <style:list-level-properties text:space-before="3.175cm" text:min-label-width="0.635cm"/>
        <style:text-properties style:font-name="Wingdings"/>
      </text:list-level-style-bullet>
      <text:list-level-style-bullet text:level="4" text:style-name="WW8Num39z3"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fo:font-family="'Courier New'" style:font-family-generic="modern" style:font-pitch="fixed"/>
      </text:list-level-style-bullet>
      <text:list-level-style-bullet text:level="6" text:style-name="WW8Num39z0" text:bullet-char="">
        <style:list-level-properties text:space-before="6.985cm" text:min-label-width="0.635cm"/>
        <style:text-properties style:font-name="Wingdings"/>
      </text:list-level-style-bullet>
      <text:list-level-style-bullet text:level="7" text:style-name="WW8Num39z3"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fo:font-family="'Courier New'" style:font-family-generic="modern" style:font-pitch="fixed"/>
      </text:list-level-style-bullet>
      <text:list-level-style-bullet text:level="9" text:style-name="WW8Num3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space-before="0.501cm" text:min-label-width="0.635cm"/>
        <style:text-properties style:font-name="Book Antiqua"/>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0"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0"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0"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Book Antiqu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text:bullet-char="•">
        <style:list-level-properties text:space-before="0.501cm" text:min-label-width="0.635cm"/>
        <style:text-properties style:font-name="Book Antiqua"/>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3"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3"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fo:font-family="'Courier New'" style:font-family-generic="modern" style:font-pitch="fixed"/>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0"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fo:font-family="'Courier New'" style:font-family-generic="modern" style:font-pitch="fixed"/>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0"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fo:font-family="'Courier New'" style:font-family-generic="modern" style:font-pitch="fixed"/>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text-properties fo:language="en" fo:country="US" officeooo:rsid="05630c00" officeooo:paragraph-rsid="05630c00"/>
    </style:style>
    <style:style style:name="MP3" style:family="paragraph">
      <style:paragraph-properties fo:text-align="center"/>
    </style:style>
    <style:style style:name="MP4" style:family="paragraph" style:parent-style-name="Footer">
      <style:paragraph-properties fo:text-align="center"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6cm" fo:margin-left="3.5cm" fo:margin-right="3.25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2" text:anchor-type="paragraph" svg:x="7.608cm" svg:y="-1.679cm" svg:width="7.034cm" svg:height="2.2cm" draw:z-index="32"><draw:image xlink:href="Pictures/100000000000037600000115AD4C296C.jpg" xlink:type="simple" xlink:show="embed" xlink:actuate="onLoad"/></draw:frame></text:p>
        <text:p text:style-name="MP2"><draw:line text:anchor-type="paragraph" draw:z-index="65" draw:style-name="Mgr1" draw:text-style-name="MP3" svg:x1="0.035cm" svg:y1="-0.3cm" svg:x2="9.683cm" svg:y2="-0.3cm"><text:p/></draw:line></text:p>
      </style:header>
      <style:footer>
        <text:p text:style-name="MP4"><draw:line text:anchor-type="paragraph" draw:z-index="98" draw:style-name="Mgr2" draw:text-style-name="MP3" svg:x1="0.004cm" svg:y1="26.077cm" svg:x2="14.154cm" svg:y2="26.077cm"><text:p/></draw:line><draw:line text:anchor-type="paragraph" draw:z-index="131" draw:style-name="Mgr3" draw:text-style-name="MP3" svg:x1="0cm" svg:y1="0.487cm" svg:x2="14.24cm" svg:y2="0.487cm"><text:p/></draw:line></text:p>
        <text:p text:style-name="MP4"><text:page-number text:select-page="current">27</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Artikel</dc:title>
    <meta:creation-date>2008-02-11T14:19:43</meta:creation-date>
    <dc:date>2013-09-23T20:28:28</dc:date>
    <meta:print-date>2013-02-16T23:02:27</meta:print-date>
    <meta:editing-cycles>2160</meta:editing-cycles>
    <meta:editing-duration>P14DT18H30M27S</meta:editing-duration>
    <meta:document-statistic meta:table-count="0" meta:image-count="1" meta:object-count="0" meta:page-count="33" meta:paragraph-count="652" meta:word-count="6514" meta:character-count="44363" meta:non-whitespace-character-count="36937"/>
    <meta:user-defined meta:name="Info 1"/>
    <meta:user-defined meta:name="Info 2"/>
    <meta:user-defined meta:name="Info 3"/>
    <meta:user-defined meta:name="Info 4"/>
  </office:meta>
</office:document-meta>
</file>